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11.7pt" svg:height="450.26pt" svg:x="129.57pt" svg:y="54.96pt">
            <loext:p draw:notify-on-update-of-ranges="Sheet1.A1:Sheet1.A1571 Sheet1.B1:Sheet1.B15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00524" calcext:value-type="float">
            <text:p>1.00052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01704" calcext:value-type="float">
            <text:p>1.00170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03801" calcext:value-type="float">
            <text:p>1.00380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05898" calcext:value-type="float">
            <text:p>1.00589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07995" calcext:value-type="float">
            <text:p>1.00799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10747" calcext:value-type="float">
            <text:p>1.01074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1363" calcext:value-type="float">
            <text:p>1.0136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16514" calcext:value-type="float">
            <text:p>1.01651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19004" calcext:value-type="float">
            <text:p>1.01900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21232" calcext:value-type="float">
            <text:p>1.02123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22542" calcext:value-type="float">
            <text:p>1.02254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23329" calcext:value-type="float">
            <text:p>1.02332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2346" calcext:value-type="float">
            <text:p>1.0234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23066" calcext:value-type="float">
            <text:p>1.02306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22542" calcext:value-type="float">
            <text:p>1.02254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21363" calcext:value-type="float">
            <text:p>1.02136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19921" calcext:value-type="float">
            <text:p>1.01992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18217" calcext:value-type="float">
            <text:p>1.01821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16514" calcext:value-type="float">
            <text:p>1.01651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14548" calcext:value-type="float">
            <text:p>1.01454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12582" calcext:value-type="float">
            <text:p>1.01258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10878" calcext:value-type="float">
            <text:p>1.01087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09175" calcext:value-type="float">
            <text:p>1.0091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07733" calcext:value-type="float">
            <text:p>1.0077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06422" calcext:value-type="float">
            <text:p>1.00642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04981" calcext:value-type="float">
            <text:p>1.00498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03539" calcext:value-type="float">
            <text:p>1.00353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02097" calcext:value-type="float">
            <text:p>1.00209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.000656" calcext:value-type="float">
            <text:p>1.00065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99214" calcext:value-type="float">
            <text:p>0.99921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97117" calcext:value-type="float">
            <text:p>0.99711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9502" calcext:value-type="float">
            <text:p>0.9950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92399" calcext:value-type="float">
            <text:p>0.99239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89254" calcext:value-type="float">
            <text:p>0.98925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85715" calcext:value-type="float">
            <text:p>0.98571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82046" calcext:value-type="float">
            <text:p>0.98204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77721" calcext:value-type="float">
            <text:p>0.97772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73396" calcext:value-type="float">
            <text:p>0.97339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6894" calcext:value-type="float">
            <text:p>0.9689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64484" calcext:value-type="float">
            <text:p>0.96448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60159" calcext:value-type="float">
            <text:p>0.96015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55965" calcext:value-type="float">
            <text:p>0.95596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52033" calcext:value-type="float">
            <text:p>0.9520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48232" calcext:value-type="float">
            <text:p>0.94823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44563" calcext:value-type="float">
            <text:p>0.94456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41024" calcext:value-type="float">
            <text:p>0.94102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37617" calcext:value-type="float">
            <text:p>0.93761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34209" calcext:value-type="float">
            <text:p>0.93420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3067" calcext:value-type="float">
            <text:p>0.930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26739" calcext:value-type="float">
            <text:p>0.92673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22545" calcext:value-type="float">
            <text:p>0.92254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18089" calcext:value-type="float">
            <text:p>0.91808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13239" calcext:value-type="float">
            <text:p>0.91323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07866" calcext:value-type="float">
            <text:p>0.90786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90223" calcext:value-type="float">
            <text:p>0.9022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96202" calcext:value-type="float">
            <text:p>0.89620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89911" calcext:value-type="float">
            <text:p>0.88991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83489" calcext:value-type="float">
            <text:p>0.88348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77067" calcext:value-type="float">
            <text:p>0.8770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70645" calcext:value-type="float">
            <text:p>0.87064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64092" calcext:value-type="float">
            <text:p>0.86409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5767" calcext:value-type="float">
            <text:p>0.857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51379" calcext:value-type="float">
            <text:p>0.85137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4535" calcext:value-type="float">
            <text:p>0.8453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39715" calcext:value-type="float">
            <text:p>0.83971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3421" calcext:value-type="float">
            <text:p>0.8342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28968" calcext:value-type="float">
            <text:p>0.82896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23988" calcext:value-type="float">
            <text:p>0.82398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18745" calcext:value-type="float">
            <text:p>0.81874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13503" calcext:value-type="float">
            <text:p>0.81350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07999" calcext:value-type="float">
            <text:p>0.80799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802232" calcext:value-type="float">
            <text:p>0.80223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796466" calcext:value-type="float">
            <text:p>0.79646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790568" calcext:value-type="float">
            <text:p>0.79056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784409" calcext:value-type="float">
            <text:p>0.78440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777594" calcext:value-type="float">
            <text:p>0.77759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770516" calcext:value-type="float">
            <text:p>0.77051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763308" calcext:value-type="float">
            <text:p>0.76330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755838" calcext:value-type="float">
            <text:p>0.75583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748498" calcext:value-type="float">
            <text:p>0.74849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741159" calcext:value-type="float">
            <text:p>0.74115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733951" calcext:value-type="float">
            <text:p>0.73395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726874" calcext:value-type="float">
            <text:p>0.72687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719928" calcext:value-type="float">
            <text:p>0.71992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713244" calcext:value-type="float">
            <text:p>0.71324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706691" calcext:value-type="float">
            <text:p>0.70669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700269" calcext:value-type="float">
            <text:p>0.70026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694241" calcext:value-type="float">
            <text:p>0.6942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688474" calcext:value-type="float">
            <text:p>0.68847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682707" calcext:value-type="float">
            <text:p>0.68270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676941" calcext:value-type="float">
            <text:p>0.6769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671043" calcext:value-type="float">
            <text:p>0.67104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664752" calcext:value-type="float">
            <text:p>0.66475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658462" calcext:value-type="float">
            <text:p>0.65846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651778" calcext:value-type="float">
            <text:p>0.65177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645094" calcext:value-type="float">
            <text:p>0.64509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638017" calcext:value-type="float">
            <text:p>0.63801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63094" calcext:value-type="float">
            <text:p>0.6309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6236" calcext:value-type="float">
            <text:p>0.623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615737" calcext:value-type="float">
            <text:p>0.61573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607742" calcext:value-type="float">
            <text:p>0.60774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99748" calcext:value-type="float">
            <text:p>0.59974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91753" calcext:value-type="float">
            <text:p>0.59175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83889" calcext:value-type="float">
            <text:p>0.58388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76288" calcext:value-type="float">
            <text:p>0.57628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69342" calcext:value-type="float">
            <text:p>0.56934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62789" calcext:value-type="float">
            <text:p>0.56278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56498" calcext:value-type="float">
            <text:p>0.55649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50469" calcext:value-type="float">
            <text:p>0.55046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44965" calcext:value-type="float">
            <text:p>0.54496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39722" calcext:value-type="float">
            <text:p>0.53972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34611" calcext:value-type="float">
            <text:p>0.53461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295" calcext:value-type="float">
            <text:p>0.529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24257" calcext:value-type="float">
            <text:p>0.52425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18753" calcext:value-type="float">
            <text:p>0.51875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12724" calcext:value-type="float">
            <text:p>0.51272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06433" calcext:value-type="float">
            <text:p>0.5064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500142" calcext:value-type="float">
            <text:p>0.50014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49372" calcext:value-type="float">
            <text:p>0.4937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486774" calcext:value-type="float">
            <text:p>0.48677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479566" calcext:value-type="float">
            <text:p>0.47956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472095" calcext:value-type="float">
            <text:p>0.47209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464494" calcext:value-type="float">
            <text:p>0.46449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45663" calcext:value-type="float">
            <text:p>0.4566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44916" calcext:value-type="float">
            <text:p>0.4491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441952" calcext:value-type="float">
            <text:p>0.44195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435268" calcext:value-type="float">
            <text:p>0.43526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428977" calcext:value-type="float">
            <text:p>0.42897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423079" calcext:value-type="float">
            <text:p>0.42307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417575" calcext:value-type="float">
            <text:p>0.4175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412464" calcext:value-type="float">
            <text:p>0.41246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407876" calcext:value-type="float">
            <text:p>0.40787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403551" calcext:value-type="float">
            <text:p>0.40355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99095" calcext:value-type="float">
            <text:p>0.39909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94639" calcext:value-type="float">
            <text:p>0.39463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8979" calcext:value-type="float">
            <text:p>0.3897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84548" calcext:value-type="float">
            <text:p>0.38454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78912" calcext:value-type="float">
            <text:p>0.37891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73408" calcext:value-type="float">
            <text:p>0.37340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67248" calcext:value-type="float">
            <text:p>0.36724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60826" calcext:value-type="float">
            <text:p>0.36082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54142" calcext:value-type="float">
            <text:p>0.35414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47196" calcext:value-type="float">
            <text:p>0.34719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39857" calcext:value-type="float">
            <text:p>0.33985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32386" calcext:value-type="float">
            <text:p>0.33238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25047" calcext:value-type="float">
            <text:p>0.32504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18101" calcext:value-type="float">
            <text:p>0.31810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11417" calcext:value-type="float">
            <text:p>0.31141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05519" calcext:value-type="float">
            <text:p>0.30551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300146" calcext:value-type="float">
            <text:p>0.30014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95428" calcext:value-type="float">
            <text:p>0.29542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91627" calcext:value-type="float">
            <text:p>0.29162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88482" calcext:value-type="float">
            <text:p>0.28848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8573" calcext:value-type="float">
            <text:p>0.2857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8337" calcext:value-type="float">
            <text:p>0.2833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81011" calcext:value-type="float">
            <text:p>0.28101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77997" calcext:value-type="float">
            <text:p>0.27799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7459" calcext:value-type="float">
            <text:p>0.2745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71313" calcext:value-type="float">
            <text:p>0.27131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68037" calcext:value-type="float">
            <text:p>0.26803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64761" calcext:value-type="float">
            <text:p>0.26476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61485" calcext:value-type="float">
            <text:p>0.26148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58209" calcext:value-type="float">
            <text:p>0.25820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54933" calcext:value-type="float">
            <text:p>0.2549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.251656" calcext:value-type="float">
            <text:p>0.25165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 office:value-type="float" office:value="0.24838" calcext:value-type="float">
            <text:p>0.24838</text:p>
          </table:table-cell>
        </table:table-row>
        <table:table-row table:style-name="ro1">
          <table:table-cell table:number-columns-repeated="2" office:value-type="float" office:value="0.245103" calcext:value-type="float">
            <text:p>0.245103</text:p>
          </table:table-cell>
        </table:table-row>
        <table:table-row table:style-name="ro1">
          <table:table-cell table:number-columns-repeated="2" office:value-type="float" office:value="0.241827" calcext:value-type="float">
            <text:p>0.241827</text:p>
          </table:table-cell>
        </table:table-row>
        <table:table-row table:style-name="ro1">
          <table:table-cell table:number-columns-repeated="2" office:value-type="float" office:value="0.238026" calcext:value-type="float">
            <text:p>0.238026</text:p>
          </table:table-cell>
        </table:table-row>
        <table:table-row table:style-name="ro1">
          <table:table-cell table:number-columns-repeated="2" office:value-type="float" office:value="0.234619" calcext:value-type="float">
            <text:p>0.234619</text:p>
          </table:table-cell>
        </table:table-row>
        <table:table-row table:style-name="ro1">
          <table:table-cell table:number-columns-repeated="2" office:value-type="float" office:value="0.231211" calcext:value-type="float">
            <text:p>0.231211</text:p>
          </table:table-cell>
        </table:table-row>
        <table:table-row table:style-name="ro1">
          <table:table-cell table:number-columns-repeated="2" office:value-type="float" office:value="0.228852" calcext:value-type="float">
            <text:p>0.228852</text:p>
          </table:table-cell>
        </table:table-row>
        <table:table-row table:style-name="ro1">
          <table:table-cell table:number-columns-repeated="2" office:value-type="float" office:value="0.227411" calcext:value-type="float">
            <text:p>0.227411</text:p>
          </table:table-cell>
        </table:table-row>
        <table:table-row table:style-name="ro1">
          <table:table-cell table:number-columns-repeated="2" office:value-type="float" office:value="0.226755" calcext:value-type="float">
            <text:p>0.226755</text:p>
          </table:table-cell>
        </table:table-row>
        <table:table-row table:style-name="ro1">
          <table:table-cell table:number-columns-repeated="2" office:value-type="float" office:value="0.226231" calcext:value-type="float">
            <text:p>0.226231</text:p>
          </table:table-cell>
        </table:table-row>
        <table:table-row table:style-name="ro1">
          <table:table-cell table:number-columns-repeated="2" office:value-type="float" office:value="0.225445" calcext:value-type="float">
            <text:p>0.225445</text:p>
          </table:table-cell>
        </table:table-row>
        <table:table-row table:style-name="ro1">
          <table:table-cell table:number-columns-repeated="2" office:value-type="float" office:value="0.22361" calcext:value-type="float">
            <text:p>0.22361</text:p>
          </table:table-cell>
        </table:table-row>
        <table:table-row table:style-name="ro1">
          <table:table-cell table:number-columns-repeated="2" office:value-type="float" office:value="0.221513" calcext:value-type="float">
            <text:p>0.221513</text:p>
          </table:table-cell>
        </table:table-row>
        <table:table-row table:style-name="ro1">
          <table:table-cell table:number-columns-repeated="2" office:value-type="float" office:value="0.219023" calcext:value-type="float">
            <text:p>0.219023</text:p>
          </table:table-cell>
        </table:table-row>
        <table:table-row table:style-name="ro1">
          <table:table-cell table:number-columns-repeated="2" office:value-type="float" office:value="0.21614" calcext:value-type="float">
            <text:p>0.21614</text:p>
          </table:table-cell>
        </table:table-row>
        <table:table-row table:style-name="ro1">
          <table:table-cell table:number-columns-repeated="2" office:value-type="float" office:value="0.212864" calcext:value-type="float">
            <text:p>0.212864</text:p>
          </table:table-cell>
        </table:table-row>
        <table:table-row table:style-name="ro1">
          <table:table-cell table:number-columns-repeated="2" office:value-type="float" office:value="0.209063" calcext:value-type="float">
            <text:p>0.209063</text:p>
          </table:table-cell>
        </table:table-row>
        <table:table-row table:style-name="ro1">
          <table:table-cell table:number-columns-repeated="2" office:value-type="float" office:value="0.20487" calcext:value-type="float">
            <text:p>0.20487</text:p>
          </table:table-cell>
        </table:table-row>
        <table:table-row table:style-name="ro1">
          <table:table-cell table:number-columns-repeated="2" office:value-type="float" office:value="0.200415" calcext:value-type="float">
            <text:p>0.200415</text:p>
          </table:table-cell>
        </table:table-row>
        <table:table-row table:style-name="ro1">
          <table:table-cell table:number-columns-repeated="2" office:value-type="float" office:value="0.19596" calcext:value-type="float">
            <text:p>0.19596</text:p>
          </table:table-cell>
        </table:table-row>
        <table:table-row table:style-name="ro1">
          <table:table-cell table:number-columns-repeated="2" office:value-type="float" office:value="0.191504" calcext:value-type="float">
            <text:p>0.191504</text:p>
          </table:table-cell>
        </table:table-row>
        <table:table-row table:style-name="ro1">
          <table:table-cell table:number-columns-repeated="2" office:value-type="float" office:value="0.187442" calcext:value-type="float">
            <text:p>0.187442</text:p>
          </table:table-cell>
        </table:table-row>
        <table:table-row table:style-name="ro1">
          <table:table-cell table:number-columns-repeated="2" office:value-type="float" office:value="0.183904" calcext:value-type="float">
            <text:p>0.183904</text:p>
          </table:table-cell>
        </table:table-row>
        <table:table-row table:style-name="ro1">
          <table:table-cell table:number-columns-repeated="2" office:value-type="float" office:value="0.18089" calcext:value-type="float">
            <text:p>0.18089</text:p>
          </table:table-cell>
        </table:table-row>
        <table:table-row table:style-name="ro1">
          <table:table-cell table:number-columns-repeated="2" office:value-type="float" office:value="0.1784" calcext:value-type="float">
            <text:p>0.1784</text:p>
          </table:table-cell>
        </table:table-row>
        <table:table-row table:style-name="ro1">
          <table:table-cell table:number-columns-repeated="2" office:value-type="float" office:value="0.17591" calcext:value-type="float">
            <text:p>0.17591</text:p>
          </table:table-cell>
        </table:table-row>
        <table:table-row table:style-name="ro1">
          <table:table-cell table:number-columns-repeated="2" office:value-type="float" office:value="0.17342" calcext:value-type="float">
            <text:p>0.17342</text:p>
          </table:table-cell>
        </table:table-row>
        <table:table-row table:style-name="ro1">
          <table:table-cell table:number-columns-repeated="2" office:value-type="float" office:value="0.17093" calcext:value-type="float">
            <text:p>0.17093</text:p>
          </table:table-cell>
        </table:table-row>
        <table:table-row table:style-name="ro1">
          <table:table-cell table:number-columns-repeated="2" office:value-type="float" office:value="0.168439" calcext:value-type="float">
            <text:p>0.168439</text:p>
          </table:table-cell>
        </table:table-row>
        <table:table-row table:style-name="ro1">
          <table:table-cell table:number-columns-repeated="2" office:value-type="float" office:value="0.165949" calcext:value-type="float">
            <text:p>0.165949</text:p>
          </table:table-cell>
        </table:table-row>
        <table:table-row table:style-name="ro1">
          <table:table-cell table:number-columns-repeated="2" office:value-type="float" office:value="0.163459" calcext:value-type="float">
            <text:p>0.163459</text:p>
          </table:table-cell>
        </table:table-row>
        <table:table-row table:style-name="ro1">
          <table:table-cell table:number-columns-repeated="2" office:value-type="float" office:value="0.160969" calcext:value-type="float">
            <text:p>0.160969</text:p>
          </table:table-cell>
        </table:table-row>
        <table:table-row table:style-name="ro1">
          <table:table-cell table:number-columns-repeated="2" office:value-type="float" office:value="0.158873" calcext:value-type="float">
            <text:p>0.158873</text:p>
          </table:table-cell>
        </table:table-row>
        <table:table-row table:style-name="ro1">
          <table:table-cell table:number-columns-repeated="2" office:value-type="float" office:value="0.156907" calcext:value-type="float">
            <text:p>0.156907</text:p>
          </table:table-cell>
        </table:table-row>
        <table:table-row table:style-name="ro1">
          <table:table-cell table:number-columns-repeated="2" office:value-type="float" office:value="0.154287" calcext:value-type="float">
            <text:p>0.154287</text:p>
          </table:table-cell>
        </table:table-row>
        <table:table-row table:style-name="ro1">
          <table:table-cell table:number-columns-repeated="2" office:value-type="float" office:value="0.150748" calcext:value-type="float">
            <text:p>0.150748</text:p>
          </table:table-cell>
        </table:table-row>
        <table:table-row table:style-name="ro1">
          <table:table-cell table:number-columns-repeated="2" office:value-type="float" office:value="0.146555" calcext:value-type="float">
            <text:p>0.146555</text:p>
          </table:table-cell>
        </table:table-row>
        <table:table-row table:style-name="ro1">
          <table:table-cell table:number-columns-repeated="2" office:value-type="float" office:value="0.141706" calcext:value-type="float">
            <text:p>0.141706</text:p>
          </table:table-cell>
        </table:table-row>
        <table:table-row table:style-name="ro1">
          <table:table-cell table:number-columns-repeated="2" office:value-type="float" office:value="0.136464" calcext:value-type="float">
            <text:p>0.136464</text:p>
          </table:table-cell>
        </table:table-row>
        <table:table-row table:style-name="ro1">
          <table:table-cell table:number-columns-repeated="2" office:value-type="float" office:value="0.131091" calcext:value-type="float">
            <text:p>0.131091</text:p>
          </table:table-cell>
        </table:table-row>
        <table:table-row table:style-name="ro1">
          <table:table-cell table:number-columns-repeated="2" office:value-type="float" office:value="0.126242" calcext:value-type="float">
            <text:p>0.126242</text:p>
          </table:table-cell>
        </table:table-row>
        <table:table-row table:style-name="ro1">
          <table:table-cell table:number-columns-repeated="2" office:value-type="float" office:value="0.122048" calcext:value-type="float">
            <text:p>0.122048</text:p>
          </table:table-cell>
        </table:table-row>
        <table:table-row table:style-name="ro1">
          <table:table-cell table:number-columns-repeated="2" office:value-type="float" office:value="0.118903" calcext:value-type="float">
            <text:p>0.118903</text:p>
          </table:table-cell>
        </table:table-row>
        <table:table-row table:style-name="ro1">
          <table:table-cell table:number-columns-repeated="2" office:value-type="float" office:value="0.116544" calcext:value-type="float">
            <text:p>0.116544</text:p>
          </table:table-cell>
        </table:table-row>
        <table:table-row table:style-name="ro1">
          <table:table-cell table:number-columns-repeated="2" office:value-type="float" office:value="0.115233" calcext:value-type="float">
            <text:p>0.115233</text:p>
          </table:table-cell>
        </table:table-row>
        <table:table-row table:style-name="ro1">
          <table:table-cell table:number-columns-repeated="2" office:value-type="float" office:value="0.113922" calcext:value-type="float">
            <text:p>0.113922</text:p>
          </table:table-cell>
        </table:table-row>
        <table:table-row table:style-name="ro1">
          <table:table-cell table:number-columns-repeated="2" office:value-type="float" office:value="0.112612" calcext:value-type="float">
            <text:p>0.112612</text:p>
          </table:table-cell>
        </table:table-row>
        <table:table-row table:style-name="ro1">
          <table:table-cell table:number-columns-repeated="2" office:value-type="float" office:value="0.111301" calcext:value-type="float">
            <text:p>0.111301</text:p>
          </table:table-cell>
        </table:table-row>
        <table:table-row table:style-name="ro1">
          <table:table-cell table:number-columns-repeated="2" office:value-type="float" office:value="0.109991" calcext:value-type="float">
            <text:p>0.109991</text:p>
          </table:table-cell>
        </table:table-row>
        <table:table-row table:style-name="ro1">
          <table:table-cell table:number-columns-repeated="2" office:value-type="float" office:value="0.10868" calcext:value-type="float">
            <text:p>0.10868</text:p>
          </table:table-cell>
        </table:table-row>
        <table:table-row table:style-name="ro1">
          <table:table-cell table:number-columns-repeated="2" office:value-type="float" office:value="0.10737" calcext:value-type="float">
            <text:p>0.10737</text:p>
          </table:table-cell>
        </table:table-row>
        <table:table-row table:style-name="ro1">
          <table:table-cell table:number-columns-repeated="2" office:value-type="float" office:value="0.106059" calcext:value-type="float">
            <text:p>0.106059</text:p>
          </table:table-cell>
        </table:table-row>
        <table:table-row table:style-name="ro1">
          <table:table-cell table:number-columns-repeated="2" office:value-type="float" office:value="0.105666" calcext:value-type="float">
            <text:p>0.105666</text:p>
          </table:table-cell>
        </table:table-row>
        <table:table-row table:style-name="ro1">
          <table:table-cell table:number-columns-repeated="2" office:value-type="float" office:value="0.105404" calcext:value-type="float">
            <text:p>0.105404</text:p>
          </table:table-cell>
        </table:table-row>
        <table:table-row table:style-name="ro1">
          <table:table-cell table:number-columns-repeated="2" office:value-type="float" office:value="0.104879" calcext:value-type="float">
            <text:p>0.104879</text:p>
          </table:table-cell>
        </table:table-row>
        <table:table-row table:style-name="ro1">
          <table:table-cell table:number-columns-repeated="2" office:value-type="float" office:value="0.103307" calcext:value-type="float">
            <text:p>0.103307</text:p>
          </table:table-cell>
        </table:table-row>
        <table:table-row table:style-name="ro1">
          <table:table-cell table:number-columns-repeated="2" office:value-type="float" office:value="0.101079" calcext:value-type="float">
            <text:p>0.101079</text:p>
          </table:table-cell>
        </table:table-row>
        <table:table-row table:style-name="ro1">
          <table:table-cell table:number-columns-repeated="2" office:value-type="float" office:value="0.098458" calcext:value-type="float">
            <text:p>0.098458</text:p>
          </table:table-cell>
        </table:table-row>
        <table:table-row table:style-name="ro1">
          <table:table-cell table:number-columns-repeated="2" office:value-type="float" office:value="0.095574" calcext:value-type="float">
            <text:p>0.095574</text:p>
          </table:table-cell>
        </table:table-row>
        <table:table-row table:style-name="ro1">
          <table:table-cell table:number-columns-repeated="2" office:value-type="float" office:value="0.092298" calcext:value-type="float">
            <text:p>0.092298</text:p>
          </table:table-cell>
        </table:table-row>
        <table:table-row table:style-name="ro1">
          <table:table-cell table:number-columns-repeated="2" office:value-type="float" office:value="0.089283" calcext:value-type="float">
            <text:p>0.089283</text:p>
          </table:table-cell>
        </table:table-row>
        <table:table-row table:style-name="ro1">
          <table:table-cell table:number-columns-repeated="2" office:value-type="float" office:value="0.086531" calcext:value-type="float">
            <text:p>0.086531</text:p>
          </table:table-cell>
        </table:table-row>
        <table:table-row table:style-name="ro1">
          <table:table-cell table:number-columns-repeated="2" office:value-type="float" office:value="0.084041" calcext:value-type="float">
            <text:p>0.084041</text:p>
          </table:table-cell>
        </table:table-row>
        <table:table-row table:style-name="ro1">
          <table:table-cell table:number-columns-repeated="2" office:value-type="float" office:value="0.081813" calcext:value-type="float">
            <text:p>0.081813</text:p>
          </table:table-cell>
        </table:table-row>
        <table:table-row table:style-name="ro1">
          <table:table-cell table:number-columns-repeated="2" office:value-type="float" office:value="0.079978" calcext:value-type="float">
            <text:p>0.079978</text:p>
          </table:table-cell>
        </table:table-row>
        <table:table-row table:style-name="ro1">
          <table:table-cell table:number-columns-repeated="2" office:value-type="float" office:value="0.078537" calcext:value-type="float">
            <text:p>0.078537</text:p>
          </table:table-cell>
        </table:table-row>
        <table:table-row table:style-name="ro1">
          <table:table-cell table:number-columns-repeated="2" office:value-type="float" office:value="0.077488" calcext:value-type="float">
            <text:p>0.077488</text:p>
          </table:table-cell>
        </table:table-row>
        <table:table-row table:style-name="ro1">
          <table:table-cell table:number-columns-repeated="2" office:value-type="float" office:value="0.076571" calcext:value-type="float">
            <text:p>0.076571</text:p>
          </table:table-cell>
        </table:table-row>
        <table:table-row table:style-name="ro1">
          <table:table-cell table:number-columns-repeated="2" office:value-type="float" office:value="0.076046" calcext:value-type="float">
            <text:p>0.076046</text:p>
          </table:table-cell>
        </table:table-row>
        <table:table-row table:style-name="ro1">
          <table:table-cell table:number-columns-repeated="2" office:value-type="float" office:value="0.075391" calcext:value-type="float">
            <text:p>0.075391</text:p>
          </table:table-cell>
        </table:table-row>
        <table:table-row table:style-name="ro1">
          <table:table-cell table:number-columns-repeated="2" office:value-type="float" office:value="0.074474" calcext:value-type="float">
            <text:p>0.074474</text:p>
          </table:table-cell>
        </table:table-row>
        <table:table-row table:style-name="ro1">
          <table:table-cell table:number-columns-repeated="2" office:value-type="float" office:value="0.073294" calcext:value-type="float">
            <text:p>0.073294</text:p>
          </table:table-cell>
        </table:table-row>
        <table:table-row table:style-name="ro1">
          <table:table-cell table:number-columns-repeated="2" office:value-type="float" office:value="0.071853" calcext:value-type="float">
            <text:p>0.071853</text:p>
          </table:table-cell>
        </table:table-row>
        <table:table-row table:style-name="ro1">
          <table:table-cell table:number-columns-repeated="2" office:value-type="float" office:value="0.070149" calcext:value-type="float">
            <text:p>0.070149</text:p>
          </table:table-cell>
        </table:table-row>
        <table:table-row table:style-name="ro1">
          <table:table-cell table:number-columns-repeated="2" office:value-type="float" office:value="0.068576" calcext:value-type="float">
            <text:p>0.068576</text:p>
          </table:table-cell>
        </table:table-row>
        <table:table-row table:style-name="ro1">
          <table:table-cell table:number-columns-repeated="2" office:value-type="float" office:value="0.06661" calcext:value-type="float">
            <text:p>0.06661</text:p>
          </table:table-cell>
        </table:table-row>
        <table:table-row table:style-name="ro1">
          <table:table-cell table:number-columns-repeated="2" office:value-type="float" office:value="0.064382" calcext:value-type="float">
            <text:p>0.064382</text:p>
          </table:table-cell>
        </table:table-row>
        <table:table-row table:style-name="ro1">
          <table:table-cell table:number-columns-repeated="2" office:value-type="float" office:value="0.061892" calcext:value-type="float">
            <text:p>0.061892</text:p>
          </table:table-cell>
        </table:table-row>
        <table:table-row table:style-name="ro1">
          <table:table-cell table:number-columns-repeated="2" office:value-type="float" office:value="0.059533" calcext:value-type="float">
            <text:p>0.059533</text:p>
          </table:table-cell>
        </table:table-row>
        <table:table-row table:style-name="ro1">
          <table:table-cell table:number-columns-repeated="2" office:value-type="float" office:value="0.057043" calcext:value-type="float">
            <text:p>0.057043</text:p>
          </table:table-cell>
        </table:table-row>
        <table:table-row table:style-name="ro1">
          <table:table-cell table:number-columns-repeated="2" office:value-type="float" office:value="0.054946" calcext:value-type="float">
            <text:p>0.054946</text:p>
          </table:table-cell>
        </table:table-row>
        <table:table-row table:style-name="ro1">
          <table:table-cell table:number-columns-repeated="2" office:value-type="float" office:value="0.053111" calcext:value-type="float">
            <text:p>0.053111</text:p>
          </table:table-cell>
        </table:table-row>
        <table:table-row table:style-name="ro1">
          <table:table-cell table:number-columns-repeated="2" office:value-type="float" office:value="0.051539" calcext:value-type="float">
            <text:p>0.051539</text:p>
          </table:table-cell>
        </table:table-row>
        <table:table-row table:style-name="ro1">
          <table:table-cell table:number-columns-repeated="2" office:value-type="float" office:value="0.049966" calcext:value-type="float">
            <text:p>0.049966</text:p>
          </table:table-cell>
        </table:table-row>
        <table:table-row table:style-name="ro1">
          <table:table-cell table:number-columns-repeated="2" office:value-type="float" office:value="0.048656" calcext:value-type="float">
            <text:p>0.048656</text:p>
          </table:table-cell>
        </table:table-row>
        <table:table-row table:style-name="ro1">
          <table:table-cell table:number-columns-repeated="2" office:value-type="float" office:value="0.047738" calcext:value-type="float">
            <text:p>0.047738</text:p>
          </table:table-cell>
        </table:table-row>
        <table:table-row table:style-name="ro1">
          <table:table-cell table:number-columns-repeated="2" office:value-type="float" office:value="0.046821" calcext:value-type="float">
            <text:p>0.046821</text:p>
          </table:table-cell>
        </table:table-row>
        <table:table-row table:style-name="ro1">
          <table:table-cell table:number-columns-repeated="2" office:value-type="float" office:value="0.046165" calcext:value-type="float">
            <text:p>0.046165</text:p>
          </table:table-cell>
        </table:table-row>
        <table:table-row table:style-name="ro1">
          <table:table-cell table:number-columns-repeated="2" office:value-type="float" office:value="0.04551" calcext:value-type="float">
            <text:p>0.04551</text:p>
          </table:table-cell>
        </table:table-row>
        <table:table-row table:style-name="ro1">
          <table:table-cell table:number-columns-repeated="2" office:value-type="float" office:value="0.044855" calcext:value-type="float">
            <text:p>0.044855</text:p>
          </table:table-cell>
        </table:table-row>
        <table:table-row table:style-name="ro1">
          <table:table-cell table:number-columns-repeated="2" office:value-type="float" office:value="0.043937" calcext:value-type="float">
            <text:p>0.043937</text:p>
          </table:table-cell>
        </table:table-row>
        <table:table-row table:style-name="ro1">
          <table:table-cell table:number-columns-repeated="2" office:value-type="float" office:value="0.042889" calcext:value-type="float">
            <text:p>0.042889</text:p>
          </table:table-cell>
        </table:table-row>
        <table:table-row table:style-name="ro1">
          <table:table-cell table:number-columns-repeated="2" office:value-type="float" office:value="0.041578" calcext:value-type="float">
            <text:p>0.041578</text:p>
          </table:table-cell>
        </table:table-row>
        <table:table-row table:style-name="ro1">
          <table:table-cell table:number-columns-repeated="2" office:value-type="float" office:value="0.040399" calcext:value-type="float">
            <text:p>0.040399</text:p>
          </table:table-cell>
        </table:table-row>
        <table:table-row table:style-name="ro1">
          <table:table-cell table:number-columns-repeated="2" office:value-type="float" office:value="0.039088" calcext:value-type="float">
            <text:p>0.039088</text:p>
          </table:table-cell>
        </table:table-row>
        <table:table-row table:style-name="ro1">
          <table:table-cell table:number-columns-repeated="2" office:value-type="float" office:value="0.037647" calcext:value-type="float">
            <text:p>0.037647</text:p>
          </table:table-cell>
        </table:table-row>
        <table:table-row table:style-name="ro1">
          <table:table-cell table:number-columns-repeated="2" office:value-type="float" office:value="0.036205" calcext:value-type="float">
            <text:p>0.036205</text:p>
          </table:table-cell>
        </table:table-row>
        <table:table-row table:style-name="ro1">
          <table:table-cell table:number-columns-repeated="2" office:value-type="float" office:value="0.034632" calcext:value-type="float">
            <text:p>0.034632</text:p>
          </table:table-cell>
        </table:table-row>
        <table:table-row table:style-name="ro1">
          <table:table-cell table:number-columns-repeated="2" office:value-type="float" office:value="0.03306" calcext:value-type="float">
            <text:p>0.03306</text:p>
          </table:table-cell>
        </table:table-row>
        <table:table-row table:style-name="ro1">
          <table:table-cell table:number-columns-repeated="2" office:value-type="float" office:value="0.031618" calcext:value-type="float">
            <text:p>0.031618</text:p>
          </table:table-cell>
        </table:table-row>
        <table:table-row table:style-name="ro1">
          <table:table-cell table:number-columns-repeated="2" office:value-type="float" office:value="0.030176" calcext:value-type="float">
            <text:p>0.030176</text:p>
          </table:table-cell>
        </table:table-row>
        <table:table-row table:style-name="ro1">
          <table:table-cell table:number-columns-repeated="2" office:value-type="float" office:value="0.028604" calcext:value-type="float">
            <text:p>0.028604</text:p>
          </table:table-cell>
        </table:table-row>
        <table:table-row table:style-name="ro1">
          <table:table-cell table:number-columns-repeated="2" office:value-type="float" office:value="0.027162" calcext:value-type="float">
            <text:p>0.027162</text:p>
          </table:table-cell>
        </table:table-row>
        <table:table-row table:style-name="ro1">
          <table:table-cell table:number-columns-repeated="2" office:value-type="float" office:value="0.026114" calcext:value-type="float">
            <text:p>0.026114</text:p>
          </table:table-cell>
        </table:table-row>
        <table:table-row table:style-name="ro1">
          <table:table-cell table:number-columns-repeated="2" office:value-type="float" office:value="0.025065" calcext:value-type="float">
            <text:p>0.025065</text:p>
          </table:table-cell>
        </table:table-row>
        <table:table-row table:style-name="ro1">
          <table:table-cell table:number-columns-repeated="2" office:value-type="float" office:value="0.024279" calcext:value-type="float">
            <text:p>0.024279</text:p>
          </table:table-cell>
        </table:table-row>
        <table:table-row table:style-name="ro1">
          <table:table-cell table:number-columns-repeated="2" office:value-type="float" office:value="0.023624" calcext:value-type="float">
            <text:p>0.023624</text:p>
          </table:table-cell>
        </table:table-row>
        <table:table-row table:style-name="ro1">
          <table:table-cell table:number-columns-repeated="2" office:value-type="float" office:value="0.023362" calcext:value-type="float">
            <text:p>0.023362</text:p>
          </table:table-cell>
        </table:table-row>
        <table:table-row table:style-name="ro1">
          <table:table-cell table:number-columns-repeated="2" office:value-type="float" office:value="0.022968" calcext:value-type="float">
            <text:p>0.022968</text:p>
          </table:table-cell>
        </table:table-row>
        <table:table-row table:style-name="ro1">
          <table:table-cell table:number-columns-repeated="2" office:value-type="float" office:value="0.022706" calcext:value-type="float">
            <text:p>0.022706</text:p>
          </table:table-cell>
        </table:table-row>
        <table:table-row table:style-name="ro1">
          <table:table-cell table:number-columns-repeated="2" office:value-type="float" office:value="0.022444" calcext:value-type="float">
            <text:p>0.022444</text:p>
          </table:table-cell>
        </table:table-row>
        <table:table-row table:style-name="ro1">
          <table:table-cell table:number-columns-repeated="2" office:value-type="float" office:value="0.02192" calcext:value-type="float">
            <text:p>0.02192</text:p>
          </table:table-cell>
        </table:table-row>
        <table:table-row table:style-name="ro1">
          <table:table-cell table:number-columns-repeated="2" office:value-type="float" office:value="0.021134" calcext:value-type="float">
            <text:p>0.021134</text:p>
          </table:table-cell>
        </table:table-row>
        <table:table-row table:style-name="ro1">
          <table:table-cell table:number-columns-repeated="2" office:value-type="float" office:value="0.020085" calcext:value-type="float">
            <text:p>0.020085</text:p>
          </table:table-cell>
        </table:table-row>
        <table:table-row table:style-name="ro1">
          <table:table-cell table:number-columns-repeated="2" office:value-type="float" office:value="0.018906" calcext:value-type="float">
            <text:p>0.018906</text:p>
          </table:table-cell>
        </table:table-row>
        <table:table-row table:style-name="ro1">
          <table:table-cell table:number-columns-repeated="2" office:value-type="float" office:value="0.017596" calcext:value-type="float">
            <text:p>0.017596</text:p>
          </table:table-cell>
        </table:table-row>
        <table:table-row table:style-name="ro1">
          <table:table-cell table:number-columns-repeated="2" office:value-type="float" office:value="0.016285" calcext:value-type="float">
            <text:p>0.016285</text:p>
          </table:table-cell>
        </table:table-row>
        <table:table-row table:style-name="ro1">
          <table:table-cell table:number-columns-repeated="2" office:value-type="float" office:value="0.014844" calcext:value-type="float">
            <text:p>0.014844</text:p>
          </table:table-cell>
        </table:table-row>
        <table:table-row table:style-name="ro1">
          <table:table-cell table:number-columns-repeated="2" office:value-type="float" office:value="0.013271" calcext:value-type="float">
            <text:p>0.013271</text:p>
          </table:table-cell>
        </table:table-row>
        <table:table-row table:style-name="ro1">
          <table:table-cell table:number-columns-repeated="2" office:value-type="float" office:value="0.011698" calcext:value-type="float">
            <text:p>0.011698</text:p>
          </table:table-cell>
        </table:table-row>
        <table:table-row table:style-name="ro1">
          <table:table-cell table:number-columns-repeated="2" office:value-type="float" office:value="0.010388" calcext:value-type="float">
            <text:p>0.010388</text:p>
          </table:table-cell>
        </table:table-row>
        <table:table-row table:style-name="ro1">
          <table:table-cell table:number-columns-repeated="2" office:value-type="float" office:value="0.009208" calcext:value-type="float">
            <text:p>0.009208</text:p>
          </table:table-cell>
        </table:table-row>
        <table:table-row table:style-name="ro1">
          <table:table-cell table:number-columns-repeated="2" office:value-type="float" office:value="0.008029" calcext:value-type="float">
            <text:p>0.008029</text:p>
          </table:table-cell>
        </table:table-row>
        <table:table-row table:style-name="ro1">
          <table:table-cell table:number-columns-repeated="2" office:value-type="float" office:value="0.006849" calcext:value-type="float">
            <text:p>0.006849</text:p>
          </table:table-cell>
        </table:table-row>
        <table:table-row table:style-name="ro1">
          <table:table-cell table:number-columns-repeated="2" office:value-type="float" office:value="0.006063" calcext:value-type="float">
            <text:p>0.006063</text:p>
          </table:table-cell>
        </table:table-row>
        <table:table-row table:style-name="ro1">
          <table:table-cell table:number-columns-repeated="2" office:value-type="float" office:value="0.005408" calcext:value-type="float">
            <text:p>0.005408</text:p>
          </table:table-cell>
        </table:table-row>
        <table:table-row table:style-name="ro1">
          <table:table-cell table:number-columns-repeated="2" office:value-type="float" office:value="0.005146" calcext:value-type="float">
            <text:p>0.005146</text:p>
          </table:table-cell>
        </table:table-row>
        <table:table-row table:style-name="ro1">
          <table:table-cell table:number-columns-repeated="2" office:value-type="float" office:value="0.005146" calcext:value-type="float">
            <text:p>0.005146</text:p>
          </table:table-cell>
        </table:table-row>
        <table:table-row table:style-name="ro1">
          <table:table-cell table:number-columns-repeated="2" office:value-type="float" office:value="0.005277" calcext:value-type="float">
            <text:p>0.005277</text:p>
          </table:table-cell>
        </table:table-row>
        <table:table-row table:style-name="ro1">
          <table:table-cell table:number-columns-repeated="2" office:value-type="float" office:value="0.005408" calcext:value-type="float">
            <text:p>0.005408</text:p>
          </table:table-cell>
        </table:table-row>
        <table:table-row table:style-name="ro1">
          <table:table-cell table:number-columns-repeated="2" office:value-type="float" office:value="0.005408" calcext:value-type="float">
            <text:p>0.005408</text:p>
          </table:table-cell>
        </table:table-row>
        <table:table-row table:style-name="ro1">
          <table:table-cell table:number-columns-repeated="2" office:value-type="float" office:value="0.005277" calcext:value-type="float">
            <text:p>0.005277</text:p>
          </table:table-cell>
        </table:table-row>
        <table:table-row table:style-name="ro1">
          <table:table-cell table:number-columns-repeated="2" office:value-type="float" office:value="0.004753" calcext:value-type="float">
            <text:p>0.004753</text:p>
          </table:table-cell>
        </table:table-row>
        <table:table-row table:style-name="ro1">
          <table:table-cell table:number-columns-repeated="2" office:value-type="float" office:value="0.003967" calcext:value-type="float">
            <text:p>0.003967</text:p>
          </table:table-cell>
        </table:table-row>
        <table:table-row table:style-name="ro1">
          <table:table-cell table:number-columns-repeated="2" office:value-type="float" office:value="0.003049" calcext:value-type="float">
            <text:p>0.003049</text:p>
          </table:table-cell>
        </table:table-row>
        <table:table-row table:style-name="ro1">
          <table:table-cell table:number-columns-repeated="2" office:value-type="float" office:value="0.001739" calcext:value-type="float">
            <text:p>0.001739</text:p>
          </table:table-cell>
        </table:table-row>
        <table:table-row table:style-name="ro1">
          <table:table-cell table:number-columns-repeated="2" office:value-type="float" office:value="0.000297" calcext:value-type="float">
            <text:p>0.000297</text:p>
          </table:table-cell>
        </table:table-row>
        <table:table-row table:style-name="ro1">
          <table:table-cell table:number-columns-repeated="2" office:value-type="float" office:value="-0.001144" calcext:value-type="float">
            <text:p>-0.001144</text:p>
          </table:table-cell>
        </table:table-row>
        <table:table-row table:style-name="ro1">
          <table:table-cell table:number-columns-repeated="2" office:value-type="float" office:value="-0.002717" calcext:value-type="float">
            <text:p>-0.002717</text:p>
          </table:table-cell>
        </table:table-row>
        <table:table-row table:style-name="ro1">
          <table:table-cell table:number-columns-repeated="2" office:value-type="float" office:value="-0.004027" calcext:value-type="float">
            <text:p>-0.004027</text:p>
          </table:table-cell>
        </table:table-row>
        <table:table-row table:style-name="ro1">
          <table:table-cell table:number-columns-repeated="2" office:value-type="float" office:value="-0.005075" calcext:value-type="float">
            <text:p>-0.005075</text:p>
          </table:table-cell>
        </table:table-row>
        <table:table-row table:style-name="ro1">
          <table:table-cell table:number-columns-repeated="2" office:value-type="float" office:value="-0.006123" calcext:value-type="float">
            <text:p>-0.006123</text:p>
          </table:table-cell>
        </table:table-row>
        <table:table-row table:style-name="ro1">
          <table:table-cell table:number-columns-repeated="2" office:value-type="float" office:value="-0.00704" calcext:value-type="float">
            <text:p>-0.00704</text:p>
          </table:table-cell>
        </table:table-row>
        <table:table-row table:style-name="ro1">
          <table:table-cell table:number-columns-repeated="2" office:value-type="float" office:value="-0.007695" calcext:value-type="float">
            <text:p>-0.007695</text:p>
          </table:table-cell>
        </table:table-row>
        <table:table-row table:style-name="ro1">
          <table:table-cell table:number-columns-repeated="2" office:value-type="float" office:value="-0.007826" calcext:value-type="float">
            <text:p>-0.007826</text:p>
          </table:table-cell>
        </table:table-row>
        <table:table-row table:style-name="ro1">
          <table:table-cell table:number-columns-repeated="2" office:value-type="float" office:value="-0.007826" calcext:value-type="float">
            <text:p>-0.007826</text:p>
          </table:table-cell>
        </table:table-row>
        <table:table-row table:style-name="ro1">
          <table:table-cell table:number-columns-repeated="2" office:value-type="float" office:value="-0.007564" calcext:value-type="float">
            <text:p>-0.007564</text:p>
          </table:table-cell>
        </table:table-row>
        <table:table-row table:style-name="ro1">
          <table:table-cell table:number-columns-repeated="2" office:value-type="float" office:value="-0.007301" calcext:value-type="float">
            <text:p>-0.007301</text:p>
          </table:table-cell>
        </table:table-row>
        <table:table-row table:style-name="ro1">
          <table:table-cell table:number-columns-repeated="2" office:value-type="float" office:value="-0.00717" calcext:value-type="float">
            <text:p>-0.00717</text:p>
          </table:table-cell>
        </table:table-row>
        <table:table-row table:style-name="ro1">
          <table:table-cell table:number-columns-repeated="2" office:value-type="float" office:value="-0.00717" calcext:value-type="float">
            <text:p>-0.00717</text:p>
          </table:table-cell>
        </table:table-row>
        <table:table-row table:style-name="ro1">
          <table:table-cell table:number-columns-repeated="2" office:value-type="float" office:value="-0.007563" calcext:value-type="float">
            <text:p>-0.007563</text:p>
          </table:table-cell>
        </table:table-row>
        <table:table-row table:style-name="ro1">
          <table:table-cell table:number-columns-repeated="2" office:value-type="float" office:value="-0.008218" calcext:value-type="float">
            <text:p>-0.008218</text:p>
          </table:table-cell>
        </table:table-row>
        <table:table-row table:style-name="ro1">
          <table:table-cell table:number-columns-repeated="2" office:value-type="float" office:value="-0.009004" calcext:value-type="float">
            <text:p>-0.009004</text:p>
          </table:table-cell>
        </table:table-row>
        <table:table-row table:style-name="ro1">
          <table:table-cell table:number-columns-repeated="2" office:value-type="float" office:value="-0.010052" calcext:value-type="float">
            <text:p>-0.010052</text:p>
          </table:table-cell>
        </table:table-row>
        <table:table-row table:style-name="ro1">
          <table:table-cell table:number-columns-repeated="2" office:value-type="float" office:value="-0.011494" calcext:value-type="float">
            <text:p>-0.011494</text:p>
          </table:table-cell>
        </table:table-row>
        <table:table-row table:style-name="ro1">
          <table:table-cell table:number-columns-repeated="2" office:value-type="float" office:value="-0.012935" calcext:value-type="float">
            <text:p>-0.012935</text:p>
          </table:table-cell>
        </table:table-row>
        <table:table-row table:style-name="ro1">
          <table:table-cell table:number-columns-repeated="2" office:value-type="float" office:value="-0.014508" calcext:value-type="float">
            <text:p>-0.014508</text:p>
          </table:table-cell>
        </table:table-row>
        <table:table-row table:style-name="ro1">
          <table:table-cell table:number-columns-repeated="2" office:value-type="float" office:value="-0.015949" calcext:value-type="float">
            <text:p>-0.015949</text:p>
          </table:table-cell>
        </table:table-row>
        <table:table-row table:style-name="ro1">
          <table:table-cell table:number-columns-repeated="2" office:value-type="float" office:value="-0.017258" calcext:value-type="float">
            <text:p>-0.017258</text:p>
          </table:table-cell>
        </table:table-row>
        <table:table-row table:style-name="ro1">
          <table:table-cell table:number-columns-repeated="2" office:value-type="float" office:value="-0.018306" calcext:value-type="float">
            <text:p>-0.018306</text:p>
          </table:table-cell>
        </table:table-row>
        <table:table-row table:style-name="ro1">
          <table:table-cell table:number-columns-repeated="2" office:value-type="float" office:value="-0.019354" calcext:value-type="float">
            <text:p>-0.019354</text:p>
          </table:table-cell>
        </table:table-row>
        <table:table-row table:style-name="ro1">
          <table:table-cell table:number-columns-repeated="2" office:value-type="float" office:value="-0.020141" calcext:value-type="float">
            <text:p>-0.020141</text:p>
          </table:table-cell>
        </table:table-row>
        <table:table-row table:style-name="ro1">
          <table:table-cell table:number-columns-repeated="2" office:value-type="float" office:value="-0.020665" calcext:value-type="float">
            <text:p>-0.020665</text:p>
          </table:table-cell>
        </table:table-row>
        <table:table-row table:style-name="ro1">
          <table:table-cell table:number-columns-repeated="2" office:value-type="float" office:value="-0.021058" calcext:value-type="float">
            <text:p>-0.021058</text:p>
          </table:table-cell>
        </table:table-row>
        <table:table-row table:style-name="ro1">
          <table:table-cell table:number-columns-repeated="2" office:value-type="float" office:value="-0.021189" calcext:value-type="float">
            <text:p>-0.021189</text:p>
          </table:table-cell>
        </table:table-row>
        <table:table-row table:style-name="ro1">
          <table:table-cell table:number-columns-repeated="2" office:value-type="float" office:value="-0.021058" calcext:value-type="float">
            <text:p>-0.021058</text:p>
          </table:table-cell>
        </table:table-row>
        <table:table-row table:style-name="ro1">
          <table:table-cell table:number-columns-repeated="2" office:value-type="float" office:value="-0.021058" calcext:value-type="float">
            <text:p>-0.021058</text:p>
          </table:table-cell>
        </table:table-row>
        <table:table-row table:style-name="ro1">
          <table:table-cell table:number-columns-repeated="2" office:value-type="float" office:value="-0.021189" calcext:value-type="float">
            <text:p>-0.021189</text:p>
          </table:table-cell>
        </table:table-row>
        <table:table-row table:style-name="ro1">
          <table:table-cell table:number-columns-repeated="2" office:value-type="float" office:value="-0.021582" calcext:value-type="float">
            <text:p>-0.021582</text:p>
          </table:table-cell>
        </table:table-row>
        <table:table-row table:style-name="ro1">
          <table:table-cell table:number-columns-repeated="2" office:value-type="float" office:value="-0.022237" calcext:value-type="float">
            <text:p>-0.022237</text:p>
          </table:table-cell>
        </table:table-row>
        <table:table-row table:style-name="ro1">
          <table:table-cell table:number-columns-repeated="2" office:value-type="float" office:value="-0.023023" calcext:value-type="float">
            <text:p>-0.023023</text:p>
          </table:table-cell>
        </table:table-row>
        <table:table-row table:style-name="ro1">
          <table:table-cell table:number-columns-repeated="2" office:value-type="float" office:value="-0.024071" calcext:value-type="float">
            <text:p>-0.024071</text:p>
          </table:table-cell>
        </table:table-row>
        <table:table-row table:style-name="ro1">
          <table:table-cell table:number-columns-repeated="2" office:value-type="float" office:value="-0.025382" calcext:value-type="float">
            <text:p>-0.025382</text:p>
          </table:table-cell>
        </table:table-row>
        <table:table-row table:style-name="ro1">
          <table:table-cell table:number-columns-repeated="2" office:value-type="float" office:value="-0.026562" calcext:value-type="float">
            <text:p>-0.026562</text:p>
          </table:table-cell>
        </table:table-row>
        <table:table-row table:style-name="ro1">
          <table:table-cell table:number-columns-repeated="2" office:value-type="float" office:value="-0.028134" calcext:value-type="float">
            <text:p>-0.028134</text:p>
          </table:table-cell>
        </table:table-row>
        <table:table-row table:style-name="ro1">
          <table:table-cell table:number-columns-repeated="2" office:value-type="float" office:value="-0.029706" calcext:value-type="float">
            <text:p>-0.029706</text:p>
          </table:table-cell>
        </table:table-row>
        <table:table-row table:style-name="ro1">
          <table:table-cell table:number-columns-repeated="2" office:value-type="float" office:value="-0.031147" calcext:value-type="float">
            <text:p>-0.031147</text:p>
          </table:table-cell>
        </table:table-row>
        <table:table-row table:style-name="ro1">
          <table:table-cell table:number-columns-repeated="2" office:value-type="float" office:value="-0.032588" calcext:value-type="float">
            <text:p>-0.032588</text:p>
          </table:table-cell>
        </table:table-row>
        <table:table-row table:style-name="ro1">
          <table:table-cell table:number-columns-repeated="2" office:value-type="float" office:value="-0.033767" calcext:value-type="float">
            <text:p>-0.033767</text:p>
          </table:table-cell>
        </table:table-row>
        <table:table-row table:style-name="ro1">
          <table:table-cell table:number-columns-repeated="2" office:value-type="float" office:value="-0.035077" calcext:value-type="float">
            <text:p>-0.035077</text:p>
          </table:table-cell>
        </table:table-row>
        <table:table-row table:style-name="ro1">
          <table:table-cell table:number-columns-repeated="2" office:value-type="float" office:value="-0.036387" calcext:value-type="float">
            <text:p>-0.036387</text:p>
          </table:table-cell>
        </table:table-row>
        <table:table-row table:style-name="ro1">
          <table:table-cell table:number-columns-repeated="2" office:value-type="float" office:value="-0.037174" calcext:value-type="float">
            <text:p>-0.037174</text:p>
          </table:table-cell>
        </table:table-row>
        <table:table-row table:style-name="ro1">
          <table:table-cell table:number-columns-repeated="2" office:value-type="float" office:value="-0.03796" calcext:value-type="float">
            <text:p>-0.03796</text:p>
          </table:table-cell>
        </table:table-row>
        <table:table-row table:style-name="ro1">
          <table:table-cell table:number-columns-repeated="2" office:value-type="float" office:value="-0.038484" calcext:value-type="float">
            <text:p>-0.038484</text:p>
          </table:table-cell>
        </table:table-row>
        <table:table-row table:style-name="ro1">
          <table:table-cell table:number-columns-repeated="2" office:value-type="float" office:value="-0.038877" calcext:value-type="float">
            <text:p>-0.038877</text:p>
          </table:table-cell>
        </table:table-row>
        <table:table-row table:style-name="ro1">
          <table:table-cell table:number-columns-repeated="2" office:value-type="float" office:value="-0.039271" calcext:value-type="float">
            <text:p>-0.039271</text:p>
          </table:table-cell>
        </table:table-row>
        <table:table-row table:style-name="ro1">
          <table:table-cell table:number-columns-repeated="2" office:value-type="float" office:value="-0.039664" calcext:value-type="float">
            <text:p>-0.039664</text:p>
          </table:table-cell>
        </table:table-row>
        <table:table-row table:style-name="ro1">
          <table:table-cell table:number-columns-repeated="2" office:value-type="float" office:value="-0.040188" calcext:value-type="float">
            <text:p>-0.040188</text:p>
          </table:table-cell>
        </table:table-row>
        <table:table-row table:style-name="ro1">
          <table:table-cell table:number-columns-repeated="2" office:value-type="float" office:value="-0.040843" calcext:value-type="float">
            <text:p>-0.040843</text:p>
          </table:table-cell>
        </table:table-row>
        <table:table-row table:style-name="ro1">
          <table:table-cell table:number-columns-repeated="2" office:value-type="float" office:value="-0.041629" calcext:value-type="float">
            <text:p>-0.041629</text:p>
          </table:table-cell>
        </table:table-row>
        <table:table-row table:style-name="ro1">
          <table:table-cell table:number-columns-repeated="2" office:value-type="float" office:value="-0.042678" calcext:value-type="float">
            <text:p>-0.042678</text:p>
          </table:table-cell>
        </table:table-row>
        <table:table-row table:style-name="ro1">
          <table:table-cell table:number-columns-repeated="2" office:value-type="float" office:value="-0.043726" calcext:value-type="float">
            <text:p>-0.043726</text:p>
          </table:table-cell>
        </table:table-row>
        <table:table-row table:style-name="ro1">
          <table:table-cell table:number-columns-repeated="2" office:value-type="float" office:value="-0.044906" calcext:value-type="float">
            <text:p>-0.044906</text:p>
          </table:table-cell>
        </table:table-row>
        <table:table-row table:style-name="ro1">
          <table:table-cell table:number-columns-repeated="2" office:value-type="float" office:value="-0.046216" calcext:value-type="float">
            <text:p>-0.046216</text:p>
          </table:table-cell>
        </table:table-row>
        <table:table-row table:style-name="ro1">
          <table:table-cell table:number-columns-repeated="2" office:value-type="float" office:value="-0.047134" calcext:value-type="float">
            <text:p>-0.047134</text:p>
          </table:table-cell>
        </table:table-row>
        <table:table-row table:style-name="ro1">
          <table:table-cell table:number-columns-repeated="2" office:value-type="float" office:value="-0.048051" calcext:value-type="float">
            <text:p>-0.048051</text:p>
          </table:table-cell>
        </table:table-row>
        <table:table-row table:style-name="ro1">
          <table:table-cell table:number-columns-repeated="2" office:value-type="float" office:value="-0.048968" calcext:value-type="float">
            <text:p>-0.048968</text:p>
          </table:table-cell>
        </table:table-row>
        <table:table-row table:style-name="ro1">
          <table:table-cell table:number-columns-repeated="2" office:value-type="float" office:value="-0.049886" calcext:value-type="float">
            <text:p>-0.049886</text:p>
          </table:table-cell>
        </table:table-row>
        <table:table-row table:style-name="ro1">
          <table:table-cell table:number-columns-repeated="2" office:value-type="float" office:value="-0.050803" calcext:value-type="float">
            <text:p>-0.050803</text:p>
          </table:table-cell>
        </table:table-row>
        <table:table-row table:style-name="ro1">
          <table:table-cell table:number-columns-repeated="2" office:value-type="float" office:value="-0.052245" calcext:value-type="float">
            <text:p>-0.052245</text:p>
          </table:table-cell>
        </table:table-row>
        <table:table-row table:style-name="ro1">
          <table:table-cell table:number-columns-repeated="2" office:value-type="float" office:value="-0.053555" calcext:value-type="float">
            <text:p>-0.053555</text:p>
          </table:table-cell>
        </table:table-row>
        <table:table-row table:style-name="ro1">
          <table:table-cell table:number-columns-repeated="2" office:value-type="float" office:value="-0.054604" calcext:value-type="float">
            <text:p>-0.054604</text:p>
          </table:table-cell>
        </table:table-row>
        <table:table-row table:style-name="ro1">
          <table:table-cell table:number-columns-repeated="2" office:value-type="float" office:value="-0.055521" calcext:value-type="float">
            <text:p>-0.055521</text:p>
          </table:table-cell>
        </table:table-row>
        <table:table-row table:style-name="ro1">
          <table:table-cell table:number-columns-repeated="2" office:value-type="float" office:value="-0.056045" calcext:value-type="float">
            <text:p>-0.056045</text:p>
          </table:table-cell>
        </table:table-row>
        <table:table-row table:style-name="ro1">
          <table:table-cell table:number-columns-repeated="2" office:value-type="float" office:value="-0.056307" calcext:value-type="float">
            <text:p>-0.056307</text:p>
          </table:table-cell>
        </table:table-row>
        <table:table-row table:style-name="ro1">
          <table:table-cell table:number-columns-repeated="2" office:value-type="float" office:value="-0.056438" calcext:value-type="float">
            <text:p>-0.056438</text:p>
          </table:table-cell>
        </table:table-row>
        <table:table-row table:style-name="ro1">
          <table:table-cell table:number-columns-repeated="2" office:value-type="float" office:value="-0.056438" calcext:value-type="float">
            <text:p>-0.056438</text:p>
          </table:table-cell>
        </table:table-row>
        <table:table-row table:style-name="ro1">
          <table:table-cell table:number-columns-repeated="2" office:value-type="float" office:value="-0.056307" calcext:value-type="float">
            <text:p>-0.056307</text:p>
          </table:table-cell>
        </table:table-row>
        <table:table-row table:style-name="ro1">
          <table:table-cell table:number-columns-repeated="2" office:value-type="float" office:value="-0.056438" calcext:value-type="float">
            <text:p>-0.056438</text:p>
          </table:table-cell>
        </table:table-row>
        <table:table-row table:style-name="ro1">
          <table:table-cell table:number-columns-repeated="2" office:value-type="float" office:value="-0.056569" calcext:value-type="float">
            <text:p>-0.056569</text:p>
          </table:table-cell>
        </table:table-row>
        <table:table-row table:style-name="ro1">
          <table:table-cell table:number-columns-repeated="2" office:value-type="float" office:value="-0.0567" calcext:value-type="float">
            <text:p>-0.0567</text:p>
          </table:table-cell>
        </table:table-row>
        <table:table-row table:style-name="ro1">
          <table:table-cell table:number-columns-repeated="2" office:value-type="float" office:value="-0.056831" calcext:value-type="float">
            <text:p>-0.056831</text:p>
          </table:table-cell>
        </table:table-row>
        <table:table-row table:style-name="ro1">
          <table:table-cell table:number-columns-repeated="2" office:value-type="float" office:value="-0.056962" calcext:value-type="float">
            <text:p>-0.056962</text:p>
          </table:table-cell>
        </table:table-row>
        <table:table-row table:style-name="ro1">
          <table:table-cell table:number-columns-repeated="2" office:value-type="float" office:value="-0.057094" calcext:value-type="float">
            <text:p>-0.057094</text:p>
          </table:table-cell>
        </table:table-row>
        <table:table-row table:style-name="ro1">
          <table:table-cell table:number-columns-repeated="2" office:value-type="float" office:value="-0.057225" calcext:value-type="float">
            <text:p>-0.057225</text:p>
          </table:table-cell>
        </table:table-row>
        <table:table-row table:style-name="ro1">
          <table:table-cell table:number-columns-repeated="2" office:value-type="float" office:value="-0.057356" calcext:value-type="float">
            <text:p>-0.057356</text:p>
          </table:table-cell>
        </table:table-row>
        <table:table-row table:style-name="ro1">
          <table:table-cell table:number-columns-repeated="2" office:value-type="float" office:value="-0.057487" calcext:value-type="float">
            <text:p>-0.057487</text:p>
          </table:table-cell>
        </table:table-row>
        <table:table-row table:style-name="ro1">
          <table:table-cell table:number-columns-repeated="2" office:value-type="float" office:value="-0.057618" calcext:value-type="float">
            <text:p>-0.057618</text:p>
          </table:table-cell>
        </table:table-row>
        <table:table-row table:style-name="ro1">
          <table:table-cell table:number-columns-repeated="2" office:value-type="float" office:value="-0.057749" calcext:value-type="float">
            <text:p>-0.057749</text:p>
          </table:table-cell>
        </table:table-row>
        <table:table-row table:style-name="ro1">
          <table:table-cell table:number-columns-repeated="2" office:value-type="float" office:value="-0.05788" calcext:value-type="float">
            <text:p>-0.05788</text:p>
          </table:table-cell>
        </table:table-row>
        <table:table-row table:style-name="ro1">
          <table:table-cell table:number-columns-repeated="2" office:value-type="float" office:value="-0.058011" calcext:value-type="float">
            <text:p>-0.058011</text:p>
          </table:table-cell>
        </table:table-row>
        <table:table-row table:style-name="ro1">
          <table:table-cell table:number-columns-repeated="2" office:value-type="float" office:value="-0.058142" calcext:value-type="float">
            <text:p>-0.058142</text:p>
          </table:table-cell>
        </table:table-row>
        <table:table-row table:style-name="ro1">
          <table:table-cell table:number-columns-repeated="2" office:value-type="float" office:value="-0.058273" calcext:value-type="float">
            <text:p>-0.058273</text:p>
          </table:table-cell>
        </table:table-row>
        <table:table-row table:style-name="ro1">
          <table:table-cell table:number-columns-repeated="2" office:value-type="float" office:value="-0.058404" calcext:value-type="float">
            <text:p>-0.058404</text:p>
          </table:table-cell>
        </table:table-row>
        <table:table-row table:style-name="ro1">
          <table:table-cell table:number-columns-repeated="2" office:value-type="float" office:value="-0.058928" calcext:value-type="float">
            <text:p>-0.058928</text:p>
          </table:table-cell>
        </table:table-row>
        <table:table-row table:style-name="ro1">
          <table:table-cell table:number-columns-repeated="2" office:value-type="float" office:value="-0.059583" calcext:value-type="float">
            <text:p>-0.059583</text:p>
          </table:table-cell>
        </table:table-row>
        <table:table-row table:style-name="ro1">
          <table:table-cell table:number-columns-repeated="2" office:value-type="float" office:value="-0.060107" calcext:value-type="float">
            <text:p>-0.060107</text:p>
          </table:table-cell>
        </table:table-row>
        <table:table-row table:style-name="ro1">
          <table:table-cell table:number-columns-repeated="2" office:value-type="float" office:value="-0.060632" calcext:value-type="float">
            <text:p>-0.060632</text:p>
          </table:table-cell>
        </table:table-row>
        <table:table-row table:style-name="ro1">
          <table:table-cell table:number-columns-repeated="2" office:value-type="float" office:value="-0.061156" calcext:value-type="float">
            <text:p>-0.061156</text:p>
          </table:table-cell>
        </table:table-row>
        <table:table-row table:style-name="ro1">
          <table:table-cell table:number-columns-repeated="2" office:value-type="float" office:value="-0.062073" calcext:value-type="float">
            <text:p>-0.062073</text:p>
          </table:table-cell>
        </table:table-row>
        <table:table-row table:style-name="ro1">
          <table:table-cell table:number-columns-repeated="2" office:value-type="float" office:value="-0.063252" calcext:value-type="float">
            <text:p>-0.063252</text:p>
          </table:table-cell>
        </table:table-row>
        <table:table-row table:style-name="ro1">
          <table:table-cell table:number-columns-repeated="2" office:value-type="float" office:value="-0.064563" calcext:value-type="float">
            <text:p>-0.064563</text:p>
          </table:table-cell>
        </table:table-row>
        <table:table-row table:style-name="ro1">
          <table:table-cell table:number-columns-repeated="2" office:value-type="float" office:value="-0.065873" calcext:value-type="float">
            <text:p>-0.065873</text:p>
          </table:table-cell>
        </table:table-row>
        <table:table-row table:style-name="ro1">
          <table:table-cell table:number-columns-repeated="2" office:value-type="float" office:value="-0.067315" calcext:value-type="float">
            <text:p>-0.067315</text:p>
          </table:table-cell>
        </table:table-row>
        <table:table-row table:style-name="ro1">
          <table:table-cell table:number-columns-repeated="2" office:value-type="float" office:value="-0.068757" calcext:value-type="float">
            <text:p>-0.068757</text:p>
          </table:table-cell>
        </table:table-row>
        <table:table-row table:style-name="ro1">
          <table:table-cell table:number-columns-repeated="2" office:value-type="float" office:value="-0.070329" calcext:value-type="float">
            <text:p>-0.070329</text:p>
          </table:table-cell>
        </table:table-row>
        <table:table-row table:style-name="ro1">
          <table:table-cell table:number-columns-repeated="2" office:value-type="float" office:value="-0.071902" calcext:value-type="float">
            <text:p>-0.071902</text:p>
          </table:table-cell>
        </table:table-row>
        <table:table-row table:style-name="ro1">
          <table:table-cell table:number-columns-repeated="2" office:value-type="float" office:value="-0.073212" calcext:value-type="float">
            <text:p>-0.073212</text:p>
          </table:table-cell>
        </table:table-row>
        <table:table-row table:style-name="ro1">
          <table:table-cell table:number-columns-repeated="2" office:value-type="float" office:value="-0.074654" calcext:value-type="float">
            <text:p>-0.074654</text:p>
          </table:table-cell>
        </table:table-row>
        <table:table-row table:style-name="ro1">
          <table:table-cell table:number-columns-repeated="2" office:value-type="float" office:value="-0.075965" calcext:value-type="float">
            <text:p>-0.075965</text:p>
          </table:table-cell>
        </table:table-row>
        <table:table-row table:style-name="ro1">
          <table:table-cell table:number-columns-repeated="2" office:value-type="float" office:value="-0.077144" calcext:value-type="float">
            <text:p>-0.077144</text:p>
          </table:table-cell>
        </table:table-row>
        <table:table-row table:style-name="ro1">
          <table:table-cell table:number-columns-repeated="2" office:value-type="float" office:value="-0.078062" calcext:value-type="float">
            <text:p>-0.078062</text:p>
          </table:table-cell>
        </table:table-row>
        <table:table-row table:style-name="ro1">
          <table:table-cell table:number-columns-repeated="2" office:value-type="float" office:value="-0.078848" calcext:value-type="float">
            <text:p>-0.078848</text:p>
          </table:table-cell>
        </table:table-row>
        <table:table-row table:style-name="ro1">
          <table:table-cell table:number-columns-repeated="2" office:value-type="float" office:value="-0.079503" calcext:value-type="float">
            <text:p>-0.079503</text:p>
          </table:table-cell>
        </table:table-row>
        <table:table-row table:style-name="ro1">
          <table:table-cell table:number-columns-repeated="2" office:value-type="float" office:value="-0.080027" calcext:value-type="float">
            <text:p>-0.080027</text:p>
          </table:table-cell>
        </table:table-row>
        <table:table-row table:style-name="ro1">
          <table:table-cell table:number-columns-repeated="2" office:value-type="float" office:value="-0.08042" calcext:value-type="float">
            <text:p>-0.08042</text:p>
          </table:table-cell>
        </table:table-row>
        <table:table-row table:style-name="ro1">
          <table:table-cell table:number-columns-repeated="2" office:value-type="float" office:value="-0.080814" calcext:value-type="float">
            <text:p>-0.080814</text:p>
          </table:table-cell>
        </table:table-row>
        <table:table-row table:style-name="ro1">
          <table:table-cell table:number-columns-repeated="2" office:value-type="float" office:value="-0.081469" calcext:value-type="float">
            <text:p>-0.081469</text:p>
          </table:table-cell>
        </table:table-row>
        <table:table-row table:style-name="ro1">
          <table:table-cell table:number-columns-repeated="2" office:value-type="float" office:value="-0.082124" calcext:value-type="float">
            <text:p>-0.082124</text:p>
          </table:table-cell>
        </table:table-row>
        <table:table-row table:style-name="ro1">
          <table:table-cell table:number-columns-repeated="2" office:value-type="float" office:value="-0.08278" calcext:value-type="float">
            <text:p>-0.08278</text:p>
          </table:table-cell>
        </table:table-row>
        <table:table-row table:style-name="ro1">
          <table:table-cell table:number-columns-repeated="2" office:value-type="float" office:value="-0.083828" calcext:value-type="float">
            <text:p>-0.083828</text:p>
          </table:table-cell>
        </table:table-row>
        <table:table-row table:style-name="ro1">
          <table:table-cell table:number-columns-repeated="2" office:value-type="float" office:value="-0.085139" calcext:value-type="float">
            <text:p>-0.085139</text:p>
          </table:table-cell>
        </table:table-row>
        <table:table-row table:style-name="ro1">
          <table:table-cell table:number-columns-repeated="2" office:value-type="float" office:value="-0.086449" calcext:value-type="float">
            <text:p>-0.086449</text:p>
          </table:table-cell>
        </table:table-row>
        <table:table-row table:style-name="ro1">
          <table:table-cell table:number-columns-repeated="2" office:value-type="float" office:value="-0.088022" calcext:value-type="float">
            <text:p>-0.088022</text:p>
          </table:table-cell>
        </table:table-row>
        <table:table-row table:style-name="ro1">
          <table:table-cell table:number-columns-repeated="2" office:value-type="float" office:value="-0.089725" calcext:value-type="float">
            <text:p>-0.089725</text:p>
          </table:table-cell>
        </table:table-row>
        <table:table-row table:style-name="ro1">
          <table:table-cell table:number-columns-repeated="2" office:value-type="float" office:value="-0.091298" calcext:value-type="float">
            <text:p>-0.091298</text:p>
          </table:table-cell>
        </table:table-row>
        <table:table-row table:style-name="ro1">
          <table:table-cell table:number-columns-repeated="2" office:value-type="float" office:value="-0.092871" calcext:value-type="float">
            <text:p>-0.092871</text:p>
          </table:table-cell>
        </table:table-row>
        <table:table-row table:style-name="ro1">
          <table:table-cell table:number-columns-repeated="2" office:value-type="float" office:value="-0.094313" calcext:value-type="float">
            <text:p>-0.094313</text:p>
          </table:table-cell>
        </table:table-row>
        <table:table-row table:style-name="ro1">
          <table:table-cell table:number-columns-repeated="2" office:value-type="float" office:value="-0.095623" calcext:value-type="float">
            <text:p>-0.095623</text:p>
          </table:table-cell>
        </table:table-row>
        <table:table-row table:style-name="ro1">
          <table:table-cell table:number-columns-repeated="2" office:value-type="float" office:value="-0.096934" calcext:value-type="float">
            <text:p>-0.096934</text:p>
          </table:table-cell>
        </table:table-row>
        <table:table-row table:style-name="ro1">
          <table:table-cell table:number-columns-repeated="2" office:value-type="float" office:value="-0.098113" calcext:value-type="float">
            <text:p>-0.098113</text:p>
          </table:table-cell>
        </table:table-row>
        <table:table-row table:style-name="ro1">
          <table:table-cell table:number-columns-repeated="2" office:value-type="float" office:value="-0.099424" calcext:value-type="float">
            <text:p>-0.099424</text:p>
          </table:table-cell>
        </table:table-row>
        <table:table-row table:style-name="ro1">
          <table:table-cell table:number-columns-repeated="2" office:value-type="float" office:value="-0.100472" calcext:value-type="float">
            <text:p>-0.100472</text:p>
          </table:table-cell>
        </table:table-row>
        <table:table-row table:style-name="ro1">
          <table:table-cell table:number-columns-repeated="2" office:value-type="float" office:value="-0.10139" calcext:value-type="float">
            <text:p>-0.10139</text:p>
          </table:table-cell>
        </table:table-row>
        <table:table-row table:style-name="ro1">
          <table:table-cell table:number-columns-repeated="2" office:value-type="float" office:value="-0.102176" calcext:value-type="float">
            <text:p>-0.102176</text:p>
          </table:table-cell>
        </table:table-row>
        <table:table-row table:style-name="ro1">
          <table:table-cell table:number-columns-repeated="2" office:value-type="float" office:value="-0.102962" calcext:value-type="float">
            <text:p>-0.102962</text:p>
          </table:table-cell>
        </table:table-row>
        <table:table-row table:style-name="ro1">
          <table:table-cell table:number-columns-repeated="2" office:value-type="float" office:value="-0.103748" calcext:value-type="float">
            <text:p>-0.103748</text:p>
          </table:table-cell>
        </table:table-row>
        <table:table-row table:style-name="ro1">
          <table:table-cell table:number-columns-repeated="2" office:value-type="float" office:value="-0.104404" calcext:value-type="float">
            <text:p>-0.104404</text:p>
          </table:table-cell>
        </table:table-row>
        <table:table-row table:style-name="ro1">
          <table:table-cell table:number-columns-repeated="2" office:value-type="float" office:value="-0.10519" calcext:value-type="float">
            <text:p>-0.10519</text:p>
          </table:table-cell>
        </table:table-row>
        <table:table-row table:style-name="ro1">
          <table:table-cell table:number-columns-repeated="2" office:value-type="float" office:value="-0.106107" calcext:value-type="float">
            <text:p>-0.106107</text:p>
          </table:table-cell>
        </table:table-row>
        <table:table-row table:style-name="ro1">
          <table:table-cell table:number-columns-repeated="2" office:value-type="float" office:value="-0.107025" calcext:value-type="float">
            <text:p>-0.107025</text:p>
          </table:table-cell>
        </table:table-row>
        <table:table-row table:style-name="ro1">
          <table:table-cell table:number-columns-repeated="2" office:value-type="float" office:value="-0.108204" calcext:value-type="float">
            <text:p>-0.108204</text:p>
          </table:table-cell>
        </table:table-row>
        <table:table-row table:style-name="ro1">
          <table:table-cell table:number-columns-repeated="2" office:value-type="float" office:value="-0.109384" calcext:value-type="float">
            <text:p>-0.109384</text:p>
          </table:table-cell>
        </table:table-row>
        <table:table-row table:style-name="ro1">
          <table:table-cell table:number-columns-repeated="2" office:value-type="float" office:value="-0.110695" calcext:value-type="float">
            <text:p>-0.110695</text:p>
          </table:table-cell>
        </table:table-row>
        <table:table-row table:style-name="ro1">
          <table:table-cell table:number-columns-repeated="2" office:value-type="float" office:value="-0.112005" calcext:value-type="float">
            <text:p>-0.112005</text:p>
          </table:table-cell>
        </table:table-row>
        <table:table-row table:style-name="ro1">
          <table:table-cell table:number-columns-repeated="2" office:value-type="float" office:value="-0.113316" calcext:value-type="float">
            <text:p>-0.113316</text:p>
          </table:table-cell>
        </table:table-row>
        <table:table-row table:style-name="ro1">
          <table:table-cell table:number-columns-repeated="2" office:value-type="float" office:value="-0.114626" calcext:value-type="float">
            <text:p>-0.114626</text:p>
          </table:table-cell>
        </table:table-row>
        <table:table-row table:style-name="ro1">
          <table:table-cell table:number-columns-repeated="2" office:value-type="float" office:value="-0.116199" calcext:value-type="float">
            <text:p>-0.116199</text:p>
          </table:table-cell>
        </table:table-row>
        <table:table-row table:style-name="ro1">
          <table:table-cell table:number-columns-repeated="2" office:value-type="float" office:value="-0.117772" calcext:value-type="float">
            <text:p>-0.117772</text:p>
          </table:table-cell>
        </table:table-row>
        <table:table-row table:style-name="ro1">
          <table:table-cell table:number-columns-repeated="2" office:value-type="float" office:value="-0.119344" calcext:value-type="float">
            <text:p>-0.119344</text:p>
          </table:table-cell>
        </table:table-row>
        <table:table-row table:style-name="ro1">
          <table:table-cell table:number-columns-repeated="2" office:value-type="float" office:value="-0.120655" calcext:value-type="float">
            <text:p>-0.120655</text:p>
          </table:table-cell>
        </table:table-row>
        <table:table-row table:style-name="ro1">
          <table:table-cell table:number-columns-repeated="2" office:value-type="float" office:value="-0.121704" calcext:value-type="float">
            <text:p>-0.121704</text:p>
          </table:table-cell>
        </table:table-row>
        <table:table-row table:style-name="ro1">
          <table:table-cell table:number-columns-repeated="2" office:value-type="float" office:value="-0.122359" calcext:value-type="float">
            <text:p>-0.122359</text:p>
          </table:table-cell>
        </table:table-row>
        <table:table-row table:style-name="ro1">
          <table:table-cell table:number-columns-repeated="2" office:value-type="float" office:value="-0.123276" calcext:value-type="float">
            <text:p>-0.123276</text:p>
          </table:table-cell>
        </table:table-row>
        <table:table-row table:style-name="ro1">
          <table:table-cell table:number-columns-repeated="2" office:value-type="float" office:value="-0.124063" calcext:value-type="float">
            <text:p>-0.124063</text:p>
          </table:table-cell>
        </table:table-row>
        <table:table-row table:style-name="ro1">
          <table:table-cell table:number-columns-repeated="2" office:value-type="float" office:value="-0.124456" calcext:value-type="float">
            <text:p>-0.124456</text:p>
          </table:table-cell>
        </table:table-row>
        <table:table-row table:style-name="ro1">
          <table:table-cell table:number-columns-repeated="2" office:value-type="float" office:value="-0.124849" calcext:value-type="float">
            <text:p>-0.124849</text:p>
          </table:table-cell>
        </table:table-row>
        <table:table-row table:style-name="ro1">
          <table:table-cell table:number-columns-repeated="2" office:value-type="float" office:value="-0.125242" calcext:value-type="float">
            <text:p>-0.125242</text:p>
          </table:table-cell>
        </table:table-row>
        <table:table-row table:style-name="ro1">
          <table:table-cell table:number-columns-repeated="2" office:value-type="float" office:value="-0.125766" calcext:value-type="float">
            <text:p>-0.125766</text:p>
          </table:table-cell>
        </table:table-row>
        <table:table-row table:style-name="ro1">
          <table:table-cell table:number-columns-repeated="2" office:value-type="float" office:value="-0.126422" calcext:value-type="float">
            <text:p>-0.126422</text:p>
          </table:table-cell>
        </table:table-row>
        <table:table-row table:style-name="ro1">
          <table:table-cell table:number-columns-repeated="2" office:value-type="float" office:value="-0.127208" calcext:value-type="float">
            <text:p>-0.127208</text:p>
          </table:table-cell>
        </table:table-row>
        <table:table-row table:style-name="ro1">
          <table:table-cell table:number-columns-repeated="2" office:value-type="float" office:value="-0.128256" calcext:value-type="float">
            <text:p>-0.128256</text:p>
          </table:table-cell>
        </table:table-row>
        <table:table-row table:style-name="ro1">
          <table:table-cell table:number-columns-repeated="2" office:value-type="float" office:value="-0.129305" calcext:value-type="float">
            <text:p>-0.129305</text:p>
          </table:table-cell>
        </table:table-row>
        <table:table-row table:style-name="ro1">
          <table:table-cell table:number-columns-repeated="2" office:value-type="float" office:value="-0.130484" calcext:value-type="float">
            <text:p>-0.130484</text:p>
          </table:table-cell>
        </table:table-row>
        <table:table-row table:style-name="ro1">
          <table:table-cell table:number-columns-repeated="2" office:value-type="float" office:value="-0.131795" calcext:value-type="float">
            <text:p>-0.131795</text:p>
          </table:table-cell>
        </table:table-row>
        <table:table-row table:style-name="ro1">
          <table:table-cell table:number-columns-repeated="2" office:value-type="float" office:value="-0.133368" calcext:value-type="float">
            <text:p>-0.133368</text:p>
          </table:table-cell>
        </table:table-row>
        <table:table-row table:style-name="ro1">
          <table:table-cell table:number-columns-repeated="2" office:value-type="float" office:value="-0.134547" calcext:value-type="float">
            <text:p>-0.134547</text:p>
          </table:table-cell>
        </table:table-row>
        <table:table-row table:style-name="ro1">
          <table:table-cell table:number-columns-repeated="2" office:value-type="float" office:value="-0.13612" calcext:value-type="float">
            <text:p>-0.13612</text:p>
          </table:table-cell>
        </table:table-row>
        <table:table-row table:style-name="ro1">
          <table:table-cell table:number-columns-repeated="2" office:value-type="float" office:value="-0.137562" calcext:value-type="float">
            <text:p>-0.137562</text:p>
          </table:table-cell>
        </table:table-row>
        <table:table-row table:style-name="ro1">
          <table:table-cell table:number-columns-repeated="2" office:value-type="float" office:value="-0.139003" calcext:value-type="float">
            <text:p>-0.139003</text:p>
          </table:table-cell>
        </table:table-row>
        <table:table-row table:style-name="ro1">
          <table:table-cell table:number-columns-repeated="2" office:value-type="float" office:value="-0.140183" calcext:value-type="float">
            <text:p>-0.140183</text:p>
          </table:table-cell>
        </table:table-row>
        <table:table-row table:style-name="ro1">
          <table:table-cell table:number-columns-repeated="2" office:value-type="float" office:value="-0.141231" calcext:value-type="float">
            <text:p>-0.141231</text:p>
          </table:table-cell>
        </table:table-row>
        <table:table-row table:style-name="ro1">
          <table:table-cell table:number-columns-repeated="2" office:value-type="float" office:value="-0.142149" calcext:value-type="float">
            <text:p>-0.142149</text:p>
          </table:table-cell>
        </table:table-row>
        <table:table-row table:style-name="ro1">
          <table:table-cell table:number-columns-repeated="2" office:value-type="float" office:value="-0.142935" calcext:value-type="float">
            <text:p>-0.142935</text:p>
          </table:table-cell>
        </table:table-row>
        <table:table-row table:style-name="ro1">
          <table:table-cell table:number-columns-repeated="2" office:value-type="float" office:value="-0.143459" calcext:value-type="float">
            <text:p>-0.143459</text:p>
          </table:table-cell>
        </table:table-row>
        <table:table-row table:style-name="ro1">
          <table:table-cell table:number-columns-repeated="2" office:value-type="float" office:value="-0.143852" calcext:value-type="float">
            <text:p>-0.143852</text:p>
          </table:table-cell>
        </table:table-row>
        <table:table-row table:style-name="ro1">
          <table:table-cell table:number-columns-repeated="2" office:value-type="float" office:value="-0.144114" calcext:value-type="float">
            <text:p>-0.144114</text:p>
          </table:table-cell>
        </table:table-row>
        <table:table-row table:style-name="ro1">
          <table:table-cell table:number-columns-repeated="2" office:value-type="float" office:value="-0.144246" calcext:value-type="float">
            <text:p>-0.144246</text:p>
          </table:table-cell>
        </table:table-row>
        <table:table-row table:style-name="ro1">
          <table:table-cell table:number-columns-repeated="2" office:value-type="float" office:value="-0.144246" calcext:value-type="float">
            <text:p>-0.144246</text:p>
          </table:table-cell>
        </table:table-row>
        <table:table-row table:style-name="ro1">
          <table:table-cell table:number-columns-repeated="2" office:value-type="float" office:value="-0.144508" calcext:value-type="float">
            <text:p>-0.144508</text:p>
          </table:table-cell>
        </table:table-row>
        <table:table-row table:style-name="ro1">
          <table:table-cell table:number-columns-repeated="2" office:value-type="float" office:value="-0.144901" calcext:value-type="float">
            <text:p>-0.144901</text:p>
          </table:table-cell>
        </table:table-row>
        <table:table-row table:style-name="ro1">
          <table:table-cell table:number-columns-repeated="2" office:value-type="float" office:value="-0.145556" calcext:value-type="float">
            <text:p>-0.145556</text:p>
          </table:table-cell>
        </table:table-row>
        <table:table-row table:style-name="ro1">
          <table:table-cell table:number-columns-repeated="2" office:value-type="float" office:value="-0.146474" calcext:value-type="float">
            <text:p>-0.146474</text:p>
          </table:table-cell>
        </table:table-row>
        <table:table-row table:style-name="ro1">
          <table:table-cell table:number-columns-repeated="2" office:value-type="float" office:value="-0.147522" calcext:value-type="float">
            <text:p>-0.147522</text:p>
          </table:table-cell>
        </table:table-row>
        <table:table-row table:style-name="ro1">
          <table:table-cell table:number-columns-repeated="2" office:value-type="float" office:value="-0.14857" calcext:value-type="float">
            <text:p>-0.14857</text:p>
          </table:table-cell>
        </table:table-row>
        <table:table-row table:style-name="ro1">
          <table:table-cell table:number-columns-repeated="2" office:value-type="float" office:value="-0.14975" calcext:value-type="float">
            <text:p>-0.14975</text:p>
          </table:table-cell>
        </table:table-row>
        <table:table-row table:style-name="ro1">
          <table:table-cell table:number-columns-repeated="2" office:value-type="float" office:value="-0.151192" calcext:value-type="float">
            <text:p>-0.151192</text:p>
          </table:table-cell>
        </table:table-row>
        <table:table-row table:style-name="ro1">
          <table:table-cell table:number-columns-repeated="2" office:value-type="float" office:value="-0.152764" calcext:value-type="float">
            <text:p>-0.152764</text:p>
          </table:table-cell>
        </table:table-row>
        <table:table-row table:style-name="ro1">
          <table:table-cell table:number-columns-repeated="2" office:value-type="float" office:value="-0.154337" calcext:value-type="float">
            <text:p>-0.154337</text:p>
          </table:table-cell>
        </table:table-row>
        <table:table-row table:style-name="ro1">
          <table:table-cell table:number-columns-repeated="2" office:value-type="float" office:value="-0.155779" calcext:value-type="float">
            <text:p>-0.155779</text:p>
          </table:table-cell>
        </table:table-row>
        <table:table-row table:style-name="ro1">
          <table:table-cell table:number-columns-repeated="2" office:value-type="float" office:value="-0.156958" calcext:value-type="float">
            <text:p>-0.156958</text:p>
          </table:table-cell>
        </table:table-row>
        <table:table-row table:style-name="ro1">
          <table:table-cell table:number-columns-repeated="2" office:value-type="float" office:value="-0.157745" calcext:value-type="float">
            <text:p>-0.157745</text:p>
          </table:table-cell>
        </table:table-row>
        <table:table-row table:style-name="ro1">
          <table:table-cell table:number-columns-repeated="2" office:value-type="float" office:value="-0.158531" calcext:value-type="float">
            <text:p>-0.158531</text:p>
          </table:table-cell>
        </table:table-row>
        <table:table-row table:style-name="ro1">
          <table:table-cell table:number-columns-repeated="2" office:value-type="float" office:value="-0.159317" calcext:value-type="float">
            <text:p>-0.159317</text:p>
          </table:table-cell>
        </table:table-row>
        <table:table-row table:style-name="ro1">
          <table:table-cell table:number-columns-repeated="2" office:value-type="float" office:value="-0.159579" calcext:value-type="float">
            <text:p>-0.159579</text:p>
          </table:table-cell>
        </table:table-row>
        <table:table-row table:style-name="ro1">
          <table:table-cell table:number-columns-repeated="2" office:value-type="float" office:value="-0.15971" calcext:value-type="float">
            <text:p>-0.15971</text:p>
          </table:table-cell>
        </table:table-row>
        <table:table-row table:style-name="ro1">
          <table:table-cell table:number-columns-repeated="2" office:value-type="float" office:value="-0.15971" calcext:value-type="float">
            <text:p>-0.15971</text:p>
          </table:table-cell>
        </table:table-row>
        <table:table-row table:style-name="ro1">
          <table:table-cell table:number-columns-repeated="2" office:value-type="float" office:value="-0.159579" calcext:value-type="float">
            <text:p>-0.159579</text:p>
          </table:table-cell>
        </table:table-row>
        <table:table-row table:style-name="ro1">
          <table:table-cell table:number-columns-repeated="2" office:value-type="float" office:value="-0.159186" calcext:value-type="float">
            <text:p>-0.159186</text:p>
          </table:table-cell>
        </table:table-row>
        <table:table-row table:style-name="ro1">
          <table:table-cell table:number-columns-repeated="2" office:value-type="float" office:value="-0.159317" calcext:value-type="float">
            <text:p>-0.159317</text:p>
          </table:table-cell>
        </table:table-row>
        <table:table-row table:style-name="ro1">
          <table:table-cell table:number-columns-repeated="2" office:value-type="float" office:value="-0.159448" calcext:value-type="float">
            <text:p>-0.159448</text:p>
          </table:table-cell>
        </table:table-row>
        <table:table-row table:style-name="ro1">
          <table:table-cell table:number-columns-repeated="2" office:value-type="float" office:value="-0.159841" calcext:value-type="float">
            <text:p>-0.159841</text:p>
          </table:table-cell>
        </table:table-row>
        <table:table-row table:style-name="ro1">
          <table:table-cell table:number-columns-repeated="2" office:value-type="float" office:value="-0.160497" calcext:value-type="float">
            <text:p>-0.160497</text:p>
          </table:table-cell>
        </table:table-row>
        <table:table-row table:style-name="ro1">
          <table:table-cell table:number-columns-repeated="2" office:value-type="float" office:value="-0.161152" calcext:value-type="float">
            <text:p>-0.161152</text:p>
          </table:table-cell>
        </table:table-row>
        <table:table-row table:style-name="ro1">
          <table:table-cell table:number-columns-repeated="2" office:value-type="float" office:value="-0.162069" calcext:value-type="float">
            <text:p>-0.162069</text:p>
          </table:table-cell>
        </table:table-row>
        <table:table-row table:style-name="ro1">
          <table:table-cell table:number-columns-repeated="2" office:value-type="float" office:value="-0.163249" calcext:value-type="float">
            <text:p>-0.163249</text:p>
          </table:table-cell>
        </table:table-row>
        <table:table-row table:style-name="ro1">
          <table:table-cell table:number-columns-repeated="2" office:value-type="float" office:value="-0.16469" calcext:value-type="float">
            <text:p>-0.16469</text:p>
          </table:table-cell>
        </table:table-row>
        <table:table-row table:style-name="ro1">
          <table:table-cell table:number-columns-repeated="2" office:value-type="float" office:value="-0.166263" calcext:value-type="float">
            <text:p>-0.166263</text:p>
          </table:table-cell>
        </table:table-row>
        <table:table-row table:style-name="ro1">
          <table:table-cell table:number-columns-repeated="2" office:value-type="float" office:value="-0.167836" calcext:value-type="float">
            <text:p>-0.167836</text:p>
          </table:table-cell>
        </table:table-row>
        <table:table-row table:style-name="ro1">
          <table:table-cell table:number-columns-repeated="2" office:value-type="float" office:value="-0.169278" calcext:value-type="float">
            <text:p>-0.169278</text:p>
          </table:table-cell>
        </table:table-row>
        <table:table-row table:style-name="ro1">
          <table:table-cell table:number-columns-repeated="2" office:value-type="float" office:value="-0.170457" calcext:value-type="float">
            <text:p>-0.170457</text:p>
          </table:table-cell>
        </table:table-row>
        <table:table-row table:style-name="ro1">
          <table:table-cell table:number-columns-repeated="2" office:value-type="float" office:value="-0.171243" calcext:value-type="float">
            <text:p>-0.171243</text:p>
          </table:table-cell>
        </table:table-row>
        <table:table-row table:style-name="ro1">
          <table:table-cell table:number-columns-repeated="2" office:value-type="float" office:value="-0.171768" calcext:value-type="float">
            <text:p>-0.171768</text:p>
          </table:table-cell>
        </table:table-row>
        <table:table-row table:style-name="ro1">
          <table:table-cell table:number-columns-repeated="2" office:value-type="float" office:value="-0.172292" calcext:value-type="float">
            <text:p>-0.172292</text:p>
          </table:table-cell>
        </table:table-row>
        <table:table-row table:style-name="ro1">
          <table:table-cell table:number-columns-repeated="2" office:value-type="float" office:value="-0.172554" calcext:value-type="float">
            <text:p>-0.172554</text:p>
          </table:table-cell>
        </table:table-row>
        <table:table-row table:style-name="ro1">
          <table:table-cell table:number-columns-repeated="2" office:value-type="float" office:value="-0.172423" calcext:value-type="float">
            <text:p>-0.172423</text:p>
          </table:table-cell>
        </table:table-row>
        <table:table-row table:style-name="ro1">
          <table:table-cell table:number-columns-repeated="2" office:value-type="float" office:value="-0.172423" calcext:value-type="float">
            <text:p>-0.172423</text:p>
          </table:table-cell>
        </table:table-row>
        <table:table-row table:style-name="ro1">
          <table:table-cell table:number-columns-repeated="2" office:value-type="float" office:value="-0.172292" calcext:value-type="float">
            <text:p>-0.172292</text:p>
          </table:table-cell>
        </table:table-row>
        <table:table-row table:style-name="ro1">
          <table:table-cell table:number-columns-repeated="2" office:value-type="float" office:value="-0.17203" calcext:value-type="float">
            <text:p>-0.17203</text:p>
          </table:table-cell>
        </table:table-row>
        <table:table-row table:style-name="ro1">
          <table:table-cell table:number-columns-repeated="2" office:value-type="float" office:value="-0.17203" calcext:value-type="float">
            <text:p>-0.17203</text:p>
          </table:table-cell>
        </table:table-row>
        <table:table-row table:style-name="ro1">
          <table:table-cell table:number-columns-repeated="2" office:value-type="float" office:value="-0.172292" calcext:value-type="float">
            <text:p>-0.172292</text:p>
          </table:table-cell>
        </table:table-row>
        <table:table-row table:style-name="ro1">
          <table:table-cell table:number-columns-repeated="2" office:value-type="float" office:value="-0.172685" calcext:value-type="float">
            <text:p>-0.172685</text:p>
          </table:table-cell>
        </table:table-row>
        <table:table-row table:style-name="ro1">
          <table:table-cell table:number-columns-repeated="2" office:value-type="float" office:value="-0.173078" calcext:value-type="float">
            <text:p>-0.173078</text:p>
          </table:table-cell>
        </table:table-row>
        <table:table-row table:style-name="ro1">
          <table:table-cell table:number-columns-repeated="2" office:value-type="float" office:value="-0.173865" calcext:value-type="float">
            <text:p>-0.173865</text:p>
          </table:table-cell>
        </table:table-row>
        <table:table-row table:style-name="ro1">
          <table:table-cell table:number-columns-repeated="2" office:value-type="float" office:value="-0.174651" calcext:value-type="float">
            <text:p>-0.174651</text:p>
          </table:table-cell>
        </table:table-row>
        <table:table-row table:style-name="ro1">
          <table:table-cell table:number-columns-repeated="2" office:value-type="float" office:value="-0.175568" calcext:value-type="float">
            <text:p>-0.175568</text:p>
          </table:table-cell>
        </table:table-row>
        <table:table-row table:style-name="ro1">
          <table:table-cell table:number-columns-repeated="2" office:value-type="float" office:value="-0.176617" calcext:value-type="float">
            <text:p>-0.176617</text:p>
          </table:table-cell>
        </table:table-row>
        <table:table-row table:style-name="ro1">
          <table:table-cell table:number-columns-repeated="2" office:value-type="float" office:value="-0.177534" calcext:value-type="float">
            <text:p>-0.177534</text:p>
          </table:table-cell>
        </table:table-row>
        <table:table-row table:style-name="ro1">
          <table:table-cell table:number-columns-repeated="2" office:value-type="float" office:value="-0.178452" calcext:value-type="float">
            <text:p>-0.178452</text:p>
          </table:table-cell>
        </table:table-row>
        <table:table-row table:style-name="ro1">
          <table:table-cell table:number-columns-repeated="2" office:value-type="float" office:value="-0.1795" calcext:value-type="float">
            <text:p>-0.1795</text:p>
          </table:table-cell>
        </table:table-row>
        <table:table-row table:style-name="ro1">
          <table:table-cell table:number-columns-repeated="2" office:value-type="float" office:value="-0.18068" calcext:value-type="float">
            <text:p>-0.18068</text:p>
          </table:table-cell>
        </table:table-row>
        <table:table-row table:style-name="ro1">
          <table:table-cell table:number-columns-repeated="2" office:value-type="float" office:value="-0.181466" calcext:value-type="float">
            <text:p>-0.181466</text:p>
          </table:table-cell>
        </table:table-row>
        <table:table-row table:style-name="ro1">
          <table:table-cell table:number-columns-repeated="2" office:value-type="float" office:value="-0.182121" calcext:value-type="float">
            <text:p>-0.182121</text:p>
          </table:table-cell>
        </table:table-row>
        <table:table-row table:style-name="ro1">
          <table:table-cell table:number-columns-repeated="2" office:value-type="float" office:value="-0.182384" calcext:value-type="float">
            <text:p>-0.182384</text:p>
          </table:table-cell>
        </table:table-row>
        <table:table-row table:style-name="ro1">
          <table:table-cell table:number-columns-repeated="2" office:value-type="float" office:value="-0.182515" calcext:value-type="float">
            <text:p>-0.182515</text:p>
          </table:table-cell>
        </table:table-row>
        <table:table-row table:style-name="ro1">
          <table:table-cell table:number-columns-repeated="2" office:value-type="float" office:value="-0.182515" calcext:value-type="float">
            <text:p>-0.182515</text:p>
          </table:table-cell>
        </table:table-row>
        <table:table-row table:style-name="ro1">
          <table:table-cell table:number-columns-repeated="2" office:value-type="float" office:value="-0.182253" calcext:value-type="float">
            <text:p>-0.182253</text:p>
          </table:table-cell>
        </table:table-row>
        <table:table-row table:style-name="ro1">
          <table:table-cell table:number-columns-repeated="2" office:value-type="float" office:value="-0.181728" calcext:value-type="float">
            <text:p>-0.181728</text:p>
          </table:table-cell>
        </table:table-row>
        <table:table-row table:style-name="ro1">
          <table:table-cell table:number-columns-repeated="2" office:value-type="float" office:value="-0.181204" calcext:value-type="float">
            <text:p>-0.181204</text:p>
          </table:table-cell>
        </table:table-row>
        <table:table-row table:style-name="ro1">
          <table:table-cell table:number-columns-repeated="2" office:value-type="float" office:value="-0.180811" calcext:value-type="float">
            <text:p>-0.180811</text:p>
          </table:table-cell>
        </table:table-row>
        <table:table-row table:style-name="ro1">
          <table:table-cell table:number-columns-repeated="2" office:value-type="float" office:value="-0.18068" calcext:value-type="float">
            <text:p>-0.18068</text:p>
          </table:table-cell>
        </table:table-row>
        <table:table-row table:style-name="ro1">
          <table:table-cell table:number-columns-repeated="2" office:value-type="float" office:value="-0.180811" calcext:value-type="float">
            <text:p>-0.180811</text:p>
          </table:table-cell>
        </table:table-row>
        <table:table-row table:style-name="ro1">
          <table:table-cell table:number-columns-repeated="2" office:value-type="float" office:value="-0.181204" calcext:value-type="float">
            <text:p>-0.181204</text:p>
          </table:table-cell>
        </table:table-row>
        <table:table-row table:style-name="ro1">
          <table:table-cell table:number-columns-repeated="2" office:value-type="float" office:value="-0.181859" calcext:value-type="float">
            <text:p>-0.181859</text:p>
          </table:table-cell>
        </table:table-row>
        <table:table-row table:style-name="ro1">
          <table:table-cell table:number-columns-repeated="2" office:value-type="float" office:value="-0.182777" calcext:value-type="float">
            <text:p>-0.182777</text:p>
          </table:table-cell>
        </table:table-row>
        <table:table-row table:style-name="ro1">
          <table:table-cell table:number-columns-repeated="2" office:value-type="float" office:value="-0.183825" calcext:value-type="float">
            <text:p>-0.183825</text:p>
          </table:table-cell>
        </table:table-row>
        <table:table-row table:style-name="ro1">
          <table:table-cell table:number-columns-repeated="2" office:value-type="float" office:value="-0.185136" calcext:value-type="float">
            <text:p>-0.185136</text:p>
          </table:table-cell>
        </table:table-row>
        <table:table-row table:style-name="ro1">
          <table:table-cell table:number-columns-repeated="2" office:value-type="float" office:value="-0.186447" calcext:value-type="float">
            <text:p>-0.186447</text:p>
          </table:table-cell>
        </table:table-row>
        <table:table-row table:style-name="ro1">
          <table:table-cell table:number-columns-repeated="2" office:value-type="float" office:value="-0.188019" calcext:value-type="float">
            <text:p>-0.188019</text:p>
          </table:table-cell>
        </table:table-row>
        <table:table-row table:style-name="ro1">
          <table:table-cell table:number-columns-repeated="2" office:value-type="float" office:value="-0.189461" calcext:value-type="float">
            <text:p>-0.189461</text:p>
          </table:table-cell>
        </table:table-row>
        <table:table-row table:style-name="ro1">
          <table:table-cell table:number-columns-repeated="2" office:value-type="float" office:value="-0.190772" calcext:value-type="float">
            <text:p>-0.190772</text:p>
          </table:table-cell>
        </table:table-row>
        <table:table-row table:style-name="ro1">
          <table:table-cell table:number-columns-repeated="2" office:value-type="float" office:value="-0.191689" calcext:value-type="float">
            <text:p>-0.191689</text:p>
          </table:table-cell>
        </table:table-row>
        <table:table-row table:style-name="ro1">
          <table:table-cell table:number-columns-repeated="2" office:value-type="float" office:value="-0.192737" calcext:value-type="float">
            <text:p>-0.192737</text:p>
          </table:table-cell>
        </table:table-row>
        <table:table-row table:style-name="ro1">
          <table:table-cell table:number-columns-repeated="2" office:value-type="float" office:value="-0.193524" calcext:value-type="float">
            <text:p>-0.193524</text:p>
          </table:table-cell>
        </table:table-row>
        <table:table-row table:style-name="ro1">
          <table:table-cell table:number-columns-repeated="2" office:value-type="float" office:value="-0.193786" calcext:value-type="float">
            <text:p>-0.193786</text:p>
          </table:table-cell>
        </table:table-row>
        <table:table-row table:style-name="ro1">
          <table:table-cell table:number-columns-repeated="2" office:value-type="float" office:value="-0.193786" calcext:value-type="float">
            <text:p>-0.193786</text:p>
          </table:table-cell>
        </table:table-row>
        <table:table-row table:style-name="ro1">
          <table:table-cell table:number-columns-repeated="2" office:value-type="float" office:value="-0.193524" calcext:value-type="float">
            <text:p>-0.193524</text:p>
          </table:table-cell>
        </table:table-row>
        <table:table-row table:style-name="ro1">
          <table:table-cell table:number-columns-repeated="2" office:value-type="float" office:value="-0.192999" calcext:value-type="float">
            <text:p>-0.192999</text:p>
          </table:table-cell>
        </table:table-row>
        <table:table-row table:style-name="ro1">
          <table:table-cell table:number-columns-repeated="2" office:value-type="float" office:value="-0.192213" calcext:value-type="float">
            <text:p>-0.192213</text:p>
          </table:table-cell>
        </table:table-row>
        <table:table-row table:style-name="ro1">
          <table:table-cell table:number-columns-repeated="2" office:value-type="float" office:value="-0.191427" calcext:value-type="float">
            <text:p>-0.191427</text:p>
          </table:table-cell>
        </table:table-row>
        <table:table-row table:style-name="ro1">
          <table:table-cell table:number-columns-repeated="2" office:value-type="float" office:value="-0.190903" calcext:value-type="float">
            <text:p>-0.190903</text:p>
          </table:table-cell>
        </table:table-row>
        <table:table-row table:style-name="ro1">
          <table:table-cell table:number-columns-repeated="2" office:value-type="float" office:value="-0.19064" calcext:value-type="float">
            <text:p>-0.19064</text:p>
          </table:table-cell>
        </table:table-row>
        <table:table-row table:style-name="ro1">
          <table:table-cell table:number-columns-repeated="2" office:value-type="float" office:value="-0.190903" calcext:value-type="float">
            <text:p>-0.190903</text:p>
          </table:table-cell>
        </table:table-row>
        <table:table-row table:style-name="ro1">
          <table:table-cell table:number-columns-repeated="2" office:value-type="float" office:value="-0.191427" calcext:value-type="float">
            <text:p>-0.191427</text:p>
          </table:table-cell>
        </table:table-row>
        <table:table-row table:style-name="ro1">
          <table:table-cell table:number-columns-repeated="2" office:value-type="float" office:value="-0.191951" calcext:value-type="float">
            <text:p>-0.191951</text:p>
          </table:table-cell>
        </table:table-row>
        <table:table-row table:style-name="ro1">
          <table:table-cell table:number-columns-repeated="2" office:value-type="float" office:value="-0.192475" calcext:value-type="float">
            <text:p>-0.192475</text:p>
          </table:table-cell>
        </table:table-row>
        <table:table-row table:style-name="ro1">
          <table:table-cell table:number-columns-repeated="2" office:value-type="float" office:value="-0.193" calcext:value-type="float">
            <text:p>-0.193</text:p>
          </table:table-cell>
        </table:table-row>
        <table:table-row table:style-name="ro1">
          <table:table-cell table:number-columns-repeated="2" office:value-type="float" office:value="-0.193524" calcext:value-type="float">
            <text:p>-0.193524</text:p>
          </table:table-cell>
        </table:table-row>
        <table:table-row table:style-name="ro1">
          <table:table-cell table:number-columns-repeated="2" office:value-type="float" office:value="-0.194048" calcext:value-type="float">
            <text:p>-0.194048</text:p>
          </table:table-cell>
        </table:table-row>
        <table:table-row table:style-name="ro1">
          <table:table-cell table:number-columns-repeated="2" office:value-type="float" office:value="-0.194572" calcext:value-type="float">
            <text:p>-0.194572</text:p>
          </table:table-cell>
        </table:table-row>
        <table:table-row table:style-name="ro1">
          <table:table-cell table:number-columns-repeated="2" office:value-type="float" office:value="-0.195096" calcext:value-type="float">
            <text:p>-0.195096</text:p>
          </table:table-cell>
        </table:table-row>
        <table:table-row table:style-name="ro1">
          <table:table-cell table:number-columns-repeated="2" office:value-type="float" office:value="-0.19562" calcext:value-type="float">
            <text:p>-0.19562</text:p>
          </table:table-cell>
        </table:table-row>
        <table:table-row table:style-name="ro1">
          <table:table-cell table:number-columns-repeated="2" office:value-type="float" office:value="-0.196145" calcext:value-type="float">
            <text:p>-0.196145</text:p>
          </table:table-cell>
        </table:table-row>
        <table:table-row table:style-name="ro1">
          <table:table-cell table:number-columns-repeated="2" office:value-type="float" office:value="-0.196931" calcext:value-type="float">
            <text:p>-0.196931</text:p>
          </table:table-cell>
        </table:table-row>
        <table:table-row table:style-name="ro1">
          <table:table-cell table:number-columns-repeated="2" office:value-type="float" office:value="-0.197324" calcext:value-type="float">
            <text:p>-0.197324</text:p>
          </table:table-cell>
        </table:table-row>
        <table:table-row table:style-name="ro1">
          <table:table-cell table:number-columns-repeated="2" office:value-type="float" office:value="-0.197455" calcext:value-type="float">
            <text:p>-0.197455</text:p>
          </table:table-cell>
        </table:table-row>
        <table:table-row table:style-name="ro1">
          <table:table-cell table:number-columns-repeated="2" office:value-type="float" office:value="-0.197324" calcext:value-type="float">
            <text:p>-0.197324</text:p>
          </table:table-cell>
        </table:table-row>
        <table:table-row table:style-name="ro1">
          <table:table-cell table:number-columns-repeated="2" office:value-type="float" office:value="-0.196931" calcext:value-type="float">
            <text:p>-0.196931</text:p>
          </table:table-cell>
        </table:table-row>
        <table:table-row table:style-name="ro1">
          <table:table-cell table:number-columns-repeated="2" office:value-type="float" office:value="-0.196407" calcext:value-type="float">
            <text:p>-0.196407</text:p>
          </table:table-cell>
        </table:table-row>
        <table:table-row table:style-name="ro1">
          <table:table-cell table:number-columns-repeated="2" office:value-type="float" office:value="-0.195882" calcext:value-type="float">
            <text:p>-0.195882</text:p>
          </table:table-cell>
        </table:table-row>
        <table:table-row table:style-name="ro1">
          <table:table-cell table:number-columns-repeated="2" office:value-type="float" office:value="-0.195358" calcext:value-type="float">
            <text:p>-0.195358</text:p>
          </table:table-cell>
        </table:table-row>
        <table:table-row table:style-name="ro1">
          <table:table-cell table:number-columns-repeated="2" office:value-type="float" office:value="-0.195227" calcext:value-type="float">
            <text:p>-0.195227</text:p>
          </table:table-cell>
        </table:table-row>
        <table:table-row table:style-name="ro1">
          <table:table-cell table:number-columns-repeated="2" office:value-type="float" office:value="-0.195489" calcext:value-type="float">
            <text:p>-0.195489</text:p>
          </table:table-cell>
        </table:table-row>
        <table:table-row table:style-name="ro1">
          <table:table-cell table:number-columns-repeated="2" office:value-type="float" office:value="-0.196013" calcext:value-type="float">
            <text:p>-0.196013</text:p>
          </table:table-cell>
        </table:table-row>
        <table:table-row table:style-name="ro1">
          <table:table-cell table:number-columns-repeated="2" office:value-type="float" office:value="-0.1968" calcext:value-type="float">
            <text:p>-0.1968</text:p>
          </table:table-cell>
        </table:table-row>
        <table:table-row table:style-name="ro1">
          <table:table-cell table:number-columns-repeated="2" office:value-type="float" office:value="-0.197979" calcext:value-type="float">
            <text:p>-0.197979</text:p>
          </table:table-cell>
        </table:table-row>
        <table:table-row table:style-name="ro1">
          <table:table-cell table:number-columns-repeated="2" office:value-type="float" office:value="-0.199421" calcext:value-type="float">
            <text:p>-0.199421</text:p>
          </table:table-cell>
        </table:table-row>
        <table:table-row table:style-name="ro1">
          <table:table-cell table:number-columns-repeated="2" office:value-type="float" office:value="-0.200994" calcext:value-type="float">
            <text:p>-0.200994</text:p>
          </table:table-cell>
        </table:table-row>
        <table:table-row table:style-name="ro1">
          <table:table-cell table:number-columns-repeated="2" office:value-type="float" office:value="-0.202698" calcext:value-type="float">
            <text:p>-0.202698</text:p>
          </table:table-cell>
        </table:table-row>
        <table:table-row table:style-name="ro1">
          <table:table-cell table:number-columns-repeated="2" office:value-type="float" office:value="-0.204139" calcext:value-type="float">
            <text:p>-0.204139</text:p>
          </table:table-cell>
        </table:table-row>
        <table:table-row table:style-name="ro1">
          <table:table-cell table:number-columns-repeated="2" office:value-type="float" office:value="-0.205319" calcext:value-type="float">
            <text:p>-0.205319</text:p>
          </table:table-cell>
        </table:table-row>
        <table:table-row table:style-name="ro1">
          <table:table-cell table:number-columns-repeated="2" office:value-type="float" office:value="-0.206367" calcext:value-type="float">
            <text:p>-0.206367</text:p>
          </table:table-cell>
        </table:table-row>
        <table:table-row table:style-name="ro1">
          <table:table-cell table:number-columns-repeated="2" office:value-type="float" office:value="-0.207285" calcext:value-type="float">
            <text:p>-0.207285</text:p>
          </table:table-cell>
        </table:table-row>
        <table:table-row table:style-name="ro1">
          <table:table-cell table:number-columns-repeated="2" office:value-type="float" office:value="-0.208202" calcext:value-type="float">
            <text:p>-0.208202</text:p>
          </table:table-cell>
        </table:table-row>
        <table:table-row table:style-name="ro1">
          <table:table-cell table:number-columns-repeated="2" office:value-type="float" office:value="-0.209119" calcext:value-type="float">
            <text:p>-0.209119</text:p>
          </table:table-cell>
        </table:table-row>
        <table:table-row table:style-name="ro1">
          <table:table-cell table:number-columns-repeated="2" office:value-type="float" office:value="-0.210037" calcext:value-type="float">
            <text:p>-0.210037</text:p>
          </table:table-cell>
        </table:table-row>
        <table:table-row table:style-name="ro1">
          <table:table-cell table:number-columns-repeated="2" office:value-type="float" office:value="-0.210954" calcext:value-type="float">
            <text:p>-0.210954</text:p>
          </table:table-cell>
        </table:table-row>
        <table:table-row table:style-name="ro1">
          <table:table-cell table:number-columns-repeated="2" office:value-type="float" office:value="-0.211872" calcext:value-type="float">
            <text:p>-0.211872</text:p>
          </table:table-cell>
        </table:table-row>
        <table:table-row table:style-name="ro1">
          <table:table-cell table:number-columns-repeated="2" office:value-type="float" office:value="-0.212789" calcext:value-type="float">
            <text:p>-0.212789</text:p>
          </table:table-cell>
        </table:table-row>
        <table:table-row table:style-name="ro1">
          <table:table-cell table:number-columns-repeated="2" office:value-type="float" office:value="-0.213707" calcext:value-type="float">
            <text:p>-0.213707</text:p>
          </table:table-cell>
        </table:table-row>
        <table:table-row table:style-name="ro1">
          <table:table-cell table:number-columns-repeated="2" office:value-type="float" office:value="-0.214624" calcext:value-type="float">
            <text:p>-0.214624</text:p>
          </table:table-cell>
        </table:table-row>
        <table:table-row table:style-name="ro1">
          <table:table-cell table:number-columns-repeated="2" office:value-type="float" office:value="-0.215541" calcext:value-type="float">
            <text:p>-0.215541</text:p>
          </table:table-cell>
        </table:table-row>
        <table:table-row table:style-name="ro1">
          <table:table-cell table:number-columns-repeated="2" office:value-type="float" office:value="-0.216459" calcext:value-type="float">
            <text:p>-0.216459</text:p>
          </table:table-cell>
        </table:table-row>
        <table:table-row table:style-name="ro1">
          <table:table-cell table:number-columns-repeated="2" office:value-type="float" office:value="-0.217245" calcext:value-type="float">
            <text:p>-0.217245</text:p>
          </table:table-cell>
        </table:table-row>
        <table:table-row table:style-name="ro1">
          <table:table-cell table:number-columns-repeated="2" office:value-type="float" office:value="-0.218556" calcext:value-type="float">
            <text:p>-0.218556</text:p>
          </table:table-cell>
        </table:table-row>
        <table:table-row table:style-name="ro1">
          <table:table-cell table:number-columns-repeated="2" office:value-type="float" office:value="-0.22026" calcext:value-type="float">
            <text:p>-0.22026</text:p>
          </table:table-cell>
        </table:table-row>
        <table:table-row table:style-name="ro1">
          <table:table-cell table:number-columns-repeated="2" office:value-type="float" office:value="-0.222094" calcext:value-type="float">
            <text:p>-0.222094</text:p>
          </table:table-cell>
        </table:table-row>
        <table:table-row table:style-name="ro1">
          <table:table-cell table:number-columns-repeated="2" office:value-type="float" office:value="-0.22406" calcext:value-type="float">
            <text:p>-0.22406</text:p>
          </table:table-cell>
        </table:table-row>
        <table:table-row table:style-name="ro1">
          <table:table-cell table:number-columns-repeated="2" office:value-type="float" office:value="-0.225895" calcext:value-type="float">
            <text:p>-0.225895</text:p>
          </table:table-cell>
        </table:table-row>
        <table:table-row table:style-name="ro1">
          <table:table-cell table:number-columns-repeated="2" office:value-type="float" office:value="-0.227206" calcext:value-type="float">
            <text:p>-0.227206</text:p>
          </table:table-cell>
        </table:table-row>
        <table:table-row table:style-name="ro1">
          <table:table-cell table:number-columns-repeated="2" office:value-type="float" office:value="-0.228123" calcext:value-type="float">
            <text:p>-0.228123</text:p>
          </table:table-cell>
        </table:table-row>
        <table:table-row table:style-name="ro1">
          <table:table-cell table:number-columns-repeated="2" office:value-type="float" office:value="-0.228778" calcext:value-type="float">
            <text:p>-0.228778</text:p>
          </table:table-cell>
        </table:table-row>
        <table:table-row table:style-name="ro1">
          <table:table-cell table:number-columns-repeated="2" office:value-type="float" office:value="-0.229303" calcext:value-type="float">
            <text:p>-0.229303</text:p>
          </table:table-cell>
        </table:table-row>
        <table:table-row table:style-name="ro1">
          <table:table-cell table:number-columns-repeated="2" office:value-type="float" office:value="-0.229827" calcext:value-type="float">
            <text:p>-0.229827</text:p>
          </table:table-cell>
        </table:table-row>
        <table:table-row table:style-name="ro1">
          <table:table-cell table:number-columns-repeated="2" office:value-type="float" office:value="-0.230351" calcext:value-type="float">
            <text:p>-0.230351</text:p>
          </table:table-cell>
        </table:table-row>
        <table:table-row table:style-name="ro1">
          <table:table-cell table:number-columns-repeated="2" office:value-type="float" office:value="-0.230875" calcext:value-type="float">
            <text:p>-0.230875</text:p>
          </table:table-cell>
        </table:table-row>
        <table:table-row table:style-name="ro1">
          <table:table-cell table:number-columns-repeated="2" office:value-type="float" office:value="-0.2314" calcext:value-type="float">
            <text:p>-0.2314</text:p>
          </table:table-cell>
        </table:table-row>
        <table:table-row table:style-name="ro1">
          <table:table-cell table:number-columns-repeated="2" office:value-type="float" office:value="-0.231924" calcext:value-type="float">
            <text:p>-0.231924</text:p>
          </table:table-cell>
        </table:table-row>
        <table:table-row table:style-name="ro1">
          <table:table-cell table:number-columns-repeated="2" office:value-type="float" office:value="-0.232448" calcext:value-type="float">
            <text:p>-0.232448</text:p>
          </table:table-cell>
        </table:table-row>
        <table:table-row table:style-name="ro1">
          <table:table-cell table:number-columns-repeated="2" office:value-type="float" office:value="-0.232972" calcext:value-type="float">
            <text:p>-0.232972</text:p>
          </table:table-cell>
        </table:table-row>
        <table:table-row table:style-name="ro1">
          <table:table-cell table:number-columns-repeated="2" office:value-type="float" office:value="-0.232972" calcext:value-type="float">
            <text:p>-0.232972</text:p>
          </table:table-cell>
        </table:table-row>
        <table:table-row table:style-name="ro1">
          <table:table-cell table:number-columns-repeated="2" office:value-type="float" office:value="-0.233103" calcext:value-type="float">
            <text:p>-0.233103</text:p>
          </table:table-cell>
        </table:table-row>
        <table:table-row table:style-name="ro1">
          <table:table-cell table:number-columns-repeated="2" office:value-type="float" office:value="-0.233758" calcext:value-type="float">
            <text:p>-0.233758</text:p>
          </table:table-cell>
        </table:table-row>
        <table:table-row table:style-name="ro1">
          <table:table-cell table:number-columns-repeated="2" office:value-type="float" office:value="-0.234938" calcext:value-type="float">
            <text:p>-0.234938</text:p>
          </table:table-cell>
        </table:table-row>
        <table:table-row table:style-name="ro1">
          <table:table-cell table:number-columns-repeated="2" office:value-type="float" office:value="-0.23638" calcext:value-type="float">
            <text:p>-0.23638</text:p>
          </table:table-cell>
        </table:table-row>
        <table:table-row table:style-name="ro1">
          <table:table-cell table:number-columns-repeated="2" office:value-type="float" office:value="-0.237952" calcext:value-type="float">
            <text:p>-0.237952</text:p>
          </table:table-cell>
        </table:table-row>
        <table:table-row table:style-name="ro1">
          <table:table-cell table:number-columns-repeated="2" office:value-type="float" office:value="-0.239656" calcext:value-type="float">
            <text:p>-0.239656</text:p>
          </table:table-cell>
        </table:table-row>
        <table:table-row table:style-name="ro1">
          <table:table-cell table:number-columns-repeated="2" office:value-type="float" office:value="-0.240966" calcext:value-type="float">
            <text:p>-0.240966</text:p>
          </table:table-cell>
        </table:table-row>
        <table:table-row table:style-name="ro1">
          <table:table-cell table:number-columns-repeated="2" office:value-type="float" office:value="-0.242014" calcext:value-type="float">
            <text:p>-0.242014</text:p>
          </table:table-cell>
        </table:table-row>
        <table:table-row table:style-name="ro1">
          <table:table-cell table:number-columns-repeated="2" office:value-type="float" office:value="-0.243063" calcext:value-type="float">
            <text:p>-0.243063</text:p>
          </table:table-cell>
        </table:table-row>
        <table:table-row table:style-name="ro1">
          <table:table-cell table:number-columns-repeated="2" office:value-type="float" office:value="-0.24398" calcext:value-type="float">
            <text:p>-0.24398</text:p>
          </table:table-cell>
        </table:table-row>
        <table:table-row table:style-name="ro1">
          <table:table-cell table:number-columns-repeated="2" office:value-type="float" office:value="-0.244897" calcext:value-type="float">
            <text:p>-0.244897</text:p>
          </table:table-cell>
        </table:table-row>
        <table:table-row table:style-name="ro1">
          <table:table-cell table:number-columns-repeated="2" office:value-type="float" office:value="-0.245815" calcext:value-type="float">
            <text:p>-0.245815</text:p>
          </table:table-cell>
        </table:table-row>
        <table:table-row table:style-name="ro1">
          <table:table-cell table:number-columns-repeated="2" office:value-type="float" office:value="-0.246732" calcext:value-type="float">
            <text:p>-0.246732</text:p>
          </table:table-cell>
        </table:table-row>
        <table:table-row table:style-name="ro1">
          <table:table-cell table:number-columns-repeated="2" office:value-type="float" office:value="-0.24765" calcext:value-type="float">
            <text:p>-0.24765</text:p>
          </table:table-cell>
        </table:table-row>
        <table:table-row table:style-name="ro1">
          <table:table-cell table:number-columns-repeated="2" office:value-type="float" office:value="-0.248567" calcext:value-type="float">
            <text:p>-0.248567</text:p>
          </table:table-cell>
        </table:table-row>
        <table:table-row table:style-name="ro1">
          <table:table-cell table:number-columns-repeated="2" office:value-type="float" office:value="-0.249484" calcext:value-type="float">
            <text:p>-0.249484</text:p>
          </table:table-cell>
        </table:table-row>
        <table:table-row table:style-name="ro1">
          <table:table-cell office:value-type="float" office:value="-0.250401" calcext:value-type="float">
            <text:p>-0.25040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1319" calcext:value-type="float">
            <text:p>-0.25131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2236" calcext:value-type="float">
            <text:p>-0.25223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3153" calcext:value-type="float">
            <text:p>-0.25315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407" calcext:value-type="float">
            <text:p>-0.2540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4856" calcext:value-type="float">
            <text:p>-0.25485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6036" calcext:value-type="float">
            <text:p>-0.25603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7478" calcext:value-type="float">
            <text:p>-0.25747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905" calcext:value-type="float">
            <text:p>-0.2590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0623" calcext:value-type="float">
            <text:p>-0.26062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1802" calcext:value-type="float">
            <text:p>-0.26180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2719" calcext:value-type="float">
            <text:p>-0.26271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3636" calcext:value-type="float">
            <text:p>-0.26363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403" calcext:value-type="float">
            <text:p>-0.264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3898" calcext:value-type="float">
            <text:p>-0.26389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3374" calcext:value-type="float">
            <text:p>-0.26337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2326" calcext:value-type="float">
            <text:p>-0.26232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0884" calcext:value-type="float">
            <text:p>-0.26088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9443" calcext:value-type="float">
            <text:p>-0.25944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787" calcext:value-type="float">
            <text:p>-0.2578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669" calcext:value-type="float">
            <text:p>-0.2566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6035" calcext:value-type="float">
            <text:p>-0.25603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538" calcext:value-type="float">
            <text:p>-0.255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4725" calcext:value-type="float">
            <text:p>-0.2547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4069" calcext:value-type="float">
            <text:p>-0.25406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3414" calcext:value-type="float">
            <text:p>-0.25341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2759" calcext:value-type="float">
            <text:p>-0.25275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2103" calcext:value-type="float">
            <text:p>-0.2521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1448" calcext:value-type="float">
            <text:p>-0.25144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0793" calcext:value-type="float">
            <text:p>-0.25079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0137" calcext:value-type="float">
            <text:p>-0.25013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table:number-columns-repeated="2" office:value-type="float" office:value="-0.249482" calcext:value-type="float">
            <text:p>-0.249482</text:p>
          </table:table-cell>
        </table:table-row>
        <table:table-row table:style-name="ro1">
          <table:table-cell table:number-columns-repeated="2" office:value-type="float" office:value="-0.248827" calcext:value-type="float">
            <text:p>-0.248827</text:p>
          </table:table-cell>
        </table:table-row>
        <table:table-row table:style-name="ro1">
          <table:table-cell table:number-columns-repeated="2" office:value-type="float" office:value="-0.248172" calcext:value-type="float">
            <text:p>-0.248172</text:p>
          </table:table-cell>
        </table:table-row>
        <table:table-row table:style-name="ro1">
          <table:table-cell table:number-columns-repeated="2" office:value-type="float" office:value="-0.247516" calcext:value-type="float">
            <text:p>-0.247516</text:p>
          </table:table-cell>
        </table:table-row>
        <table:table-row table:style-name="ro1">
          <table:table-cell table:number-columns-repeated="2" office:value-type="float" office:value="-0.247385" calcext:value-type="float">
            <text:p>-0.247385</text:p>
          </table:table-cell>
        </table:table-row>
        <table:table-row table:style-name="ro1">
          <table:table-cell table:number-columns-repeated="2" office:value-type="float" office:value="-0.24673" calcext:value-type="float">
            <text:p>-0.24673</text:p>
          </table:table-cell>
        </table:table-row>
        <table:table-row table:style-name="ro1">
          <table:table-cell table:number-columns-repeated="2" office:value-type="float" office:value="-0.245813" calcext:value-type="float">
            <text:p>-0.245813</text:p>
          </table:table-cell>
        </table:table-row>
        <table:table-row table:style-name="ro1">
          <table:table-cell table:number-columns-repeated="2" office:value-type="float" office:value="-0.244764" calcext:value-type="float">
            <text:p>-0.244764</text:p>
          </table:table-cell>
        </table:table-row>
        <table:table-row table:style-name="ro1">
          <table:table-cell table:number-columns-repeated="2" office:value-type="float" office:value="-0.243716" calcext:value-type="float">
            <text:p>-0.243716</text:p>
          </table:table-cell>
        </table:table-row>
        <table:table-row table:style-name="ro1">
          <table:table-cell table:number-columns-repeated="2" office:value-type="float" office:value="-0.242536" calcext:value-type="float">
            <text:p>-0.242536</text:p>
          </table:table-cell>
        </table:table-row>
        <table:table-row table:style-name="ro1">
          <table:table-cell table:number-columns-repeated="2" office:value-type="float" office:value="-0.241881" calcext:value-type="float">
            <text:p>-0.241881</text:p>
          </table:table-cell>
        </table:table-row>
        <table:table-row table:style-name="ro1">
          <table:table-cell table:number-columns-repeated="2" office:value-type="float" office:value="-0.241619" calcext:value-type="float">
            <text:p>-0.241619</text:p>
          </table:table-cell>
        </table:table-row>
        <table:table-row table:style-name="ro1">
          <table:table-cell table:number-columns-repeated="2" office:value-type="float" office:value="-0.24175" calcext:value-type="float">
            <text:p>-0.24175</text:p>
          </table:table-cell>
        </table:table-row>
        <table:table-row table:style-name="ro1">
          <table:table-cell table:number-columns-repeated="2" office:value-type="float" office:value="-0.242405" calcext:value-type="float">
            <text:p>-0.242405</text:p>
          </table:table-cell>
        </table:table-row>
        <table:table-row table:style-name="ro1">
          <table:table-cell table:number-columns-repeated="2" office:value-type="float" office:value="-0.243453" calcext:value-type="float">
            <text:p>-0.243453</text:p>
          </table:table-cell>
        </table:table-row>
        <table:table-row table:style-name="ro1">
          <table:table-cell table:number-columns-repeated="2" office:value-type="float" office:value="-0.244895" calcext:value-type="float">
            <text:p>-0.244895</text:p>
          </table:table-cell>
        </table:table-row>
        <table:table-row table:style-name="ro1">
          <table:table-cell table:number-columns-repeated="2" office:value-type="float" office:value="-0.246599" calcext:value-type="float">
            <text:p>-0.246599</text:p>
          </table:table-cell>
        </table:table-row>
        <table:table-row table:style-name="ro1">
          <table:table-cell table:number-columns-repeated="2" office:value-type="float" office:value="-0.248302" calcext:value-type="float">
            <text:p>-0.248302</text:p>
          </table:table-cell>
        </table:table-row>
        <table:table-row table:style-name="ro1">
          <table:table-cell table:number-columns-repeated="2" office:value-type="float" office:value="-0.249744" calcext:value-type="float">
            <text:p>-0.249744</text:p>
          </table:table-cell>
        </table:table-row>
        <table:table-row table:style-name="ro1">
          <table:table-cell office:value-type="float" office:value="-0.251055" calcext:value-type="float">
            <text:p>-0.25105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2103" calcext:value-type="float">
            <text:p>-0.2521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3152" calcext:value-type="float">
            <text:p>-0.25315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42" calcext:value-type="float">
            <text:p>-0.254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5248" calcext:value-type="float">
            <text:p>-0.25524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6297" calcext:value-type="float">
            <text:p>-0.25629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7345" calcext:value-type="float">
            <text:p>-0.25734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8394" calcext:value-type="float">
            <text:p>-0.25839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59442" calcext:value-type="float">
            <text:p>-0.25944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0491" calcext:value-type="float">
            <text:p>-0.26049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1539" calcext:value-type="float">
            <text:p>-0.26153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2588" calcext:value-type="float">
            <text:p>-0.26258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3636" calcext:value-type="float">
            <text:p>-0.26363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4684" calcext:value-type="float">
            <text:p>-0.26468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5602" calcext:value-type="float">
            <text:p>-0.26560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6519" calcext:value-type="float">
            <text:p>-0.26651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7437" calcext:value-type="float">
            <text:p>-0.26743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8354" calcext:value-type="float">
            <text:p>-0.26835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69272" calcext:value-type="float">
            <text:p>-0.26927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0189" calcext:value-type="float">
            <text:p>-0.27018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1106" calcext:value-type="float">
            <text:p>-0.27110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2155" calcext:value-type="float">
            <text:p>-0.27215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2941" calcext:value-type="float">
            <text:p>-0.27294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3203" calcext:value-type="float">
            <text:p>-0.2732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3466" calcext:value-type="float">
            <text:p>-0.27346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3728" calcext:value-type="float">
            <text:p>-0.27372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399" calcext:value-type="float">
            <text:p>-0.2739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4252" calcext:value-type="float">
            <text:p>-0.27425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4514" calcext:value-type="float">
            <text:p>-0.27451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4776" calcext:value-type="float">
            <text:p>-0.27477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5038" calcext:value-type="float">
            <text:p>-0.2750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4907" calcext:value-type="float">
            <text:p>-0.27490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5301" calcext:value-type="float">
            <text:p>-0.27530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6218" calcext:value-type="float">
            <text:p>-0.27621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766" calcext:value-type="float">
            <text:p>-0.2776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79363" calcext:value-type="float">
            <text:p>-0.27936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1198" calcext:value-type="float">
            <text:p>-0.28119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3164" calcext:value-type="float">
            <text:p>-0.28316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4868" calcext:value-type="float">
            <text:p>-0.28486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6309" calcext:value-type="float">
            <text:p>-0.28630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7226" calcext:value-type="float">
            <text:p>-0.28722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775" calcext:value-type="float">
            <text:p>-0.2877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8013" calcext:value-type="float">
            <text:p>-0.28801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775" calcext:value-type="float">
            <text:p>-0.2877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6964" calcext:value-type="float">
            <text:p>-0.28696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5916" calcext:value-type="float">
            <text:p>-0.28591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4605" calcext:value-type="float">
            <text:p>-0.28460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3295" calcext:value-type="float">
            <text:p>-0.28329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2246" calcext:value-type="float">
            <text:p>-0.28224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1722" calcext:value-type="float">
            <text:p>-0.28172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1722" calcext:value-type="float">
            <text:p>-0.28172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2246" calcext:value-type="float">
            <text:p>-0.28224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3295" calcext:value-type="float">
            <text:p>-0.28329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4343" calcext:value-type="float">
            <text:p>-0.28434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5391" calcext:value-type="float">
            <text:p>-0.28539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6964" calcext:value-type="float">
            <text:p>-0.28696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88798" calcext:value-type="float">
            <text:p>-0.28879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037" calcext:value-type="float">
            <text:p>-0.2903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168" calcext:value-type="float">
            <text:p>-0.2916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2859" calcext:value-type="float">
            <text:p>-0.29285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907" calcext:value-type="float">
            <text:p>-0.29390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4562" calcext:value-type="float">
            <text:p>-0.29456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4824" calcext:value-type="float">
            <text:p>-0.29482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4824" calcext:value-type="float">
            <text:p>-0.29482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4562" calcext:value-type="float">
            <text:p>-0.29456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4038" calcext:value-type="float">
            <text:p>-0.2940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514" calcext:value-type="float">
            <text:p>-0.29351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12" calcext:value-type="float">
            <text:p>-0.293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12" calcext:value-type="float">
            <text:p>-0.293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12" calcext:value-type="float">
            <text:p>-0.293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12" calcext:value-type="float">
            <text:p>-0.293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12" calcext:value-type="float">
            <text:p>-0.293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12" calcext:value-type="float">
            <text:p>-0.293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12" calcext:value-type="float">
            <text:p>-0.293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12" calcext:value-type="float">
            <text:p>-0.293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12" calcext:value-type="float">
            <text:p>-0.293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12" calcext:value-type="float">
            <text:p>-0.293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12" calcext:value-type="float">
            <text:p>-0.293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12" calcext:value-type="float">
            <text:p>-0.293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12" calcext:value-type="float">
            <text:p>-0.293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12" calcext:value-type="float">
            <text:p>-0.293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645" calcext:value-type="float">
            <text:p>-0.29364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907" calcext:value-type="float">
            <text:p>-0.29390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907" calcext:value-type="float">
            <text:p>-0.29390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645" calcext:value-type="float">
            <text:p>-0.29364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252" calcext:value-type="float">
            <text:p>-0.29325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2989" calcext:value-type="float">
            <text:p>-0.29298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2989" calcext:value-type="float">
            <text:p>-0.29298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252" calcext:value-type="float">
            <text:p>-0.29325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3776" calcext:value-type="float">
            <text:p>-0.29377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43" calcext:value-type="float">
            <text:p>-0.294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5217" calcext:value-type="float">
            <text:p>-0.29521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6397" calcext:value-type="float">
            <text:p>-0.29639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7838" calcext:value-type="float">
            <text:p>-0.2978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29941" calcext:value-type="float">
            <text:p>-0.2994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01113" calcext:value-type="float">
            <text:p>-0.30111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02555" calcext:value-type="float">
            <text:p>-0.30255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03996" calcext:value-type="float">
            <text:p>-0.30399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05438" calcext:value-type="float">
            <text:p>-0.3054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06748" calcext:value-type="float">
            <text:p>-0.30674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07797" calcext:value-type="float">
            <text:p>-0.30779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08714" calcext:value-type="float">
            <text:p>-0.30871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09107" calcext:value-type="float">
            <text:p>-0.30910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09369" calcext:value-type="float">
            <text:p>-0.30936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09369" calcext:value-type="float">
            <text:p>-0.30936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09238" calcext:value-type="float">
            <text:p>-0.3092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08976" calcext:value-type="float">
            <text:p>-0.30897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08845" calcext:value-type="float">
            <text:p>-0.30884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08976" calcext:value-type="float">
            <text:p>-0.30897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09107" calcext:value-type="float">
            <text:p>-0.30910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09631" calcext:value-type="float">
            <text:p>-0.30963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1068" calcext:value-type="float">
            <text:p>-0.3106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1199" calcext:value-type="float">
            <text:p>-0.3119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13825" calcext:value-type="float">
            <text:p>-0.3138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15791" calcext:value-type="float">
            <text:p>-0.31579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17888" calcext:value-type="float">
            <text:p>-0.31788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19984" calcext:value-type="float">
            <text:p>-0.31998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1688" calcext:value-type="float">
            <text:p>-0.32168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326" calcext:value-type="float">
            <text:p>-0.3232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4701" calcext:value-type="float">
            <text:p>-0.32470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6011" calcext:value-type="float">
            <text:p>-0.32601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6797" calcext:value-type="float">
            <text:p>-0.32679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7059" calcext:value-type="float">
            <text:p>-0.32705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7059" calcext:value-type="float">
            <text:p>-0.32705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6666" calcext:value-type="float">
            <text:p>-0.32666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6011" calcext:value-type="float">
            <text:p>-0.32601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5355" calcext:value-type="float">
            <text:p>-0.32535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47" calcext:value-type="float">
            <text:p>-0.324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4438" calcext:value-type="float">
            <text:p>-0.3244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4176" calcext:value-type="float">
            <text:p>-0.32417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3914" calcext:value-type="float">
            <text:p>-0.32391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3652" calcext:value-type="float">
            <text:p>-0.32365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339" calcext:value-type="float">
            <text:p>-0.3233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3128" calcext:value-type="float">
            <text:p>-0.32312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2865" calcext:value-type="float">
            <text:p>-0.32286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2603" calcext:value-type="float">
            <text:p>-0.3226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2341" calcext:value-type="float">
            <text:p>-0.32234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2079" calcext:value-type="float">
            <text:p>-0.32207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1817" calcext:value-type="float">
            <text:p>-0.32181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1555" calcext:value-type="float">
            <text:p>-0.32155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1293" calcext:value-type="float">
            <text:p>-0.32129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103" calcext:value-type="float">
            <text:p>-0.321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0768" calcext:value-type="float">
            <text:p>-0.32076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103" calcext:value-type="float">
            <text:p>-0.321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0899" calcext:value-type="float">
            <text:p>-0.32089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0637" calcext:value-type="float">
            <text:p>-0.32063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0375" calcext:value-type="float">
            <text:p>-0.32037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0244" calcext:value-type="float">
            <text:p>-0.32024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0375" calcext:value-type="float">
            <text:p>-0.32037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103" calcext:value-type="float">
            <text:p>-0.321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1948" calcext:value-type="float">
            <text:p>-0.32194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3127" calcext:value-type="float">
            <text:p>-0.32312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47" calcext:value-type="float">
            <text:p>-0.324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6272" calcext:value-type="float">
            <text:p>-0.32627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7976" calcext:value-type="float">
            <text:p>-0.32797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9679" calcext:value-type="float">
            <text:p>-0.32967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1252" calcext:value-type="float">
            <text:p>-0.33125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2562" calcext:value-type="float">
            <text:p>-0.33256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4004" calcext:value-type="float">
            <text:p>-0.33400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5183" calcext:value-type="float">
            <text:p>-0.33518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5969" calcext:value-type="float">
            <text:p>-0.33596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6363" calcext:value-type="float">
            <text:p>-0.33636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6363" calcext:value-type="float">
            <text:p>-0.33636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6232" calcext:value-type="float">
            <text:p>-0.33623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597" calcext:value-type="float">
            <text:p>-0.3359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5577" calcext:value-type="float">
            <text:p>-0.33557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5446" calcext:value-type="float">
            <text:p>-0.33544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5708" calcext:value-type="float">
            <text:p>-0.33570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6232" calcext:value-type="float">
            <text:p>-0.33623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6887" calcext:value-type="float">
            <text:p>-0.33688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7804" calcext:value-type="float">
            <text:p>-0.33780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9115" calcext:value-type="float">
            <text:p>-0.33911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0687" calcext:value-type="float">
            <text:p>-0.34068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2259" calcext:value-type="float">
            <text:p>-0.34225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3832" calcext:value-type="float">
            <text:p>-0.34383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5404" calcext:value-type="float">
            <text:p>-0.34540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6452" calcext:value-type="float">
            <text:p>-0.34645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5" calcext:value-type="float">
            <text:p>-0.347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417" calcext:value-type="float">
            <text:p>-0.34841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81" calcext:value-type="float">
            <text:p>-0.3488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81" calcext:value-type="float">
            <text:p>-0.3488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548" calcext:value-type="float">
            <text:p>-0.34854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024" calcext:value-type="float">
            <text:p>-0.34802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501" calcext:value-type="float">
            <text:p>-0.34750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6977" calcext:value-type="float">
            <text:p>-0.34697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6846" calcext:value-type="float">
            <text:p>-0.34684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108" calcext:value-type="float">
            <text:p>-0.34710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632" calcext:value-type="float">
            <text:p>-0.34763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286" calcext:value-type="float">
            <text:p>-0.34828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9204" calcext:value-type="float">
            <text:p>-0.34920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0383" calcext:value-type="float">
            <text:p>-0.35038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1694" calcext:value-type="float">
            <text:p>-0.35169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3135" calcext:value-type="float">
            <text:p>-0.35313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4575" calcext:value-type="float">
            <text:p>-0.35457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5623" calcext:value-type="float">
            <text:p>-0.35562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6671" calcext:value-type="float">
            <text:p>-0.35667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7719" calcext:value-type="float">
            <text:p>-0.35771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8636" calcext:value-type="float">
            <text:p>-0.35863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9029" calcext:value-type="float">
            <text:p>-0.35902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9423" calcext:value-type="float">
            <text:p>-0.35942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9554" calcext:value-type="float">
            <text:p>-0.35955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9423" calcext:value-type="float">
            <text:p>-0.35942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9029" calcext:value-type="float">
            <text:p>-0.35902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8767" calcext:value-type="float">
            <text:p>-0.35876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8374" calcext:value-type="float">
            <text:p>-0.35837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8112" calcext:value-type="float">
            <text:p>-0.3581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8112" calcext:value-type="float">
            <text:p>-0.3581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8505" calcext:value-type="float">
            <text:p>-0.35850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8898" calcext:value-type="float">
            <text:p>-0.35889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9423" calcext:value-type="float">
            <text:p>-0.35942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0209" calcext:value-type="float">
            <text:p>-0.36020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1257" calcext:value-type="float">
            <text:p>-0.36125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2568" calcext:value-type="float">
            <text:p>-0.36256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414" calcext:value-type="float">
            <text:p>-0.3641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5451" calcext:value-type="float">
            <text:p>-0.36545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6499" calcext:value-type="float">
            <text:p>-0.36649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7286" calcext:value-type="float">
            <text:p>-0.36728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8072" calcext:value-type="float">
            <text:p>-0.36807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8727" calcext:value-type="float">
            <text:p>-0.36872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8858" calcext:value-type="float">
            <text:p>-0.36885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8727" calcext:value-type="float">
            <text:p>-0.36872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8334" calcext:value-type="float">
            <text:p>-0.36833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7548" calcext:value-type="float">
            <text:p>-0.36754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663" calcext:value-type="float">
            <text:p>-0.3666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5582" calcext:value-type="float">
            <text:p>-0.36558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4665" calcext:value-type="float">
            <text:p>-0.36466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4009" calcext:value-type="float">
            <text:p>-0.36400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3616" calcext:value-type="float">
            <text:p>-0.36361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3223" calcext:value-type="float">
            <text:p>-0.36322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283" calcext:value-type="float">
            <text:p>-0.3628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2437" calcext:value-type="float">
            <text:p>-0.36243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2044" calcext:value-type="float">
            <text:p>-0.36204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1651" calcext:value-type="float">
            <text:p>-0.36165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1257" calcext:value-type="float">
            <text:p>-0.36125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0864" calcext:value-type="float">
            <text:p>-0.36086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0471" calcext:value-type="float">
            <text:p>-0.36047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0078" calcext:value-type="float">
            <text:p>-0.36007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9685" calcext:value-type="float">
            <text:p>-0.3596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9292" calcext:value-type="float">
            <text:p>-0.35929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8899" calcext:value-type="float">
            <text:p>-0.35889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8768" calcext:value-type="float">
            <text:p>-0.35876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8113" calcext:value-type="float">
            <text:p>-0.35811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6934" calcext:value-type="float">
            <text:p>-0.35693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5362" calcext:value-type="float">
            <text:p>-0.35536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379" calcext:value-type="float">
            <text:p>-0.3537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2218" calcext:value-type="float">
            <text:p>-0.35221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1039" calcext:value-type="float">
            <text:p>-0.35103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0384" calcext:value-type="float">
            <text:p>-0.35038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9729" calcext:value-type="float">
            <text:p>-0.34972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9074" calcext:value-type="float">
            <text:p>-0.34907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418" calcext:value-type="float">
            <text:p>-0.34841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763" calcext:value-type="float">
            <text:p>-0.34776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109" calcext:value-type="float">
            <text:p>-0.34710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6454" calcext:value-type="float">
            <text:p>-0.34645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5799" calcext:value-type="float">
            <text:p>-0.34579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5144" calcext:value-type="float">
            <text:p>-0.34514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4489" calcext:value-type="float">
            <text:p>-0.34448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3834" calcext:value-type="float">
            <text:p>-0.34383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3178" calcext:value-type="float">
            <text:p>-0.34317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2523" calcext:value-type="float">
            <text:p>-0.34252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2392" calcext:value-type="float">
            <text:p>-0.34239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1868" calcext:value-type="float">
            <text:p>-0.34186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0951" calcext:value-type="float">
            <text:p>-0.34095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9903" calcext:value-type="float">
            <text:p>-0.3399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8723" calcext:value-type="float">
            <text:p>-0.33872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7544" calcext:value-type="float">
            <text:p>-0.33754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6758" calcext:value-type="float">
            <text:p>-0.33675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6496" calcext:value-type="float">
            <text:p>-0.33649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6758" calcext:value-type="float">
            <text:p>-0.33675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7413" calcext:value-type="float">
            <text:p>-0.33741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8592" calcext:value-type="float">
            <text:p>-0.33859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0164" calcext:value-type="float">
            <text:p>-0.34016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1866" calcext:value-type="float">
            <text:p>-0.34186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37" calcext:value-type="float">
            <text:p>-0.343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5402" calcext:value-type="float">
            <text:p>-0.34540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6712" calcext:value-type="float">
            <text:p>-0.3467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499" calcext:value-type="float">
            <text:p>-0.34749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154" calcext:value-type="float">
            <text:p>-0.34815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416" calcext:value-type="float">
            <text:p>-0.34841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285" calcext:value-type="float">
            <text:p>-0.3482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154" calcext:value-type="float">
            <text:p>-0.34815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023" calcext:value-type="float">
            <text:p>-0.34802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892" calcext:value-type="float">
            <text:p>-0.34789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761" calcext:value-type="float">
            <text:p>-0.34776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63" calcext:value-type="float">
            <text:p>-0.3476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499" calcext:value-type="float">
            <text:p>-0.34749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368" calcext:value-type="float">
            <text:p>-0.34736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106" calcext:value-type="float">
            <text:p>-0.34710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106" calcext:value-type="float">
            <text:p>-0.34710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499" calcext:value-type="float">
            <text:p>-0.34749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892" calcext:value-type="float">
            <text:p>-0.34789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285" calcext:value-type="float">
            <text:p>-0.3482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678" calcext:value-type="float">
            <text:p>-0.34867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9072" calcext:value-type="float">
            <text:p>-0.34907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9465" calcext:value-type="float">
            <text:p>-0.34946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0251" calcext:value-type="float">
            <text:p>-0.35025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0644" calcext:value-type="float">
            <text:p>-0.35064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0775" calcext:value-type="float">
            <text:p>-0.35077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0513" calcext:value-type="float">
            <text:p>-0.35051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9858" calcext:value-type="float">
            <text:p>-0.34985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9202" calcext:value-type="float">
            <text:p>-0.34920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547" calcext:value-type="float">
            <text:p>-0.34854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892" calcext:value-type="float">
            <text:p>-0.34789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237" calcext:value-type="float">
            <text:p>-0.34723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6581" calcext:value-type="float">
            <text:p>-0.34658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5926" calcext:value-type="float">
            <text:p>-0.34592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5009" calcext:value-type="float">
            <text:p>-0.34500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4485" calcext:value-type="float">
            <text:p>-0.3444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4485" calcext:value-type="float">
            <text:p>-0.3444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4485" calcext:value-type="float">
            <text:p>-0.3444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4485" calcext:value-type="float">
            <text:p>-0.3444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4485" calcext:value-type="float">
            <text:p>-0.3444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4485" calcext:value-type="float">
            <text:p>-0.3444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4485" calcext:value-type="float">
            <text:p>-0.3444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4485" calcext:value-type="float">
            <text:p>-0.3444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4485" calcext:value-type="float">
            <text:p>-0.3444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4485" calcext:value-type="float">
            <text:p>-0.3444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4485" calcext:value-type="float">
            <text:p>-0.3444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4747" calcext:value-type="float">
            <text:p>-0.34474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4616" calcext:value-type="float">
            <text:p>-0.34461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4092" calcext:value-type="float">
            <text:p>-0.34409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3174" calcext:value-type="float">
            <text:p>-0.34317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1995" calcext:value-type="float">
            <text:p>-0.34199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0684" calcext:value-type="float">
            <text:p>-0.34068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9374" calcext:value-type="float">
            <text:p>-0.33937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8194" calcext:value-type="float">
            <text:p>-0.33819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7408" calcext:value-type="float">
            <text:p>-0.33740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6621" calcext:value-type="float">
            <text:p>-0.33662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5835" calcext:value-type="float">
            <text:p>-0.33583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5049" calcext:value-type="float">
            <text:p>-0.33504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4262" calcext:value-type="float">
            <text:p>-0.33426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3476" calcext:value-type="float">
            <text:p>-0.33347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269" calcext:value-type="float">
            <text:p>-0.3326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1904" calcext:value-type="float">
            <text:p>-0.33190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1117" calcext:value-type="float">
            <text:p>-0.33111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0331" calcext:value-type="float">
            <text:p>-0.33033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9545" calcext:value-type="float">
            <text:p>-0.32954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8758" calcext:value-type="float">
            <text:p>-0.32875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7972" calcext:value-type="float">
            <text:p>-0.32797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7186" calcext:value-type="float">
            <text:p>-0.32718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6924" calcext:value-type="float">
            <text:p>-0.32692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6137" calcext:value-type="float">
            <text:p>-0.32613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522" calcext:value-type="float">
            <text:p>-0.3252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4171" calcext:value-type="float">
            <text:p>-0.32417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3123" calcext:value-type="float">
            <text:p>-0.32312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2206" calcext:value-type="float">
            <text:p>-0.32220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1681" calcext:value-type="float">
            <text:p>-0.32168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155" calcext:value-type="float">
            <text:p>-0.3215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1812" calcext:value-type="float">
            <text:p>-0.3218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2599" calcext:value-type="float">
            <text:p>-0.32259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3909" calcext:value-type="float">
            <text:p>-0.32390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5482" calcext:value-type="float">
            <text:p>-0.32548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7055" calcext:value-type="float">
            <text:p>-0.32705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8627" calcext:value-type="float">
            <text:p>-0.32862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29938" calcext:value-type="float">
            <text:p>-0.3299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1118" calcext:value-type="float">
            <text:p>-0.33111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2166" calcext:value-type="float">
            <text:p>-0.33216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2952" calcext:value-type="float">
            <text:p>-0.33295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3739" calcext:value-type="float">
            <text:p>-0.33373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4525" calcext:value-type="float">
            <text:p>-0.3345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5311" calcext:value-type="float">
            <text:p>-0.33531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6098" calcext:value-type="float">
            <text:p>-0.33609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6884" calcext:value-type="float">
            <text:p>-0.33688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767" calcext:value-type="float">
            <text:p>-0.3376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8457" calcext:value-type="float">
            <text:p>-0.33845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39243" calcext:value-type="float">
            <text:p>-0.33924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0029" calcext:value-type="float">
            <text:p>-0.34002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0815" calcext:value-type="float">
            <text:p>-0.34081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1209" calcext:value-type="float">
            <text:p>-0.34120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1602" calcext:value-type="float">
            <text:p>-0.34160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1995" calcext:value-type="float">
            <text:p>-0.34199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2388" calcext:value-type="float">
            <text:p>-0.34238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2781" calcext:value-type="float">
            <text:p>-0.34278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3174" calcext:value-type="float">
            <text:p>-0.34317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3567" calcext:value-type="float">
            <text:p>-0.34356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3961" calcext:value-type="float">
            <text:p>-0.34396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4878" calcext:value-type="float">
            <text:p>-0.34487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5664" calcext:value-type="float">
            <text:p>-0.34566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6189" calcext:value-type="float">
            <text:p>-0.34618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6713" calcext:value-type="float">
            <text:p>-0.34671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237" calcext:value-type="float">
            <text:p>-0.34723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7761" calcext:value-type="float">
            <text:p>-0.34776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286" calcext:value-type="float">
            <text:p>-0.34828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881" calcext:value-type="float">
            <text:p>-0.3488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9334" calcext:value-type="float">
            <text:p>-0.34933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49858" calcext:value-type="float">
            <text:p>-0.34985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0383" calcext:value-type="float">
            <text:p>-0.35038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0514" calcext:value-type="float">
            <text:p>-0.35051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1038" calcext:value-type="float">
            <text:p>-0.3510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2086" calcext:value-type="float">
            <text:p>-0.35208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3135" calcext:value-type="float">
            <text:p>-0.35313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4183" calcext:value-type="float">
            <text:p>-0.35418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5232" calcext:value-type="float">
            <text:p>-0.35523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628" calcext:value-type="float">
            <text:p>-0.3562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7722" calcext:value-type="float">
            <text:p>-0.35772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877" calcext:value-type="float">
            <text:p>-0.3587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9556" calcext:value-type="float">
            <text:p>-0.35955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0081" calcext:value-type="float">
            <text:p>-0.36008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0212" calcext:value-type="float">
            <text:p>-0.3602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0343" calcext:value-type="float">
            <text:p>-0.36034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0474" calcext:value-type="float">
            <text:p>-0.36047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0605" calcext:value-type="float">
            <text:p>-0.36060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0736" calcext:value-type="float">
            <text:p>-0.36073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0867" calcext:value-type="float">
            <text:p>-0.36086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0998" calcext:value-type="float">
            <text:p>-0.36099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0736" calcext:value-type="float">
            <text:p>-0.36073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0867" calcext:value-type="float">
            <text:p>-0.36086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126" calcext:value-type="float">
            <text:p>-0.3612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1653" calcext:value-type="float">
            <text:p>-0.36165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2046" calcext:value-type="float">
            <text:p>-0.36204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2439" calcext:value-type="float">
            <text:p>-0.36243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2832" calcext:value-type="float">
            <text:p>-0.36283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3225" calcext:value-type="float">
            <text:p>-0.3632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3619" calcext:value-type="float">
            <text:p>-0.36361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4012" calcext:value-type="float">
            <text:p>-0.3640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4405" calcext:value-type="float">
            <text:p>-0.36440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5322" calcext:value-type="float">
            <text:p>-0.36532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5978" calcext:value-type="float">
            <text:p>-0.36597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6371" calcext:value-type="float">
            <text:p>-0.36637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624" calcext:value-type="float">
            <text:p>-0.3662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5978" calcext:value-type="float">
            <text:p>-0.36597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5453" calcext:value-type="float">
            <text:p>-0.36545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4536" calcext:value-type="float">
            <text:p>-0.36453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3881" calcext:value-type="float">
            <text:p>-0.36388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3357" calcext:value-type="float">
            <text:p>-0.36335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3095" calcext:value-type="float">
            <text:p>-0.36309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3226" calcext:value-type="float">
            <text:p>-0.36322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3619" calcext:value-type="float">
            <text:p>-0.36361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4274" calcext:value-type="float">
            <text:p>-0.36427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4929" calcext:value-type="float">
            <text:p>-0.36492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5585" calcext:value-type="float">
            <text:p>-0.3655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624" calcext:value-type="float">
            <text:p>-0.3662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6895" calcext:value-type="float">
            <text:p>-0.36689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755" calcext:value-type="float">
            <text:p>-0.3675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8599" calcext:value-type="float">
            <text:p>-0.36859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9516" calcext:value-type="float">
            <text:p>-0.36951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0303" calcext:value-type="float">
            <text:p>-0.3703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0696" calcext:value-type="float">
            <text:p>-0.37069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0696" calcext:value-type="float">
            <text:p>-0.37069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0434" calcext:value-type="float">
            <text:p>-0.37043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9778" calcext:value-type="float">
            <text:p>-0.36977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8861" calcext:value-type="float">
            <text:p>-0.36886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7944" calcext:value-type="float">
            <text:p>-0.36794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7157" calcext:value-type="float">
            <text:p>-0.36715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6633" calcext:value-type="float">
            <text:p>-0.36663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6502" calcext:value-type="float">
            <text:p>-0.36650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6764" calcext:value-type="float">
            <text:p>-0.36676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7419" calcext:value-type="float">
            <text:p>-0.36741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8599" calcext:value-type="float">
            <text:p>-0.36859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0172" calcext:value-type="float">
            <text:p>-0.37017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1875" calcext:value-type="float">
            <text:p>-0.37187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371" calcext:value-type="float">
            <text:p>-0.3737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5414" calcext:value-type="float">
            <text:p>-0.37541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6856" calcext:value-type="float">
            <text:p>-0.37685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8035" calcext:value-type="float">
            <text:p>-0.37803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9215" calcext:value-type="float">
            <text:p>-0.37921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0001" calcext:value-type="float">
            <text:p>-0.38000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0394" calcext:value-type="float">
            <text:p>-0.38039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0263" calcext:value-type="float">
            <text:p>-0.38026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9739" calcext:value-type="float">
            <text:p>-0.37973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8953" calcext:value-type="float">
            <text:p>-0.37895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7904" calcext:value-type="float">
            <text:p>-0.37790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6856" calcext:value-type="float">
            <text:p>-0.37685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5938" calcext:value-type="float">
            <text:p>-0.3759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5545" calcext:value-type="float">
            <text:p>-0.37554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5676" calcext:value-type="float">
            <text:p>-0.37567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6069" calcext:value-type="float">
            <text:p>-0.37606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6463" calcext:value-type="float">
            <text:p>-0.37646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6856" calcext:value-type="float">
            <text:p>-0.37685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7249" calcext:value-type="float">
            <text:p>-0.37724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7642" calcext:value-type="float">
            <text:p>-0.37764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8035" calcext:value-type="float">
            <text:p>-0.37803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8428" calcext:value-type="float">
            <text:p>-0.37842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8821" calcext:value-type="float">
            <text:p>-0.37882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9215" calcext:value-type="float">
            <text:p>-0.37921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0001" calcext:value-type="float">
            <text:p>-0.38000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0656" calcext:value-type="float">
            <text:p>-0.38065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0787" calcext:value-type="float">
            <text:p>-0.38078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0525" calcext:value-type="float">
            <text:p>-0.3805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987" calcext:value-type="float">
            <text:p>-0.3798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9084" calcext:value-type="float">
            <text:p>-0.37908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8035" calcext:value-type="float">
            <text:p>-0.37803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6987" calcext:value-type="float">
            <text:p>-0.37698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62" calcext:value-type="float">
            <text:p>-0.376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5938" calcext:value-type="float">
            <text:p>-0.3759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6069" calcext:value-type="float">
            <text:p>-0.37606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6593" calcext:value-type="float">
            <text:p>-0.37659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738" calcext:value-type="float">
            <text:p>-0.377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8166" calcext:value-type="float">
            <text:p>-0.37816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8952" calcext:value-type="float">
            <text:p>-0.37895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9739" calcext:value-type="float">
            <text:p>-0.37973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0525" calcext:value-type="float">
            <text:p>-0.3805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1311" calcext:value-type="float">
            <text:p>-0.38131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236" calcext:value-type="float">
            <text:p>-0.3823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3408" calcext:value-type="float">
            <text:p>-0.38340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4326" calcext:value-type="float">
            <text:p>-0.38432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5243" calcext:value-type="float">
            <text:p>-0.38524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616" calcext:value-type="float">
            <text:p>-0.3861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7078" calcext:value-type="float">
            <text:p>-0.38707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7995" calcext:value-type="float">
            <text:p>-0.38799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8913" calcext:value-type="float">
            <text:p>-0.38891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983" calcext:value-type="float">
            <text:p>-0.3898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0748" calcext:value-type="float">
            <text:p>-0.39074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1665" calcext:value-type="float">
            <text:p>-0.39166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2582" calcext:value-type="float">
            <text:p>-0.39258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35" calcext:value-type="float">
            <text:p>-0.393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4417" calcext:value-type="float">
            <text:p>-0.39441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5858" calcext:value-type="float">
            <text:p>-0.39585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7431" calcext:value-type="float">
            <text:p>-0.39743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9265" calcext:value-type="float">
            <text:p>-0.39926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123" calcext:value-type="float">
            <text:p>-0.4012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3064" calcext:value-type="float">
            <text:p>-0.40306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4767" calcext:value-type="float">
            <text:p>-0.40476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6077" calcext:value-type="float">
            <text:p>-0.40607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7125" calcext:value-type="float">
            <text:p>-0.4071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8043" calcext:value-type="float">
            <text:p>-0.40804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8567" calcext:value-type="float">
            <text:p>-0.40856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8567" calcext:value-type="float">
            <text:p>-0.40856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8174" calcext:value-type="float">
            <text:p>-0.40817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7518" calcext:value-type="float">
            <text:p>-0.40751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6601" calcext:value-type="float">
            <text:p>-0.40660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5553" calcext:value-type="float">
            <text:p>-0.40555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4635" calcext:value-type="float">
            <text:p>-0.40463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4111" calcext:value-type="float">
            <text:p>-0.40411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4111" calcext:value-type="float">
            <text:p>-0.40411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4504" calcext:value-type="float">
            <text:p>-0.40450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529" calcext:value-type="float">
            <text:p>-0.4052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6077" calcext:value-type="float">
            <text:p>-0.40607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6863" calcext:value-type="float">
            <text:p>-0.40686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7649" calcext:value-type="float">
            <text:p>-0.40764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8435" calcext:value-type="float">
            <text:p>-0.40843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9222" calcext:value-type="float">
            <text:p>-0.40922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0008" calcext:value-type="float">
            <text:p>-0.41000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1318" calcext:value-type="float">
            <text:p>-0.41131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2367" calcext:value-type="float">
            <text:p>-0.41236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3284" calcext:value-type="float">
            <text:p>-0.41328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3677" calcext:value-type="float">
            <text:p>-0.41367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3808" calcext:value-type="float">
            <text:p>-0.41380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3677" calcext:value-type="float">
            <text:p>-0.41367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3153" calcext:value-type="float">
            <text:p>-0.41315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2367" calcext:value-type="float">
            <text:p>-0.41236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1449" calcext:value-type="float">
            <text:p>-0.41144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0532" calcext:value-type="float">
            <text:p>-0.41053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9746" calcext:value-type="float">
            <text:p>-0.40974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9483" calcext:value-type="float">
            <text:p>-0.40948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9746" calcext:value-type="float">
            <text:p>-0.40974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0401" calcext:value-type="float">
            <text:p>-0.41040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1056" calcext:value-type="float">
            <text:p>-0.41105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1711" calcext:value-type="float">
            <text:p>-0.41171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2367" calcext:value-type="float">
            <text:p>-0.41236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3022" calcext:value-type="float">
            <text:p>-0.41302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3677" calcext:value-type="float">
            <text:p>-0.41367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4333" calcext:value-type="float">
            <text:p>-0.41433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5512" calcext:value-type="float">
            <text:p>-0.4155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6692" calcext:value-type="float">
            <text:p>-0.41669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7478" calcext:value-type="float">
            <text:p>-0.41747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7871" calcext:value-type="float">
            <text:p>-0.41787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7871" calcext:value-type="float">
            <text:p>-0.41787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7609" calcext:value-type="float">
            <text:p>-0.41760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6954" calcext:value-type="float">
            <text:p>-0.41695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6167" calcext:value-type="float">
            <text:p>-0.41616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5381" calcext:value-type="float">
            <text:p>-0.41538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4726" calcext:value-type="float">
            <text:p>-0.41472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4333" calcext:value-type="float">
            <text:p>-0.41433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4333" calcext:value-type="float">
            <text:p>-0.41433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4595" calcext:value-type="float">
            <text:p>-0.41459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5119" calcext:value-type="float">
            <text:p>-0.41511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5905" calcext:value-type="float">
            <text:p>-0.41590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7085" calcext:value-type="float">
            <text:p>-0.4170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8395" calcext:value-type="float">
            <text:p>-0.41839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9706" calcext:value-type="float">
            <text:p>-0.41970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1147" calcext:value-type="float">
            <text:p>-0.42114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2065" calcext:value-type="float">
            <text:p>-0.42206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2851" calcext:value-type="float">
            <text:p>-0.42285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3769" calcext:value-type="float">
            <text:p>-0.42376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4686" calcext:value-type="float">
            <text:p>-0.42468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5603" calcext:value-type="float">
            <text:p>-0.4256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6521" calcext:value-type="float">
            <text:p>-0.42652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7438" calcext:value-type="float">
            <text:p>-0.4274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8355" calcext:value-type="float">
            <text:p>-0.42835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9273" calcext:value-type="float">
            <text:p>-0.42927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019" calcext:value-type="float">
            <text:p>-0.4301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1107" calcext:value-type="float">
            <text:p>-0.43110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2025" calcext:value-type="float">
            <text:p>-0.4320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2942" calcext:value-type="float">
            <text:p>-0.43294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3859" calcext:value-type="float">
            <text:p>-0.43385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4515" calcext:value-type="float">
            <text:p>-0.43451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5563" calcext:value-type="float">
            <text:p>-0.43556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7005" calcext:value-type="float">
            <text:p>-0.43700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8578" calcext:value-type="float">
            <text:p>-0.43857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0281" calcext:value-type="float">
            <text:p>-0.44028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1461" calcext:value-type="float">
            <text:p>-0.44146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2509" calcext:value-type="float">
            <text:p>-0.44250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3426" calcext:value-type="float">
            <text:p>-0.44342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4213" calcext:value-type="float">
            <text:p>-0.44421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4999" calcext:value-type="float">
            <text:p>-0.44499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5785" calcext:value-type="float">
            <text:p>-0.4457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6572" calcext:value-type="float">
            <text:p>-0.44657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7358" calcext:value-type="float">
            <text:p>-0.44735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8144" calcext:value-type="float">
            <text:p>-0.44814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8931" calcext:value-type="float">
            <text:p>-0.44893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9717" calcext:value-type="float">
            <text:p>-0.44971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0503" calcext:value-type="float">
            <text:p>-0.4505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1289" calcext:value-type="float">
            <text:p>-0.45128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2075" calcext:value-type="float">
            <text:p>-0.45207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2338" calcext:value-type="float">
            <text:p>-0.4523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3124" calcext:value-type="float">
            <text:p>-0.45312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4172" calcext:value-type="float">
            <text:p>-0.45417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5745" calcext:value-type="float">
            <text:p>-0.45574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7449" calcext:value-type="float">
            <text:p>-0.45744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9152" calcext:value-type="float">
            <text:p>-0.45915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60594" calcext:value-type="float">
            <text:p>-0.46059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61511" calcext:value-type="float">
            <text:p>-0.46151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62167" calcext:value-type="float">
            <text:p>-0.46216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6256" calcext:value-type="float">
            <text:p>-0.4625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6256" calcext:value-type="float">
            <text:p>-0.4625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62036" calcext:value-type="float">
            <text:p>-0.46203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61118" calcext:value-type="float">
            <text:p>-0.46111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9939" calcext:value-type="float">
            <text:p>-0.45993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8497" calcext:value-type="float">
            <text:p>-0.45849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7056" calcext:value-type="float">
            <text:p>-0.45705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5745" calcext:value-type="float">
            <text:p>-0.45574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4959" calcext:value-type="float">
            <text:p>-0.45495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4173" calcext:value-type="float">
            <text:p>-0.45417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3386" calcext:value-type="float">
            <text:p>-0.45338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26" calcext:value-type="float">
            <text:p>-0.452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1814" calcext:value-type="float">
            <text:p>-0.45181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1027" calcext:value-type="float">
            <text:p>-0.45102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50241" calcext:value-type="float">
            <text:p>-0.45024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9455" calcext:value-type="float">
            <text:p>-0.44945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8668" calcext:value-type="float">
            <text:p>-0.44866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7882" calcext:value-type="float">
            <text:p>-0.44788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7096" calcext:value-type="float">
            <text:p>-0.44709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631" calcext:value-type="float">
            <text:p>-0.4463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5523" calcext:value-type="float">
            <text:p>-0.44552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4737" calcext:value-type="float">
            <text:p>-0.44473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4344" calcext:value-type="float">
            <text:p>-0.44434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3689" calcext:value-type="float">
            <text:p>-0.44368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264" calcext:value-type="float">
            <text:p>-0.4426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1329" calcext:value-type="float">
            <text:p>-0.44132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0019" calcext:value-type="float">
            <text:p>-0.44001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8839" calcext:value-type="float">
            <text:p>-0.43883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7922" calcext:value-type="float">
            <text:p>-0.43792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7005" calcext:value-type="float">
            <text:p>-0.43700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6087" calcext:value-type="float">
            <text:p>-0.43608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517" calcext:value-type="float">
            <text:p>-0.4351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4253" calcext:value-type="float">
            <text:p>-0.43425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3335" calcext:value-type="float">
            <text:p>-0.43333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2418" calcext:value-type="float">
            <text:p>-0.43241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15" calcext:value-type="float">
            <text:p>-0.431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0583" calcext:value-type="float">
            <text:p>-0.43058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9666" calcext:value-type="float">
            <text:p>-0.42966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8748" calcext:value-type="float">
            <text:p>-0.42874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7831" calcext:value-type="float">
            <text:p>-0.42783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6914" calcext:value-type="float">
            <text:p>-0.42691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5996" calcext:value-type="float">
            <text:p>-0.42599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5079" calcext:value-type="float">
            <text:p>-0.42507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4555" calcext:value-type="float">
            <text:p>-0.42455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3637" calcext:value-type="float">
            <text:p>-0.42363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2458" calcext:value-type="float">
            <text:p>-0.42245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1147" calcext:value-type="float">
            <text:p>-0.42114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9968" calcext:value-type="float">
            <text:p>-0.41996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905" calcext:value-type="float">
            <text:p>-0.4190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8657" calcext:value-type="float">
            <text:p>-0.41865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8657" calcext:value-type="float">
            <text:p>-0.41865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9181" calcext:value-type="float">
            <text:p>-0.41918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9705" calcext:value-type="float">
            <text:p>-0.41970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023" calcext:value-type="float">
            <text:p>-0.4202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0754" calcext:value-type="float">
            <text:p>-0.42075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1278" calcext:value-type="float">
            <text:p>-0.42127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1802" calcext:value-type="float">
            <text:p>-0.42180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2326" calcext:value-type="float">
            <text:p>-0.42232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285" calcext:value-type="float">
            <text:p>-0.422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3768" calcext:value-type="float">
            <text:p>-0.42376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4554" calcext:value-type="float">
            <text:p>-0.42455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5078" calcext:value-type="float">
            <text:p>-0.42507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5603" calcext:value-type="float">
            <text:p>-0.4256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6127" calcext:value-type="float">
            <text:p>-0.42612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6651" calcext:value-type="float">
            <text:p>-0.42665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7175" calcext:value-type="float">
            <text:p>-0.42717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7699" calcext:value-type="float">
            <text:p>-0.42769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8223" calcext:value-type="float">
            <text:p>-0.42822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8748" calcext:value-type="float">
            <text:p>-0.42874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9272" calcext:value-type="float">
            <text:p>-0.42927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9796" calcext:value-type="float">
            <text:p>-0.42979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9927" calcext:value-type="float">
            <text:p>-0.42992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0058" calcext:value-type="float">
            <text:p>-0.43005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0189" calcext:value-type="float">
            <text:p>-0.43018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032" calcext:value-type="float">
            <text:p>-0.4303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0451" calcext:value-type="float">
            <text:p>-0.43045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0582" calcext:value-type="float">
            <text:p>-0.43058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0713" calcext:value-type="float">
            <text:p>-0.43071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0844" calcext:value-type="float">
            <text:p>-0.43084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15" calcext:value-type="float">
            <text:p>-0.431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2024" calcext:value-type="float">
            <text:p>-0.43202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2155" calcext:value-type="float">
            <text:p>-0.43215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1893" calcext:value-type="float">
            <text:p>-0.43189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1107" calcext:value-type="float">
            <text:p>-0.43110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0058" calcext:value-type="float">
            <text:p>-0.43005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8748" calcext:value-type="float">
            <text:p>-0.42874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7438" calcext:value-type="float">
            <text:p>-0.4274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6127" calcext:value-type="float">
            <text:p>-0.42612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5079" calcext:value-type="float">
            <text:p>-0.42507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403" calcext:value-type="float">
            <text:p>-0.424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2982" calcext:value-type="float">
            <text:p>-0.42298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1933" calcext:value-type="float">
            <text:p>-0.42193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0885" calcext:value-type="float">
            <text:p>-0.4208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9837" calcext:value-type="float">
            <text:p>-0.41983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8788" calcext:value-type="float">
            <text:p>-0.41878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774" calcext:value-type="float">
            <text:p>-0.4177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6691" calcext:value-type="float">
            <text:p>-0.41669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5643" calcext:value-type="float">
            <text:p>-0.41564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4594" calcext:value-type="float">
            <text:p>-0.41459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3546" calcext:value-type="float">
            <text:p>-0.41354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2498" calcext:value-type="float">
            <text:p>-0.41249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1449" calcext:value-type="float">
            <text:p>-0.41144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0401" calcext:value-type="float">
            <text:p>-0.41040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9614" calcext:value-type="float">
            <text:p>-0.40961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8566" calcext:value-type="float">
            <text:p>-0.40856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7518" calcext:value-type="float">
            <text:p>-0.40751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6207" calcext:value-type="float">
            <text:p>-0.40620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529" calcext:value-type="float">
            <text:p>-0.4052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4765" calcext:value-type="float">
            <text:p>-0.40476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4634" calcext:value-type="float">
            <text:p>-0.40463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4765" calcext:value-type="float">
            <text:p>-0.40476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5421" calcext:value-type="float">
            <text:p>-0.40542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6469" calcext:value-type="float">
            <text:p>-0.40646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8042" calcext:value-type="float">
            <text:p>-0.40804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9614" calcext:value-type="float">
            <text:p>-0.40961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1318" calcext:value-type="float">
            <text:p>-0.41131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3153" calcext:value-type="float">
            <text:p>-0.41315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4594" calcext:value-type="float">
            <text:p>-0.41459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5774" calcext:value-type="float">
            <text:p>-0.41577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6822" calcext:value-type="float">
            <text:p>-0.41682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7871" calcext:value-type="float">
            <text:p>-0.41787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8526" calcext:value-type="float">
            <text:p>-0.41852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8657" calcext:value-type="float">
            <text:p>-0.41865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8264" calcext:value-type="float">
            <text:p>-0.41826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774" calcext:value-type="float">
            <text:p>-0.4177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6822" calcext:value-type="float">
            <text:p>-0.41682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5643" calcext:value-type="float">
            <text:p>-0.41564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4594" calcext:value-type="float">
            <text:p>-0.41459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3808" calcext:value-type="float">
            <text:p>-0.41380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3284" calcext:value-type="float">
            <text:p>-0.41328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3153" calcext:value-type="float">
            <text:p>-0.41315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3546" calcext:value-type="float">
            <text:p>-0.41354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4463" calcext:value-type="float">
            <text:p>-0.41446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5381" calcext:value-type="float">
            <text:p>-0.41538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6298" calcext:value-type="float">
            <text:p>-0.41629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7215" calcext:value-type="float">
            <text:p>-0.41721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8133" calcext:value-type="float">
            <text:p>-0.41813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905" calcext:value-type="float">
            <text:p>-0.4190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9967" calcext:value-type="float">
            <text:p>-0.41996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1278" calcext:value-type="float">
            <text:p>-0.42127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2457" calcext:value-type="float">
            <text:p>-0.42245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3506" calcext:value-type="float">
            <text:p>-0.42350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403" calcext:value-type="float">
            <text:p>-0.424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403" calcext:value-type="float">
            <text:p>-0.424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3506" calcext:value-type="float">
            <text:p>-0.42350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2719" calcext:value-type="float">
            <text:p>-0.42271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154" calcext:value-type="float">
            <text:p>-0.4215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036" calcext:value-type="float">
            <text:p>-0.4203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9312" calcext:value-type="float">
            <text:p>-0.41931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8526" calcext:value-type="float">
            <text:p>-0.41852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8264" calcext:value-type="float">
            <text:p>-0.41826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8526" calcext:value-type="float">
            <text:p>-0.41852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9181" calcext:value-type="float">
            <text:p>-0.41918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036" calcext:value-type="float">
            <text:p>-0.4203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2062" calcext:value-type="float">
            <text:p>-0.42206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3764" calcext:value-type="float">
            <text:p>-0.42376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5598" calcext:value-type="float">
            <text:p>-0.42559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7431" calcext:value-type="float">
            <text:p>-0.42743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8872" calcext:value-type="float">
            <text:p>-0.42887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992" calcext:value-type="float">
            <text:p>-0.4299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0706" calcext:value-type="float">
            <text:p>-0.43070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123" calcext:value-type="float">
            <text:p>-0.4312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1754" calcext:value-type="float">
            <text:p>-0.43175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2279" calcext:value-type="float">
            <text:p>-0.43227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2803" calcext:value-type="float">
            <text:p>-0.4328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3327" calcext:value-type="float">
            <text:p>-0.43332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3851" calcext:value-type="float">
            <text:p>-0.43385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4376" calcext:value-type="float">
            <text:p>-0.43437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49" calcext:value-type="float">
            <text:p>-0.434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5424" calcext:value-type="float">
            <text:p>-0.43542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5555" calcext:value-type="float">
            <text:p>-0.43555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5948" calcext:value-type="float">
            <text:p>-0.43594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6342" calcext:value-type="float">
            <text:p>-0.43634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6735" calcext:value-type="float">
            <text:p>-0.43673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7127" calcext:value-type="float">
            <text:p>-0.43712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752" calcext:value-type="float">
            <text:p>-0.4375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7913" calcext:value-type="float">
            <text:p>-0.43791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8306" calcext:value-type="float">
            <text:p>-0.43830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8699" calcext:value-type="float">
            <text:p>-0.43869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9485" calcext:value-type="float">
            <text:p>-0.4394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001" calcext:value-type="float">
            <text:p>-0.4400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0141" calcext:value-type="float">
            <text:p>-0.44014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4001" calcext:value-type="float">
            <text:p>-0.4400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9354" calcext:value-type="float">
            <text:p>-0.43935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8306" calcext:value-type="float">
            <text:p>-0.43830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7126" calcext:value-type="float">
            <text:p>-0.43712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5816" calcext:value-type="float">
            <text:p>-0.43581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4505" calcext:value-type="float">
            <text:p>-0.43450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3457" calcext:value-type="float">
            <text:p>-0.43345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2408" calcext:value-type="float">
            <text:p>-0.43240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136" calcext:value-type="float">
            <text:p>-0.4313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30311" calcext:value-type="float">
            <text:p>-0.43031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9263" calcext:value-type="float">
            <text:p>-0.42926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8215" calcext:value-type="float">
            <text:p>-0.42821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7167" calcext:value-type="float">
            <text:p>-0.42716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6118" calcext:value-type="float">
            <text:p>-0.42611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507" calcext:value-type="float">
            <text:p>-0.4250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4021" calcext:value-type="float">
            <text:p>-0.42402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2973" calcext:value-type="float">
            <text:p>-0.42297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1924" calcext:value-type="float">
            <text:p>-0.42192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20876" calcext:value-type="float">
            <text:p>-0.42087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9828" calcext:value-type="float">
            <text:p>-0.41982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9173" calcext:value-type="float">
            <text:p>-0.41917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7993" calcext:value-type="float">
            <text:p>-0.41799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6551" calcext:value-type="float">
            <text:p>-0.41655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5241" calcext:value-type="float">
            <text:p>-0.41524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393" calcext:value-type="float">
            <text:p>-0.4139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2882" calcext:value-type="float">
            <text:p>-0.41288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1833" calcext:value-type="float">
            <text:p>-0.41183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10785" calcext:value-type="float">
            <text:p>-0.4107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9737" calcext:value-type="float">
            <text:p>-0.40973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8688" calcext:value-type="float">
            <text:p>-0.40868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764" calcext:value-type="float">
            <text:p>-0.4076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6591" calcext:value-type="float">
            <text:p>-0.40659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5543" calcext:value-type="float">
            <text:p>-0.40554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4494" calcext:value-type="float">
            <text:p>-0.40449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3446" calcext:value-type="float">
            <text:p>-0.40344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2397" calcext:value-type="float">
            <text:p>-0.40239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1349" calcext:value-type="float">
            <text:p>-0.40134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400301" calcext:value-type="float">
            <text:p>-0.40030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9252" calcext:value-type="float">
            <text:p>-0.39925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8204" calcext:value-type="float">
            <text:p>-0.39820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7155" calcext:value-type="float">
            <text:p>-0.39715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6107" calcext:value-type="float">
            <text:p>-0.39610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5058" calcext:value-type="float">
            <text:p>-0.39505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401" calcext:value-type="float">
            <text:p>-0.3940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2961" calcext:value-type="float">
            <text:p>-0.39296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1913" calcext:value-type="float">
            <text:p>-0.39191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90864" calcext:value-type="float">
            <text:p>-0.39086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9816" calcext:value-type="float">
            <text:p>-0.38981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8768" calcext:value-type="float">
            <text:p>-0.38876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7719" calcext:value-type="float">
            <text:p>-0.38771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6671" calcext:value-type="float">
            <text:p>-0.38667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5622" calcext:value-type="float">
            <text:p>-0.38562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4574" calcext:value-type="float">
            <text:p>-0.38457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3525" calcext:value-type="float">
            <text:p>-0.38352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2477" calcext:value-type="float">
            <text:p>-0.38247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1428" calcext:value-type="float">
            <text:p>-0.38142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8038" calcext:value-type="float">
            <text:p>-0.3803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9332" calcext:value-type="float">
            <text:p>-0.37933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8283" calcext:value-type="float">
            <text:p>-0.37828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7235" calcext:value-type="float">
            <text:p>-0.37723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6186" calcext:value-type="float">
            <text:p>-0.37618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5531" calcext:value-type="float">
            <text:p>-0.37553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4483" calcext:value-type="float">
            <text:p>-0.37448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3303" calcext:value-type="float">
            <text:p>-0.3733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2123" calcext:value-type="float">
            <text:p>-0.37212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1075" calcext:value-type="float">
            <text:p>-0.37107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70027" calcext:value-type="float">
            <text:p>-0.37002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8978" calcext:value-type="float">
            <text:p>-0.36897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793" calcext:value-type="float">
            <text:p>-0.3679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6881" calcext:value-type="float">
            <text:p>-0.36688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5833" calcext:value-type="float">
            <text:p>-0.36583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4784" calcext:value-type="float">
            <text:p>-0.36478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3736" calcext:value-type="float">
            <text:p>-0.36373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2687" calcext:value-type="float">
            <text:p>-0.36268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1639" calcext:value-type="float">
            <text:p>-0.36163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60591" calcext:value-type="float">
            <text:p>-0.36059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9542" calcext:value-type="float">
            <text:p>-0.35954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8494" calcext:value-type="float">
            <text:p>-0.35849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7445" calcext:value-type="float">
            <text:p>-0.35744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6397" calcext:value-type="float">
            <text:p>-0.35639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5348" calcext:value-type="float">
            <text:p>-0.35534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4693" calcext:value-type="float">
            <text:p>-0.35469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3776" calcext:value-type="float">
            <text:p>-0.35377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2858" calcext:value-type="float">
            <text:p>-0.352858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1941" calcext:value-type="float">
            <text:p>-0.351941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1285" calcext:value-type="float">
            <text:p>-0.351285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1154" calcext:value-type="float">
            <text:p>-0.351154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1417" calcext:value-type="float">
            <text:p>-0.35141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2072" calcext:value-type="float">
            <text:p>-0.352072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2727" calcext:value-type="float">
            <text:p>-0.35272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-0.353382" calcext:value-type="float">
            <text:p>-0.353382</text:p>
          </table:table-cell>
          <table:table-cell office:value-type="float" office:value="-0.25" calcext:value-type="float">
            <text:p>-0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9:22:09.617331788</meta:creation-date>
    <dc:date>2017-11-05T19:24:02.020619943</dc:date>
    <meta:editing-duration>PT1M52S</meta:editing-duration>
    <meta:editing-cycles>1</meta:editing-cycles>
    <meta:document-statistic meta:table-count="1" meta:cell-count="314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636cm" svg:height="15.885cm" xlink:href=".." xlink:type="simple" chart:class="chart:line" chart:style-name="ch1">
        <chart:legend chart:legend-position="end" svg:x="25.784cm" svg:y="7.394cm" style:legend-expansion="high" chart:style-name="ch2"/>
        <chart:plot-area chart:style-name="ch3" table:cell-range-address="Sheet1.A1:Sheet1.B1571" svg:x="0.572cm" svg:y="0.317cm" svg:width="24.64cm" svg:height="15.251cm">
          <chartooo:coordinate-region svg:x="1.405cm" svg:y="0.516cm" svg:width="23.773cm" svg:height="14.8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571" chart:class="chart:line">
            <chart:data-point chart:repeated="1571"/>
          </chart:series>
          <chart:series chart:style-name="ch7" chart:values-cell-range-address="Sheet1.B1:Sheet1.B1571" chart:class="chart:line">
            <chart:data-point chart:repeated="15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571</svg:desc>
                </draw:g>
              </table:table-cell>
              <table:table-cell office:value-type="float" office:value="0">
                <text:p>0</text:p>
                <draw:g>
                  <svg:desc>Sheet1.B1:Sheet1.B15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0524">
                <text:p>1.0005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1704">
                <text:p>1.00170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3801">
                <text:p>1.0038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5898">
                <text:p>1.00589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7995">
                <text:p>1.00799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0747">
                <text:p>1.01074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363">
                <text:p>1.0136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6514">
                <text:p>1.01651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9004">
                <text:p>1.01900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1232">
                <text:p>1.02123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2542">
                <text:p>1.0225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3329">
                <text:p>1.02332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346">
                <text:p>1.0234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3066">
                <text:p>1.0230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2542">
                <text:p>1.0225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1363">
                <text:p>1.02136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9921">
                <text:p>1.0199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8217">
                <text:p>1.01821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16514">
                <text:p>1.01651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14548">
                <text:p>1.01454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12582">
                <text:p>1.01258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0878">
                <text:p>1.01087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9175">
                <text:p>1.0091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7733">
                <text:p>1.0077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06422">
                <text:p>1.0064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4981">
                <text:p>1.00498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3539">
                <text:p>1.00353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2097">
                <text:p>1.00209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0656">
                <text:p>1.00065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9214">
                <text:p>0.99921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7117">
                <text:p>0.99711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502">
                <text:p>0.9950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2399">
                <text:p>0.99239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9254">
                <text:p>0.98925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5715">
                <text:p>0.98571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2046">
                <text:p>0.98204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77721">
                <text:p>0.9777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3396">
                <text:p>0.97339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894">
                <text:p>0.9689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4484">
                <text:p>0.96448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60159">
                <text:p>0.96015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55965">
                <text:p>0.95596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52033">
                <text:p>0.9520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8232">
                <text:p>0.94823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44563">
                <text:p>0.94456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1024">
                <text:p>0.9410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7617">
                <text:p>0.93761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4209">
                <text:p>0.9342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067">
                <text:p>0.930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26739">
                <text:p>0.92673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22545">
                <text:p>0.9225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18089">
                <text:p>0.91808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13239">
                <text:p>0.91323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07866">
                <text:p>0.9078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0223">
                <text:p>0.9022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96202">
                <text:p>0.89620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89911">
                <text:p>0.88991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83489">
                <text:p>0.88348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77067">
                <text:p>0.8770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70645">
                <text:p>0.8706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64092">
                <text:p>0.86409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5767">
                <text:p>0.8576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51379">
                <text:p>0.85137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4535">
                <text:p>0.845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39715">
                <text:p>0.83971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3421">
                <text:p>0.834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28968">
                <text:p>0.82896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23988">
                <text:p>0.82398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18745">
                <text:p>0.8187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3503">
                <text:p>0.81350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07999">
                <text:p>0.80799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02232">
                <text:p>0.80223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96466">
                <text:p>0.7964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90568">
                <text:p>0.79056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84409">
                <text:p>0.7844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7594">
                <text:p>0.77759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70516">
                <text:p>0.7705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63308">
                <text:p>0.76330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55838">
                <text:p>0.75583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48498">
                <text:p>0.74849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41159">
                <text:p>0.74115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33951">
                <text:p>0.73395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26874">
                <text:p>0.7268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19928">
                <text:p>0.71992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13244">
                <text:p>0.7132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06691">
                <text:p>0.70669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00269">
                <text:p>0.70026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94241">
                <text:p>0.6942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88474">
                <text:p>0.6884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82707">
                <text:p>0.6827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76941">
                <text:p>0.6769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71043">
                <text:p>0.67104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64752">
                <text:p>0.66475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58462">
                <text:p>0.65846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51778">
                <text:p>0.65177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45094">
                <text:p>0.64509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38017">
                <text:p>0.63801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3094">
                <text:p>0.6309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236">
                <text:p>0.623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15737">
                <text:p>0.6157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07742">
                <text:p>0.6077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99748">
                <text:p>0.59974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91753">
                <text:p>0.59175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83889">
                <text:p>0.58388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76288">
                <text:p>0.57628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69342">
                <text:p>0.5693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62789">
                <text:p>0.56278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56498">
                <text:p>0.55649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0469">
                <text:p>0.55046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4965">
                <text:p>0.54496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39722">
                <text:p>0.5397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34611">
                <text:p>0.53461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95">
                <text:p>0.529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24257">
                <text:p>0.52425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18753">
                <text:p>0.51875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12724">
                <text:p>0.5127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06433">
                <text:p>0.5064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00142">
                <text:p>0.5001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372">
                <text:p>0.4937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86774">
                <text:p>0.4867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79566">
                <text:p>0.4795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72095">
                <text:p>0.47209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4494">
                <text:p>0.46449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5663">
                <text:p>0.4566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4916">
                <text:p>0.449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41952">
                <text:p>0.44195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35268">
                <text:p>0.43526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28977">
                <text:p>0.42897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23079">
                <text:p>0.42307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17575">
                <text:p>0.4175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12464">
                <text:p>0.41246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07876">
                <text:p>0.40787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3551">
                <text:p>0.40355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99095">
                <text:p>0.39909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94639">
                <text:p>0.39463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8979">
                <text:p>0.3897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4548">
                <text:p>0.38454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78912">
                <text:p>0.3789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73408">
                <text:p>0.37340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7248">
                <text:p>0.36724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60826">
                <text:p>0.36082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4142">
                <text:p>0.3541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47196">
                <text:p>0.34719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39857">
                <text:p>0.33985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32386">
                <text:p>0.33238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25047">
                <text:p>0.32504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18101">
                <text:p>0.3181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11417">
                <text:p>0.31141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05519">
                <text:p>0.30551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0146">
                <text:p>0.30014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95428">
                <text:p>0.29542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91627">
                <text:p>0.29162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88482">
                <text:p>0.28848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8573">
                <text:p>0.2857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8337">
                <text:p>0.283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81011">
                <text:p>0.28101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77997">
                <text:p>0.27799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7459">
                <text:p>0.2745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71313">
                <text:p>0.27131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68037">
                <text:p>0.2680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64761">
                <text:p>0.26476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61485">
                <text:p>0.26148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58209">
                <text:p>0.2582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4933">
                <text:p>0.2549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51656">
                <text:p>0.25165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4838">
                <text:p>0.24838</text:p>
              </table:table-cell>
              <table:table-cell office:value-type="float" office:value="0.24838">
                <text:p>0.248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45103">
                <text:p>0.245103</text:p>
              </table:table-cell>
              <table:table-cell office:value-type="float" office:value="0.245103">
                <text:p>0.2451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41827">
                <text:p>0.241827</text:p>
              </table:table-cell>
              <table:table-cell office:value-type="float" office:value="0.241827">
                <text:p>0.2418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38026">
                <text:p>0.238026</text:p>
              </table:table-cell>
              <table:table-cell office:value-type="float" office:value="0.238026">
                <text:p>0.2380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34619">
                <text:p>0.234619</text:p>
              </table:table-cell>
              <table:table-cell office:value-type="float" office:value="0.234619">
                <text:p>0.2346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31211">
                <text:p>0.231211</text:p>
              </table:table-cell>
              <table:table-cell office:value-type="float" office:value="0.231211">
                <text:p>0.2312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28852">
                <text:p>0.228852</text:p>
              </table:table-cell>
              <table:table-cell office:value-type="float" office:value="0.228852">
                <text:p>0.2288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27411">
                <text:p>0.227411</text:p>
              </table:table-cell>
              <table:table-cell office:value-type="float" office:value="0.227411">
                <text:p>0.2274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26755">
                <text:p>0.226755</text:p>
              </table:table-cell>
              <table:table-cell office:value-type="float" office:value="0.226755">
                <text:p>0.2267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26231">
                <text:p>0.226231</text:p>
              </table:table-cell>
              <table:table-cell office:value-type="float" office:value="0.226231">
                <text:p>0.2262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25445">
                <text:p>0.225445</text:p>
              </table:table-cell>
              <table:table-cell office:value-type="float" office:value="0.225445">
                <text:p>0.2254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361">
                <text:p>0.22361</text:p>
              </table:table-cell>
              <table:table-cell office:value-type="float" office:value="0.22361">
                <text:p>0.223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21513">
                <text:p>0.221513</text:p>
              </table:table-cell>
              <table:table-cell office:value-type="float" office:value="0.221513">
                <text:p>0.2215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19023">
                <text:p>0.219023</text:p>
              </table:table-cell>
              <table:table-cell office:value-type="float" office:value="0.219023">
                <text:p>0.2190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1614">
                <text:p>0.21614</text:p>
              </table:table-cell>
              <table:table-cell office:value-type="float" office:value="0.21614">
                <text:p>0.216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2864">
                <text:p>0.212864</text:p>
              </table:table-cell>
              <table:table-cell office:value-type="float" office:value="0.212864">
                <text:p>0.2128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09063">
                <text:p>0.209063</text:p>
              </table:table-cell>
              <table:table-cell office:value-type="float" office:value="0.209063">
                <text:p>0.2090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0487">
                <text:p>0.20487</text:p>
              </table:table-cell>
              <table:table-cell office:value-type="float" office:value="0.20487">
                <text:p>0.204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00415">
                <text:p>0.200415</text:p>
              </table:table-cell>
              <table:table-cell office:value-type="float" office:value="0.200415">
                <text:p>0.2004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9596">
                <text:p>0.19596</text:p>
              </table:table-cell>
              <table:table-cell office:value-type="float" office:value="0.19596">
                <text:p>0.195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91504">
                <text:p>0.191504</text:p>
              </table:table-cell>
              <table:table-cell office:value-type="float" office:value="0.191504">
                <text:p>0.1915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7442">
                <text:p>0.187442</text:p>
              </table:table-cell>
              <table:table-cell office:value-type="float" office:value="0.187442">
                <text:p>0.1874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3904">
                <text:p>0.183904</text:p>
              </table:table-cell>
              <table:table-cell office:value-type="float" office:value="0.183904">
                <text:p>0.1839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8089">
                <text:p>0.18089</text:p>
              </table:table-cell>
              <table:table-cell office:value-type="float" office:value="0.18089">
                <text:p>0.180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784">
                <text:p>0.1784</text:p>
              </table:table-cell>
              <table:table-cell office:value-type="float" office:value="0.1784">
                <text:p>0.17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7591">
                <text:p>0.17591</text:p>
              </table:table-cell>
              <table:table-cell office:value-type="float" office:value="0.17591">
                <text:p>0.175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7342">
                <text:p>0.17342</text:p>
              </table:table-cell>
              <table:table-cell office:value-type="float" office:value="0.17342">
                <text:p>0.173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7093">
                <text:p>0.17093</text:p>
              </table:table-cell>
              <table:table-cell office:value-type="float" office:value="0.17093">
                <text:p>0.170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68439">
                <text:p>0.168439</text:p>
              </table:table-cell>
              <table:table-cell office:value-type="float" office:value="0.168439">
                <text:p>0.1684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65949">
                <text:p>0.165949</text:p>
              </table:table-cell>
              <table:table-cell office:value-type="float" office:value="0.165949">
                <text:p>0.1659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63459">
                <text:p>0.163459</text:p>
              </table:table-cell>
              <table:table-cell office:value-type="float" office:value="0.163459">
                <text:p>0.1634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60969">
                <text:p>0.160969</text:p>
              </table:table-cell>
              <table:table-cell office:value-type="float" office:value="0.160969">
                <text:p>0.1609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58873">
                <text:p>0.158873</text:p>
              </table:table-cell>
              <table:table-cell office:value-type="float" office:value="0.158873">
                <text:p>0.1588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56907">
                <text:p>0.156907</text:p>
              </table:table-cell>
              <table:table-cell office:value-type="float" office:value="0.156907">
                <text:p>0.1569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54287">
                <text:p>0.154287</text:p>
              </table:table-cell>
              <table:table-cell office:value-type="float" office:value="0.154287">
                <text:p>0.1542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50748">
                <text:p>0.150748</text:p>
              </table:table-cell>
              <table:table-cell office:value-type="float" office:value="0.150748">
                <text:p>0.1507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46555">
                <text:p>0.146555</text:p>
              </table:table-cell>
              <table:table-cell office:value-type="float" office:value="0.146555">
                <text:p>0.1465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41706">
                <text:p>0.141706</text:p>
              </table:table-cell>
              <table:table-cell office:value-type="float" office:value="0.141706">
                <text:p>0.1417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36464">
                <text:p>0.136464</text:p>
              </table:table-cell>
              <table:table-cell office:value-type="float" office:value="0.136464">
                <text:p>0.1364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31091">
                <text:p>0.131091</text:p>
              </table:table-cell>
              <table:table-cell office:value-type="float" office:value="0.131091">
                <text:p>0.1310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26242">
                <text:p>0.126242</text:p>
              </table:table-cell>
              <table:table-cell office:value-type="float" office:value="0.126242">
                <text:p>0.1262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22048">
                <text:p>0.122048</text:p>
              </table:table-cell>
              <table:table-cell office:value-type="float" office:value="0.122048">
                <text:p>0.1220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18903">
                <text:p>0.118903</text:p>
              </table:table-cell>
              <table:table-cell office:value-type="float" office:value="0.118903">
                <text:p>0.1189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16544">
                <text:p>0.116544</text:p>
              </table:table-cell>
              <table:table-cell office:value-type="float" office:value="0.116544">
                <text:p>0.1165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15233">
                <text:p>0.115233</text:p>
              </table:table-cell>
              <table:table-cell office:value-type="float" office:value="0.115233">
                <text:p>0.1152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13922">
                <text:p>0.113922</text:p>
              </table:table-cell>
              <table:table-cell office:value-type="float" office:value="0.113922">
                <text:p>0.1139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12612">
                <text:p>0.112612</text:p>
              </table:table-cell>
              <table:table-cell office:value-type="float" office:value="0.112612">
                <text:p>0.11261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11301">
                <text:p>0.111301</text:p>
              </table:table-cell>
              <table:table-cell office:value-type="float" office:value="0.111301">
                <text:p>0.1113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09991">
                <text:p>0.109991</text:p>
              </table:table-cell>
              <table:table-cell office:value-type="float" office:value="0.109991">
                <text:p>0.1099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0868">
                <text:p>0.10868</text:p>
              </table:table-cell>
              <table:table-cell office:value-type="float" office:value="0.10868">
                <text:p>0.108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0737">
                <text:p>0.10737</text:p>
              </table:table-cell>
              <table:table-cell office:value-type="float" office:value="0.10737">
                <text:p>0.107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06059">
                <text:p>0.106059</text:p>
              </table:table-cell>
              <table:table-cell office:value-type="float" office:value="0.106059">
                <text:p>0.1060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05666">
                <text:p>0.105666</text:p>
              </table:table-cell>
              <table:table-cell office:value-type="float" office:value="0.105666">
                <text:p>0.1056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05404">
                <text:p>0.105404</text:p>
              </table:table-cell>
              <table:table-cell office:value-type="float" office:value="0.105404">
                <text:p>0.1054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04879">
                <text:p>0.104879</text:p>
              </table:table-cell>
              <table:table-cell office:value-type="float" office:value="0.104879">
                <text:p>0.1048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03307">
                <text:p>0.103307</text:p>
              </table:table-cell>
              <table:table-cell office:value-type="float" office:value="0.103307">
                <text:p>0.1033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01079">
                <text:p>0.101079</text:p>
              </table:table-cell>
              <table:table-cell office:value-type="float" office:value="0.101079">
                <text:p>0.1010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98458">
                <text:p>0.098458</text:p>
              </table:table-cell>
              <table:table-cell office:value-type="float" office:value="0.098458">
                <text:p>0.0984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95574">
                <text:p>0.095574</text:p>
              </table:table-cell>
              <table:table-cell office:value-type="float" office:value="0.095574">
                <text:p>0.0955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92298">
                <text:p>0.092298</text:p>
              </table:table-cell>
              <table:table-cell office:value-type="float" office:value="0.092298">
                <text:p>0.0922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89283">
                <text:p>0.089283</text:p>
              </table:table-cell>
              <table:table-cell office:value-type="float" office:value="0.089283">
                <text:p>0.0892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86531">
                <text:p>0.086531</text:p>
              </table:table-cell>
              <table:table-cell office:value-type="float" office:value="0.086531">
                <text:p>0.0865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84041">
                <text:p>0.084041</text:p>
              </table:table-cell>
              <table:table-cell office:value-type="float" office:value="0.084041">
                <text:p>0.0840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81813">
                <text:p>0.081813</text:p>
              </table:table-cell>
              <table:table-cell office:value-type="float" office:value="0.081813">
                <text:p>0.0818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79978">
                <text:p>0.079978</text:p>
              </table:table-cell>
              <table:table-cell office:value-type="float" office:value="0.079978">
                <text:p>0.0799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78537">
                <text:p>0.078537</text:p>
              </table:table-cell>
              <table:table-cell office:value-type="float" office:value="0.078537">
                <text:p>0.0785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77488">
                <text:p>0.077488</text:p>
              </table:table-cell>
              <table:table-cell office:value-type="float" office:value="0.077488">
                <text:p>0.0774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76571">
                <text:p>0.076571</text:p>
              </table:table-cell>
              <table:table-cell office:value-type="float" office:value="0.076571">
                <text:p>0.0765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76046">
                <text:p>0.076046</text:p>
              </table:table-cell>
              <table:table-cell office:value-type="float" office:value="0.076046">
                <text:p>0.0760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75391">
                <text:p>0.075391</text:p>
              </table:table-cell>
              <table:table-cell office:value-type="float" office:value="0.075391">
                <text:p>0.0753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4474">
                <text:p>0.074474</text:p>
              </table:table-cell>
              <table:table-cell office:value-type="float" office:value="0.074474">
                <text:p>0.0744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73294">
                <text:p>0.073294</text:p>
              </table:table-cell>
              <table:table-cell office:value-type="float" office:value="0.073294">
                <text:p>0.0732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71853">
                <text:p>0.071853</text:p>
              </table:table-cell>
              <table:table-cell office:value-type="float" office:value="0.071853">
                <text:p>0.0718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70149">
                <text:p>0.070149</text:p>
              </table:table-cell>
              <table:table-cell office:value-type="float" office:value="0.070149">
                <text:p>0.0701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8576">
                <text:p>0.068576</text:p>
              </table:table-cell>
              <table:table-cell office:value-type="float" office:value="0.068576">
                <text:p>0.0685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6661">
                <text:p>0.06661</text:p>
              </table:table-cell>
              <table:table-cell office:value-type="float" office:value="0.06661">
                <text:p>0.066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64382">
                <text:p>0.064382</text:p>
              </table:table-cell>
              <table:table-cell office:value-type="float" office:value="0.064382">
                <text:p>0.0643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61892">
                <text:p>0.061892</text:p>
              </table:table-cell>
              <table:table-cell office:value-type="float" office:value="0.061892">
                <text:p>0.0618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9533">
                <text:p>0.059533</text:p>
              </table:table-cell>
              <table:table-cell office:value-type="float" office:value="0.059533">
                <text:p>0.0595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57043">
                <text:p>0.057043</text:p>
              </table:table-cell>
              <table:table-cell office:value-type="float" office:value="0.057043">
                <text:p>0.0570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54946">
                <text:p>0.054946</text:p>
              </table:table-cell>
              <table:table-cell office:value-type="float" office:value="0.054946">
                <text:p>0.0549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53111">
                <text:p>0.053111</text:p>
              </table:table-cell>
              <table:table-cell office:value-type="float" office:value="0.053111">
                <text:p>0.0531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51539">
                <text:p>0.051539</text:p>
              </table:table-cell>
              <table:table-cell office:value-type="float" office:value="0.051539">
                <text:p>0.0515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9966">
                <text:p>0.049966</text:p>
              </table:table-cell>
              <table:table-cell office:value-type="float" office:value="0.049966">
                <text:p>0.0499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8656">
                <text:p>0.048656</text:p>
              </table:table-cell>
              <table:table-cell office:value-type="float" office:value="0.048656">
                <text:p>0.0486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47738">
                <text:p>0.047738</text:p>
              </table:table-cell>
              <table:table-cell office:value-type="float" office:value="0.047738">
                <text:p>0.0477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46821">
                <text:p>0.046821</text:p>
              </table:table-cell>
              <table:table-cell office:value-type="float" office:value="0.046821">
                <text:p>0.0468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6165">
                <text:p>0.046165</text:p>
              </table:table-cell>
              <table:table-cell office:value-type="float" office:value="0.046165">
                <text:p>0.0461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551">
                <text:p>0.04551</text:p>
              </table:table-cell>
              <table:table-cell office:value-type="float" office:value="0.04551">
                <text:p>0.045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44855">
                <text:p>0.044855</text:p>
              </table:table-cell>
              <table:table-cell office:value-type="float" office:value="0.044855">
                <text:p>0.0448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43937">
                <text:p>0.043937</text:p>
              </table:table-cell>
              <table:table-cell office:value-type="float" office:value="0.043937">
                <text:p>0.0439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42889">
                <text:p>0.042889</text:p>
              </table:table-cell>
              <table:table-cell office:value-type="float" office:value="0.042889">
                <text:p>0.042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41578">
                <text:p>0.041578</text:p>
              </table:table-cell>
              <table:table-cell office:value-type="float" office:value="0.041578">
                <text:p>0.0415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40399">
                <text:p>0.040399</text:p>
              </table:table-cell>
              <table:table-cell office:value-type="float" office:value="0.040399">
                <text:p>0.0403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39088">
                <text:p>0.039088</text:p>
              </table:table-cell>
              <table:table-cell office:value-type="float" office:value="0.039088">
                <text:p>0.0390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7647">
                <text:p>0.037647</text:p>
              </table:table-cell>
              <table:table-cell office:value-type="float" office:value="0.037647">
                <text:p>0.0376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36205">
                <text:p>0.036205</text:p>
              </table:table-cell>
              <table:table-cell office:value-type="float" office:value="0.036205">
                <text:p>0.0362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4632">
                <text:p>0.034632</text:p>
              </table:table-cell>
              <table:table-cell office:value-type="float" office:value="0.034632">
                <text:p>0.0346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3306">
                <text:p>0.03306</text:p>
              </table:table-cell>
              <table:table-cell office:value-type="float" office:value="0.03306">
                <text:p>0.033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1618">
                <text:p>0.031618</text:p>
              </table:table-cell>
              <table:table-cell office:value-type="float" office:value="0.031618">
                <text:p>0.0316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30176">
                <text:p>0.030176</text:p>
              </table:table-cell>
              <table:table-cell office:value-type="float" office:value="0.030176">
                <text:p>0.0301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8604">
                <text:p>0.028604</text:p>
              </table:table-cell>
              <table:table-cell office:value-type="float" office:value="0.028604">
                <text:p>0.0286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7162">
                <text:p>0.027162</text:p>
              </table:table-cell>
              <table:table-cell office:value-type="float" office:value="0.027162">
                <text:p>0.0271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6114">
                <text:p>0.026114</text:p>
              </table:table-cell>
              <table:table-cell office:value-type="float" office:value="0.026114">
                <text:p>0.0261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5065">
                <text:p>0.025065</text:p>
              </table:table-cell>
              <table:table-cell office:value-type="float" office:value="0.025065">
                <text:p>0.0250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4279">
                <text:p>0.024279</text:p>
              </table:table-cell>
              <table:table-cell office:value-type="float" office:value="0.024279">
                <text:p>0.0242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3624">
                <text:p>0.023624</text:p>
              </table:table-cell>
              <table:table-cell office:value-type="float" office:value="0.023624">
                <text:p>0.0236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3362">
                <text:p>0.023362</text:p>
              </table:table-cell>
              <table:table-cell office:value-type="float" office:value="0.023362">
                <text:p>0.0233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2968">
                <text:p>0.022968</text:p>
              </table:table-cell>
              <table:table-cell office:value-type="float" office:value="0.022968">
                <text:p>0.0229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2706">
                <text:p>0.022706</text:p>
              </table:table-cell>
              <table:table-cell office:value-type="float" office:value="0.022706">
                <text:p>0.0227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2444">
                <text:p>0.022444</text:p>
              </table:table-cell>
              <table:table-cell office:value-type="float" office:value="0.022444">
                <text:p>0.0224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192">
                <text:p>0.02192</text:p>
              </table:table-cell>
              <table:table-cell office:value-type="float" office:value="0.02192">
                <text:p>0.021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1134">
                <text:p>0.021134</text:p>
              </table:table-cell>
              <table:table-cell office:value-type="float" office:value="0.021134">
                <text:p>0.0211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0085">
                <text:p>0.020085</text:p>
              </table:table-cell>
              <table:table-cell office:value-type="float" office:value="0.020085">
                <text:p>0.0200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8906">
                <text:p>0.018906</text:p>
              </table:table-cell>
              <table:table-cell office:value-type="float" office:value="0.018906">
                <text:p>0.0189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7596">
                <text:p>0.017596</text:p>
              </table:table-cell>
              <table:table-cell office:value-type="float" office:value="0.017596">
                <text:p>0.0175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6285">
                <text:p>0.016285</text:p>
              </table:table-cell>
              <table:table-cell office:value-type="float" office:value="0.016285">
                <text:p>0.0162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4844">
                <text:p>0.014844</text:p>
              </table:table-cell>
              <table:table-cell office:value-type="float" office:value="0.014844">
                <text:p>0.0148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3271">
                <text:p>0.013271</text:p>
              </table:table-cell>
              <table:table-cell office:value-type="float" office:value="0.013271">
                <text:p>0.0132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1698">
                <text:p>0.011698</text:p>
              </table:table-cell>
              <table:table-cell office:value-type="float" office:value="0.011698">
                <text:p>0.0116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0388">
                <text:p>0.010388</text:p>
              </table:table-cell>
              <table:table-cell office:value-type="float" office:value="0.010388">
                <text:p>0.0103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9208">
                <text:p>0.009208</text:p>
              </table:table-cell>
              <table:table-cell office:value-type="float" office:value="0.009208">
                <text:p>0.0092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8029">
                <text:p>0.008029</text:p>
              </table:table-cell>
              <table:table-cell office:value-type="float" office:value="0.008029">
                <text:p>0.0080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6849">
                <text:p>0.006849</text:p>
              </table:table-cell>
              <table:table-cell office:value-type="float" office:value="0.006849">
                <text:p>0.0068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6063">
                <text:p>0.006063</text:p>
              </table:table-cell>
              <table:table-cell office:value-type="float" office:value="0.006063">
                <text:p>0.0060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5408">
                <text:p>0.005408</text:p>
              </table:table-cell>
              <table:table-cell office:value-type="float" office:value="0.005408">
                <text:p>0.0054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5146">
                <text:p>0.005146</text:p>
              </table:table-cell>
              <table:table-cell office:value-type="float" office:value="0.005146">
                <text:p>0.0051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5146">
                <text:p>0.005146</text:p>
              </table:table-cell>
              <table:table-cell office:value-type="float" office:value="0.005146">
                <text:p>0.0051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5277">
                <text:p>0.005277</text:p>
              </table:table-cell>
              <table:table-cell office:value-type="float" office:value="0.005277">
                <text:p>0.0052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5408">
                <text:p>0.005408</text:p>
              </table:table-cell>
              <table:table-cell office:value-type="float" office:value="0.005408">
                <text:p>0.0054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5408">
                <text:p>0.005408</text:p>
              </table:table-cell>
              <table:table-cell office:value-type="float" office:value="0.005408">
                <text:p>0.0054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5277">
                <text:p>0.005277</text:p>
              </table:table-cell>
              <table:table-cell office:value-type="float" office:value="0.005277">
                <text:p>0.0052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4753">
                <text:p>0.004753</text:p>
              </table:table-cell>
              <table:table-cell office:value-type="float" office:value="0.004753">
                <text:p>0.0047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3967">
                <text:p>0.003967</text:p>
              </table:table-cell>
              <table:table-cell office:value-type="float" office:value="0.003967">
                <text:p>0.0039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3049">
                <text:p>0.003049</text:p>
              </table:table-cell>
              <table:table-cell office:value-type="float" office:value="0.003049">
                <text:p>0.0030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1739">
                <text:p>0.001739</text:p>
              </table:table-cell>
              <table:table-cell office:value-type="float" office:value="0.001739">
                <text:p>0.0017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297">
                <text:p>0.000297</text:p>
              </table:table-cell>
              <table:table-cell office:value-type="float" office:value="0.000297">
                <text:p>0.00029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01144">
                <text:p>-0.001144</text:p>
              </table:table-cell>
              <table:table-cell office:value-type="float" office:value="-0.001144">
                <text:p>-0.0011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2717">
                <text:p>-0.002717</text:p>
              </table:table-cell>
              <table:table-cell office:value-type="float" office:value="-0.002717">
                <text:p>-0.0027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04027">
                <text:p>-0.004027</text:p>
              </table:table-cell>
              <table:table-cell office:value-type="float" office:value="-0.004027">
                <text:p>-0.0040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05075">
                <text:p>-0.005075</text:p>
              </table:table-cell>
              <table:table-cell office:value-type="float" office:value="-0.005075">
                <text:p>-0.0050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06123">
                <text:p>-0.006123</text:p>
              </table:table-cell>
              <table:table-cell office:value-type="float" office:value="-0.006123">
                <text:p>-0.0061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0704">
                <text:p>-0.00704</text:p>
              </table:table-cell>
              <table:table-cell office:value-type="float" office:value="-0.00704">
                <text:p>-0.007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07695">
                <text:p>-0.007695</text:p>
              </table:table-cell>
              <table:table-cell office:value-type="float" office:value="-0.007695">
                <text:p>-0.0076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07826">
                <text:p>-0.007826</text:p>
              </table:table-cell>
              <table:table-cell office:value-type="float" office:value="-0.007826">
                <text:p>-0.0078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7826">
                <text:p>-0.007826</text:p>
              </table:table-cell>
              <table:table-cell office:value-type="float" office:value="-0.007826">
                <text:p>-0.0078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07564">
                <text:p>-0.007564</text:p>
              </table:table-cell>
              <table:table-cell office:value-type="float" office:value="-0.007564">
                <text:p>-0.0075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7301">
                <text:p>-0.007301</text:p>
              </table:table-cell>
              <table:table-cell office:value-type="float" office:value="-0.007301">
                <text:p>-0.0073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0717">
                <text:p>-0.00717</text:p>
              </table:table-cell>
              <table:table-cell office:value-type="float" office:value="-0.00717">
                <text:p>-0.007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0717">
                <text:p>-0.00717</text:p>
              </table:table-cell>
              <table:table-cell office:value-type="float" office:value="-0.00717">
                <text:p>-0.007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07563">
                <text:p>-0.007563</text:p>
              </table:table-cell>
              <table:table-cell office:value-type="float" office:value="-0.007563">
                <text:p>-0.0075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08218">
                <text:p>-0.008218</text:p>
              </table:table-cell>
              <table:table-cell office:value-type="float" office:value="-0.008218">
                <text:p>-0.0082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9004">
                <text:p>-0.009004</text:p>
              </table:table-cell>
              <table:table-cell office:value-type="float" office:value="-0.009004">
                <text:p>-0.0090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10052">
                <text:p>-0.010052</text:p>
              </table:table-cell>
              <table:table-cell office:value-type="float" office:value="-0.010052">
                <text:p>-0.0100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11494">
                <text:p>-0.011494</text:p>
              </table:table-cell>
              <table:table-cell office:value-type="float" office:value="-0.011494">
                <text:p>-0.0114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12935">
                <text:p>-0.012935</text:p>
              </table:table-cell>
              <table:table-cell office:value-type="float" office:value="-0.012935">
                <text:p>-0.0129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14508">
                <text:p>-0.014508</text:p>
              </table:table-cell>
              <table:table-cell office:value-type="float" office:value="-0.014508">
                <text:p>-0.0145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15949">
                <text:p>-0.015949</text:p>
              </table:table-cell>
              <table:table-cell office:value-type="float" office:value="-0.015949">
                <text:p>-0.0159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17258">
                <text:p>-0.017258</text:p>
              </table:table-cell>
              <table:table-cell office:value-type="float" office:value="-0.017258">
                <text:p>-0.0172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18306">
                <text:p>-0.018306</text:p>
              </table:table-cell>
              <table:table-cell office:value-type="float" office:value="-0.018306">
                <text:p>-0.0183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19354">
                <text:p>-0.019354</text:p>
              </table:table-cell>
              <table:table-cell office:value-type="float" office:value="-0.019354">
                <text:p>-0.0193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20141">
                <text:p>-0.020141</text:p>
              </table:table-cell>
              <table:table-cell office:value-type="float" office:value="-0.020141">
                <text:p>-0.0201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20665">
                <text:p>-0.020665</text:p>
              </table:table-cell>
              <table:table-cell office:value-type="float" office:value="-0.020665">
                <text:p>-0.0206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21058">
                <text:p>-0.021058</text:p>
              </table:table-cell>
              <table:table-cell office:value-type="float" office:value="-0.021058">
                <text:p>-0.0210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21189">
                <text:p>-0.021189</text:p>
              </table:table-cell>
              <table:table-cell office:value-type="float" office:value="-0.021189">
                <text:p>-0.0211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21058">
                <text:p>-0.021058</text:p>
              </table:table-cell>
              <table:table-cell office:value-type="float" office:value="-0.021058">
                <text:p>-0.0210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21058">
                <text:p>-0.021058</text:p>
              </table:table-cell>
              <table:table-cell office:value-type="float" office:value="-0.021058">
                <text:p>-0.0210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21189">
                <text:p>-0.021189</text:p>
              </table:table-cell>
              <table:table-cell office:value-type="float" office:value="-0.021189">
                <text:p>-0.02118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21582">
                <text:p>-0.021582</text:p>
              </table:table-cell>
              <table:table-cell office:value-type="float" office:value="-0.021582">
                <text:p>-0.0215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22237">
                <text:p>-0.022237</text:p>
              </table:table-cell>
              <table:table-cell office:value-type="float" office:value="-0.022237">
                <text:p>-0.0222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23023">
                <text:p>-0.023023</text:p>
              </table:table-cell>
              <table:table-cell office:value-type="float" office:value="-0.023023">
                <text:p>-0.0230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24071">
                <text:p>-0.024071</text:p>
              </table:table-cell>
              <table:table-cell office:value-type="float" office:value="-0.024071">
                <text:p>-0.0240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25382">
                <text:p>-0.025382</text:p>
              </table:table-cell>
              <table:table-cell office:value-type="float" office:value="-0.025382">
                <text:p>-0.0253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26562">
                <text:p>-0.026562</text:p>
              </table:table-cell>
              <table:table-cell office:value-type="float" office:value="-0.026562">
                <text:p>-0.0265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28134">
                <text:p>-0.028134</text:p>
              </table:table-cell>
              <table:table-cell office:value-type="float" office:value="-0.028134">
                <text:p>-0.0281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29706">
                <text:p>-0.029706</text:p>
              </table:table-cell>
              <table:table-cell office:value-type="float" office:value="-0.029706">
                <text:p>-0.0297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31147">
                <text:p>-0.031147</text:p>
              </table:table-cell>
              <table:table-cell office:value-type="float" office:value="-0.031147">
                <text:p>-0.0311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32588">
                <text:p>-0.032588</text:p>
              </table:table-cell>
              <table:table-cell office:value-type="float" office:value="-0.032588">
                <text:p>-0.0325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33767">
                <text:p>-0.033767</text:p>
              </table:table-cell>
              <table:table-cell office:value-type="float" office:value="-0.033767">
                <text:p>-0.0337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35077">
                <text:p>-0.035077</text:p>
              </table:table-cell>
              <table:table-cell office:value-type="float" office:value="-0.035077">
                <text:p>-0.0350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36387">
                <text:p>-0.036387</text:p>
              </table:table-cell>
              <table:table-cell office:value-type="float" office:value="-0.036387">
                <text:p>-0.0363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37174">
                <text:p>-0.037174</text:p>
              </table:table-cell>
              <table:table-cell office:value-type="float" office:value="-0.037174">
                <text:p>-0.0371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3796">
                <text:p>-0.03796</text:p>
              </table:table-cell>
              <table:table-cell office:value-type="float" office:value="-0.03796">
                <text:p>-0.037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38484">
                <text:p>-0.038484</text:p>
              </table:table-cell>
              <table:table-cell office:value-type="float" office:value="-0.038484">
                <text:p>-0.0384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38877">
                <text:p>-0.038877</text:p>
              </table:table-cell>
              <table:table-cell office:value-type="float" office:value="-0.038877">
                <text:p>-0.0388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39271">
                <text:p>-0.039271</text:p>
              </table:table-cell>
              <table:table-cell office:value-type="float" office:value="-0.039271">
                <text:p>-0.0392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39664">
                <text:p>-0.039664</text:p>
              </table:table-cell>
              <table:table-cell office:value-type="float" office:value="-0.039664">
                <text:p>-0.0396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40188">
                <text:p>-0.040188</text:p>
              </table:table-cell>
              <table:table-cell office:value-type="float" office:value="-0.040188">
                <text:p>-0.0401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40843">
                <text:p>-0.040843</text:p>
              </table:table-cell>
              <table:table-cell office:value-type="float" office:value="-0.040843">
                <text:p>-0.0408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41629">
                <text:p>-0.041629</text:p>
              </table:table-cell>
              <table:table-cell office:value-type="float" office:value="-0.041629">
                <text:p>-0.0416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42678">
                <text:p>-0.042678</text:p>
              </table:table-cell>
              <table:table-cell office:value-type="float" office:value="-0.042678">
                <text:p>-0.0426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43726">
                <text:p>-0.043726</text:p>
              </table:table-cell>
              <table:table-cell office:value-type="float" office:value="-0.043726">
                <text:p>-0.0437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44906">
                <text:p>-0.044906</text:p>
              </table:table-cell>
              <table:table-cell office:value-type="float" office:value="-0.044906">
                <text:p>-0.0449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46216">
                <text:p>-0.046216</text:p>
              </table:table-cell>
              <table:table-cell office:value-type="float" office:value="-0.046216">
                <text:p>-0.0462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47134">
                <text:p>-0.047134</text:p>
              </table:table-cell>
              <table:table-cell office:value-type="float" office:value="-0.047134">
                <text:p>-0.0471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48051">
                <text:p>-0.048051</text:p>
              </table:table-cell>
              <table:table-cell office:value-type="float" office:value="-0.048051">
                <text:p>-0.0480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48968">
                <text:p>-0.048968</text:p>
              </table:table-cell>
              <table:table-cell office:value-type="float" office:value="-0.048968">
                <text:p>-0.0489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49886">
                <text:p>-0.049886</text:p>
              </table:table-cell>
              <table:table-cell office:value-type="float" office:value="-0.049886">
                <text:p>-0.0498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50803">
                <text:p>-0.050803</text:p>
              </table:table-cell>
              <table:table-cell office:value-type="float" office:value="-0.050803">
                <text:p>-0.0508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52245">
                <text:p>-0.052245</text:p>
              </table:table-cell>
              <table:table-cell office:value-type="float" office:value="-0.052245">
                <text:p>-0.0522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53555">
                <text:p>-0.053555</text:p>
              </table:table-cell>
              <table:table-cell office:value-type="float" office:value="-0.053555">
                <text:p>-0.0535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54604">
                <text:p>-0.054604</text:p>
              </table:table-cell>
              <table:table-cell office:value-type="float" office:value="-0.054604">
                <text:p>-0.0546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55521">
                <text:p>-0.055521</text:p>
              </table:table-cell>
              <table:table-cell office:value-type="float" office:value="-0.055521">
                <text:p>-0.0555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56045">
                <text:p>-0.056045</text:p>
              </table:table-cell>
              <table:table-cell office:value-type="float" office:value="-0.056045">
                <text:p>-0.0560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56307">
                <text:p>-0.056307</text:p>
              </table:table-cell>
              <table:table-cell office:value-type="float" office:value="-0.056307">
                <text:p>-0.0563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56438">
                <text:p>-0.056438</text:p>
              </table:table-cell>
              <table:table-cell office:value-type="float" office:value="-0.056438">
                <text:p>-0.0564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56438">
                <text:p>-0.056438</text:p>
              </table:table-cell>
              <table:table-cell office:value-type="float" office:value="-0.056438">
                <text:p>-0.0564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56307">
                <text:p>-0.056307</text:p>
              </table:table-cell>
              <table:table-cell office:value-type="float" office:value="-0.056307">
                <text:p>-0.0563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56438">
                <text:p>-0.056438</text:p>
              </table:table-cell>
              <table:table-cell office:value-type="float" office:value="-0.056438">
                <text:p>-0.0564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56569">
                <text:p>-0.056569</text:p>
              </table:table-cell>
              <table:table-cell office:value-type="float" office:value="-0.056569">
                <text:p>-0.0565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567">
                <text:p>-0.0567</text:p>
              </table:table-cell>
              <table:table-cell office:value-type="float" office:value="-0.0567">
                <text:p>-0.05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56831">
                <text:p>-0.056831</text:p>
              </table:table-cell>
              <table:table-cell office:value-type="float" office:value="-0.056831">
                <text:p>-0.0568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56962">
                <text:p>-0.056962</text:p>
              </table:table-cell>
              <table:table-cell office:value-type="float" office:value="-0.056962">
                <text:p>-0.0569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57094">
                <text:p>-0.057094</text:p>
              </table:table-cell>
              <table:table-cell office:value-type="float" office:value="-0.057094">
                <text:p>-0.0570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57225">
                <text:p>-0.057225</text:p>
              </table:table-cell>
              <table:table-cell office:value-type="float" office:value="-0.057225">
                <text:p>-0.0572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57356">
                <text:p>-0.057356</text:p>
              </table:table-cell>
              <table:table-cell office:value-type="float" office:value="-0.057356">
                <text:p>-0.0573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57487">
                <text:p>-0.057487</text:p>
              </table:table-cell>
              <table:table-cell office:value-type="float" office:value="-0.057487">
                <text:p>-0.0574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57618">
                <text:p>-0.057618</text:p>
              </table:table-cell>
              <table:table-cell office:value-type="float" office:value="-0.057618">
                <text:p>-0.0576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57749">
                <text:p>-0.057749</text:p>
              </table:table-cell>
              <table:table-cell office:value-type="float" office:value="-0.057749">
                <text:p>-0.0577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5788">
                <text:p>-0.05788</text:p>
              </table:table-cell>
              <table:table-cell office:value-type="float" office:value="-0.05788">
                <text:p>-0.057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58011">
                <text:p>-0.058011</text:p>
              </table:table-cell>
              <table:table-cell office:value-type="float" office:value="-0.058011">
                <text:p>-0.0580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58142">
                <text:p>-0.058142</text:p>
              </table:table-cell>
              <table:table-cell office:value-type="float" office:value="-0.058142">
                <text:p>-0.0581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58273">
                <text:p>-0.058273</text:p>
              </table:table-cell>
              <table:table-cell office:value-type="float" office:value="-0.058273">
                <text:p>-0.0582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58404">
                <text:p>-0.058404</text:p>
              </table:table-cell>
              <table:table-cell office:value-type="float" office:value="-0.058404">
                <text:p>-0.0584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58928">
                <text:p>-0.058928</text:p>
              </table:table-cell>
              <table:table-cell office:value-type="float" office:value="-0.058928">
                <text:p>-0.0589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59583">
                <text:p>-0.059583</text:p>
              </table:table-cell>
              <table:table-cell office:value-type="float" office:value="-0.059583">
                <text:p>-0.0595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60107">
                <text:p>-0.060107</text:p>
              </table:table-cell>
              <table:table-cell office:value-type="float" office:value="-0.060107">
                <text:p>-0.0601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60632">
                <text:p>-0.060632</text:p>
              </table:table-cell>
              <table:table-cell office:value-type="float" office:value="-0.060632">
                <text:p>-0.0606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61156">
                <text:p>-0.061156</text:p>
              </table:table-cell>
              <table:table-cell office:value-type="float" office:value="-0.061156">
                <text:p>-0.0611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62073">
                <text:p>-0.062073</text:p>
              </table:table-cell>
              <table:table-cell office:value-type="float" office:value="-0.062073">
                <text:p>-0.0620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63252">
                <text:p>-0.063252</text:p>
              </table:table-cell>
              <table:table-cell office:value-type="float" office:value="-0.063252">
                <text:p>-0.0632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64563">
                <text:p>-0.064563</text:p>
              </table:table-cell>
              <table:table-cell office:value-type="float" office:value="-0.064563">
                <text:p>-0.0645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65873">
                <text:p>-0.065873</text:p>
              </table:table-cell>
              <table:table-cell office:value-type="float" office:value="-0.065873">
                <text:p>-0.0658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67315">
                <text:p>-0.067315</text:p>
              </table:table-cell>
              <table:table-cell office:value-type="float" office:value="-0.067315">
                <text:p>-0.0673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68757">
                <text:p>-0.068757</text:p>
              </table:table-cell>
              <table:table-cell office:value-type="float" office:value="-0.068757">
                <text:p>-0.0687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70329">
                <text:p>-0.070329</text:p>
              </table:table-cell>
              <table:table-cell office:value-type="float" office:value="-0.070329">
                <text:p>-0.0703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71902">
                <text:p>-0.071902</text:p>
              </table:table-cell>
              <table:table-cell office:value-type="float" office:value="-0.071902">
                <text:p>-0.0719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73212">
                <text:p>-0.073212</text:p>
              </table:table-cell>
              <table:table-cell office:value-type="float" office:value="-0.073212">
                <text:p>-0.0732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74654">
                <text:p>-0.074654</text:p>
              </table:table-cell>
              <table:table-cell office:value-type="float" office:value="-0.074654">
                <text:p>-0.07465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75965">
                <text:p>-0.075965</text:p>
              </table:table-cell>
              <table:table-cell office:value-type="float" office:value="-0.075965">
                <text:p>-0.0759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77144">
                <text:p>-0.077144</text:p>
              </table:table-cell>
              <table:table-cell office:value-type="float" office:value="-0.077144">
                <text:p>-0.0771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78062">
                <text:p>-0.078062</text:p>
              </table:table-cell>
              <table:table-cell office:value-type="float" office:value="-0.078062">
                <text:p>-0.0780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78848">
                <text:p>-0.078848</text:p>
              </table:table-cell>
              <table:table-cell office:value-type="float" office:value="-0.078848">
                <text:p>-0.0788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79503">
                <text:p>-0.079503</text:p>
              </table:table-cell>
              <table:table-cell office:value-type="float" office:value="-0.079503">
                <text:p>-0.0795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80027">
                <text:p>-0.080027</text:p>
              </table:table-cell>
              <table:table-cell office:value-type="float" office:value="-0.080027">
                <text:p>-0.0800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8042">
                <text:p>-0.08042</text:p>
              </table:table-cell>
              <table:table-cell office:value-type="float" office:value="-0.08042">
                <text:p>-0.080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80814">
                <text:p>-0.080814</text:p>
              </table:table-cell>
              <table:table-cell office:value-type="float" office:value="-0.080814">
                <text:p>-0.0808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81469">
                <text:p>-0.081469</text:p>
              </table:table-cell>
              <table:table-cell office:value-type="float" office:value="-0.081469">
                <text:p>-0.0814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82124">
                <text:p>-0.082124</text:p>
              </table:table-cell>
              <table:table-cell office:value-type="float" office:value="-0.082124">
                <text:p>-0.0821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8278">
                <text:p>-0.08278</text:p>
              </table:table-cell>
              <table:table-cell office:value-type="float" office:value="-0.08278">
                <text:p>-0.082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83828">
                <text:p>-0.083828</text:p>
              </table:table-cell>
              <table:table-cell office:value-type="float" office:value="-0.083828">
                <text:p>-0.08382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85139">
                <text:p>-0.085139</text:p>
              </table:table-cell>
              <table:table-cell office:value-type="float" office:value="-0.085139">
                <text:p>-0.08513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86449">
                <text:p>-0.086449</text:p>
              </table:table-cell>
              <table:table-cell office:value-type="float" office:value="-0.086449">
                <text:p>-0.0864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88022">
                <text:p>-0.088022</text:p>
              </table:table-cell>
              <table:table-cell office:value-type="float" office:value="-0.088022">
                <text:p>-0.0880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89725">
                <text:p>-0.089725</text:p>
              </table:table-cell>
              <table:table-cell office:value-type="float" office:value="-0.089725">
                <text:p>-0.0897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91298">
                <text:p>-0.091298</text:p>
              </table:table-cell>
              <table:table-cell office:value-type="float" office:value="-0.091298">
                <text:p>-0.0912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92871">
                <text:p>-0.092871</text:p>
              </table:table-cell>
              <table:table-cell office:value-type="float" office:value="-0.092871">
                <text:p>-0.0928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94313">
                <text:p>-0.094313</text:p>
              </table:table-cell>
              <table:table-cell office:value-type="float" office:value="-0.094313">
                <text:p>-0.0943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95623">
                <text:p>-0.095623</text:p>
              </table:table-cell>
              <table:table-cell office:value-type="float" office:value="-0.095623">
                <text:p>-0.0956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96934">
                <text:p>-0.096934</text:p>
              </table:table-cell>
              <table:table-cell office:value-type="float" office:value="-0.096934">
                <text:p>-0.0969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98113">
                <text:p>-0.098113</text:p>
              </table:table-cell>
              <table:table-cell office:value-type="float" office:value="-0.098113">
                <text:p>-0.0981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99424">
                <text:p>-0.099424</text:p>
              </table:table-cell>
              <table:table-cell office:value-type="float" office:value="-0.099424">
                <text:p>-0.0994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100472">
                <text:p>-0.100472</text:p>
              </table:table-cell>
              <table:table-cell office:value-type="float" office:value="-0.100472">
                <text:p>-0.1004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10139">
                <text:p>-0.10139</text:p>
              </table:table-cell>
              <table:table-cell office:value-type="float" office:value="-0.10139">
                <text:p>-0.101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102176">
                <text:p>-0.102176</text:p>
              </table:table-cell>
              <table:table-cell office:value-type="float" office:value="-0.102176">
                <text:p>-0.1021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102962">
                <text:p>-0.102962</text:p>
              </table:table-cell>
              <table:table-cell office:value-type="float" office:value="-0.102962">
                <text:p>-0.1029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103748">
                <text:p>-0.103748</text:p>
              </table:table-cell>
              <table:table-cell office:value-type="float" office:value="-0.103748">
                <text:p>-0.1037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104404">
                <text:p>-0.104404</text:p>
              </table:table-cell>
              <table:table-cell office:value-type="float" office:value="-0.104404">
                <text:p>-0.1044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10519">
                <text:p>-0.10519</text:p>
              </table:table-cell>
              <table:table-cell office:value-type="float" office:value="-0.10519">
                <text:p>-0.105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106107">
                <text:p>-0.106107</text:p>
              </table:table-cell>
              <table:table-cell office:value-type="float" office:value="-0.106107">
                <text:p>-0.1061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107025">
                <text:p>-0.107025</text:p>
              </table:table-cell>
              <table:table-cell office:value-type="float" office:value="-0.107025">
                <text:p>-0.1070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108204">
                <text:p>-0.108204</text:p>
              </table:table-cell>
              <table:table-cell office:value-type="float" office:value="-0.108204">
                <text:p>-0.1082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109384">
                <text:p>-0.109384</text:p>
              </table:table-cell>
              <table:table-cell office:value-type="float" office:value="-0.109384">
                <text:p>-0.1093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110695">
                <text:p>-0.110695</text:p>
              </table:table-cell>
              <table:table-cell office:value-type="float" office:value="-0.110695">
                <text:p>-0.1106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112005">
                <text:p>-0.112005</text:p>
              </table:table-cell>
              <table:table-cell office:value-type="float" office:value="-0.112005">
                <text:p>-0.1120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113316">
                <text:p>-0.113316</text:p>
              </table:table-cell>
              <table:table-cell office:value-type="float" office:value="-0.113316">
                <text:p>-0.1133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114626">
                <text:p>-0.114626</text:p>
              </table:table-cell>
              <table:table-cell office:value-type="float" office:value="-0.114626">
                <text:p>-0.1146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116199">
                <text:p>-0.116199</text:p>
              </table:table-cell>
              <table:table-cell office:value-type="float" office:value="-0.116199">
                <text:p>-0.1161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117772">
                <text:p>-0.117772</text:p>
              </table:table-cell>
              <table:table-cell office:value-type="float" office:value="-0.117772">
                <text:p>-0.11777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119344">
                <text:p>-0.119344</text:p>
              </table:table-cell>
              <table:table-cell office:value-type="float" office:value="-0.119344">
                <text:p>-0.1193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120655">
                <text:p>-0.120655</text:p>
              </table:table-cell>
              <table:table-cell office:value-type="float" office:value="-0.120655">
                <text:p>-0.12065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121704">
                <text:p>-0.121704</text:p>
              </table:table-cell>
              <table:table-cell office:value-type="float" office:value="-0.121704">
                <text:p>-0.1217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122359">
                <text:p>-0.122359</text:p>
              </table:table-cell>
              <table:table-cell office:value-type="float" office:value="-0.122359">
                <text:p>-0.1223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123276">
                <text:p>-0.123276</text:p>
              </table:table-cell>
              <table:table-cell office:value-type="float" office:value="-0.123276">
                <text:p>-0.1232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124063">
                <text:p>-0.124063</text:p>
              </table:table-cell>
              <table:table-cell office:value-type="float" office:value="-0.124063">
                <text:p>-0.1240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124456">
                <text:p>-0.124456</text:p>
              </table:table-cell>
              <table:table-cell office:value-type="float" office:value="-0.124456">
                <text:p>-0.1244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124849">
                <text:p>-0.124849</text:p>
              </table:table-cell>
              <table:table-cell office:value-type="float" office:value="-0.124849">
                <text:p>-0.1248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125242">
                <text:p>-0.125242</text:p>
              </table:table-cell>
              <table:table-cell office:value-type="float" office:value="-0.125242">
                <text:p>-0.1252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125766">
                <text:p>-0.125766</text:p>
              </table:table-cell>
              <table:table-cell office:value-type="float" office:value="-0.125766">
                <text:p>-0.1257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126422">
                <text:p>-0.126422</text:p>
              </table:table-cell>
              <table:table-cell office:value-type="float" office:value="-0.126422">
                <text:p>-0.1264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127208">
                <text:p>-0.127208</text:p>
              </table:table-cell>
              <table:table-cell office:value-type="float" office:value="-0.127208">
                <text:p>-0.1272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128256">
                <text:p>-0.128256</text:p>
              </table:table-cell>
              <table:table-cell office:value-type="float" office:value="-0.128256">
                <text:p>-0.1282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129305">
                <text:p>-0.129305</text:p>
              </table:table-cell>
              <table:table-cell office:value-type="float" office:value="-0.129305">
                <text:p>-0.1293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130484">
                <text:p>-0.130484</text:p>
              </table:table-cell>
              <table:table-cell office:value-type="float" office:value="-0.130484">
                <text:p>-0.1304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131795">
                <text:p>-0.131795</text:p>
              </table:table-cell>
              <table:table-cell office:value-type="float" office:value="-0.131795">
                <text:p>-0.1317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133368">
                <text:p>-0.133368</text:p>
              </table:table-cell>
              <table:table-cell office:value-type="float" office:value="-0.133368">
                <text:p>-0.1333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134547">
                <text:p>-0.134547</text:p>
              </table:table-cell>
              <table:table-cell office:value-type="float" office:value="-0.134547">
                <text:p>-0.1345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13612">
                <text:p>-0.13612</text:p>
              </table:table-cell>
              <table:table-cell office:value-type="float" office:value="-0.13612">
                <text:p>-0.136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137562">
                <text:p>-0.137562</text:p>
              </table:table-cell>
              <table:table-cell office:value-type="float" office:value="-0.137562">
                <text:p>-0.13756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139003">
                <text:p>-0.139003</text:p>
              </table:table-cell>
              <table:table-cell office:value-type="float" office:value="-0.139003">
                <text:p>-0.1390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140183">
                <text:p>-0.140183</text:p>
              </table:table-cell>
              <table:table-cell office:value-type="float" office:value="-0.140183">
                <text:p>-0.1401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141231">
                <text:p>-0.141231</text:p>
              </table:table-cell>
              <table:table-cell office:value-type="float" office:value="-0.141231">
                <text:p>-0.1412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142149">
                <text:p>-0.142149</text:p>
              </table:table-cell>
              <table:table-cell office:value-type="float" office:value="-0.142149">
                <text:p>-0.1421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142935">
                <text:p>-0.142935</text:p>
              </table:table-cell>
              <table:table-cell office:value-type="float" office:value="-0.142935">
                <text:p>-0.1429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143459">
                <text:p>-0.143459</text:p>
              </table:table-cell>
              <table:table-cell office:value-type="float" office:value="-0.143459">
                <text:p>-0.14345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143852">
                <text:p>-0.143852</text:p>
              </table:table-cell>
              <table:table-cell office:value-type="float" office:value="-0.143852">
                <text:p>-0.14385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144114">
                <text:p>-0.144114</text:p>
              </table:table-cell>
              <table:table-cell office:value-type="float" office:value="-0.144114">
                <text:p>-0.1441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144246">
                <text:p>-0.144246</text:p>
              </table:table-cell>
              <table:table-cell office:value-type="float" office:value="-0.144246">
                <text:p>-0.1442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144246">
                <text:p>-0.144246</text:p>
              </table:table-cell>
              <table:table-cell office:value-type="float" office:value="-0.144246">
                <text:p>-0.1442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144508">
                <text:p>-0.144508</text:p>
              </table:table-cell>
              <table:table-cell office:value-type="float" office:value="-0.144508">
                <text:p>-0.1445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144901">
                <text:p>-0.144901</text:p>
              </table:table-cell>
              <table:table-cell office:value-type="float" office:value="-0.144901">
                <text:p>-0.1449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145556">
                <text:p>-0.145556</text:p>
              </table:table-cell>
              <table:table-cell office:value-type="float" office:value="-0.145556">
                <text:p>-0.1455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146474">
                <text:p>-0.146474</text:p>
              </table:table-cell>
              <table:table-cell office:value-type="float" office:value="-0.146474">
                <text:p>-0.1464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147522">
                <text:p>-0.147522</text:p>
              </table:table-cell>
              <table:table-cell office:value-type="float" office:value="-0.147522">
                <text:p>-0.1475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14857">
                <text:p>-0.14857</text:p>
              </table:table-cell>
              <table:table-cell office:value-type="float" office:value="-0.14857">
                <text:p>-0.148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14975">
                <text:p>-0.14975</text:p>
              </table:table-cell>
              <table:table-cell office:value-type="float" office:value="-0.14975">
                <text:p>-0.149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151192">
                <text:p>-0.151192</text:p>
              </table:table-cell>
              <table:table-cell office:value-type="float" office:value="-0.151192">
                <text:p>-0.1511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152764">
                <text:p>-0.152764</text:p>
              </table:table-cell>
              <table:table-cell office:value-type="float" office:value="-0.152764">
                <text:p>-0.1527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154337">
                <text:p>-0.154337</text:p>
              </table:table-cell>
              <table:table-cell office:value-type="float" office:value="-0.154337">
                <text:p>-0.1543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155779">
                <text:p>-0.155779</text:p>
              </table:table-cell>
              <table:table-cell office:value-type="float" office:value="-0.155779">
                <text:p>-0.1557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156958">
                <text:p>-0.156958</text:p>
              </table:table-cell>
              <table:table-cell office:value-type="float" office:value="-0.156958">
                <text:p>-0.1569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157745">
                <text:p>-0.157745</text:p>
              </table:table-cell>
              <table:table-cell office:value-type="float" office:value="-0.157745">
                <text:p>-0.1577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158531">
                <text:p>-0.158531</text:p>
              </table:table-cell>
              <table:table-cell office:value-type="float" office:value="-0.158531">
                <text:p>-0.1585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159317">
                <text:p>-0.159317</text:p>
              </table:table-cell>
              <table:table-cell office:value-type="float" office:value="-0.159317">
                <text:p>-0.1593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159579">
                <text:p>-0.159579</text:p>
              </table:table-cell>
              <table:table-cell office:value-type="float" office:value="-0.159579">
                <text:p>-0.1595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15971">
                <text:p>-0.15971</text:p>
              </table:table-cell>
              <table:table-cell office:value-type="float" office:value="-0.15971">
                <text:p>-0.159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15971">
                <text:p>-0.15971</text:p>
              </table:table-cell>
              <table:table-cell office:value-type="float" office:value="-0.15971">
                <text:p>-0.159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159579">
                <text:p>-0.159579</text:p>
              </table:table-cell>
              <table:table-cell office:value-type="float" office:value="-0.159579">
                <text:p>-0.15957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159186">
                <text:p>-0.159186</text:p>
              </table:table-cell>
              <table:table-cell office:value-type="float" office:value="-0.159186">
                <text:p>-0.1591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159317">
                <text:p>-0.159317</text:p>
              </table:table-cell>
              <table:table-cell office:value-type="float" office:value="-0.159317">
                <text:p>-0.1593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159448">
                <text:p>-0.159448</text:p>
              </table:table-cell>
              <table:table-cell office:value-type="float" office:value="-0.159448">
                <text:p>-0.1594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159841">
                <text:p>-0.159841</text:p>
              </table:table-cell>
              <table:table-cell office:value-type="float" office:value="-0.159841">
                <text:p>-0.1598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160497">
                <text:p>-0.160497</text:p>
              </table:table-cell>
              <table:table-cell office:value-type="float" office:value="-0.160497">
                <text:p>-0.1604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161152">
                <text:p>-0.161152</text:p>
              </table:table-cell>
              <table:table-cell office:value-type="float" office:value="-0.161152">
                <text:p>-0.1611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162069">
                <text:p>-0.162069</text:p>
              </table:table-cell>
              <table:table-cell office:value-type="float" office:value="-0.162069">
                <text:p>-0.1620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163249">
                <text:p>-0.163249</text:p>
              </table:table-cell>
              <table:table-cell office:value-type="float" office:value="-0.163249">
                <text:p>-0.1632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16469">
                <text:p>-0.16469</text:p>
              </table:table-cell>
              <table:table-cell office:value-type="float" office:value="-0.16469">
                <text:p>-0.164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166263">
                <text:p>-0.166263</text:p>
              </table:table-cell>
              <table:table-cell office:value-type="float" office:value="-0.166263">
                <text:p>-0.1662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167836">
                <text:p>-0.167836</text:p>
              </table:table-cell>
              <table:table-cell office:value-type="float" office:value="-0.167836">
                <text:p>-0.1678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169278">
                <text:p>-0.169278</text:p>
              </table:table-cell>
              <table:table-cell office:value-type="float" office:value="-0.169278">
                <text:p>-0.1692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170457">
                <text:p>-0.170457</text:p>
              </table:table-cell>
              <table:table-cell office:value-type="float" office:value="-0.170457">
                <text:p>-0.1704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171243">
                <text:p>-0.171243</text:p>
              </table:table-cell>
              <table:table-cell office:value-type="float" office:value="-0.171243">
                <text:p>-0.1712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171768">
                <text:p>-0.171768</text:p>
              </table:table-cell>
              <table:table-cell office:value-type="float" office:value="-0.171768">
                <text:p>-0.17176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172292">
                <text:p>-0.172292</text:p>
              </table:table-cell>
              <table:table-cell office:value-type="float" office:value="-0.172292">
                <text:p>-0.1722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172554">
                <text:p>-0.172554</text:p>
              </table:table-cell>
              <table:table-cell office:value-type="float" office:value="-0.172554">
                <text:p>-0.1725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172423">
                <text:p>-0.172423</text:p>
              </table:table-cell>
              <table:table-cell office:value-type="float" office:value="-0.172423">
                <text:p>-0.17242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172423">
                <text:p>-0.172423</text:p>
              </table:table-cell>
              <table:table-cell office:value-type="float" office:value="-0.172423">
                <text:p>-0.17242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172292">
                <text:p>-0.172292</text:p>
              </table:table-cell>
              <table:table-cell office:value-type="float" office:value="-0.172292">
                <text:p>-0.1722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17203">
                <text:p>-0.17203</text:p>
              </table:table-cell>
              <table:table-cell office:value-type="float" office:value="-0.17203">
                <text:p>-0.172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17203">
                <text:p>-0.17203</text:p>
              </table:table-cell>
              <table:table-cell office:value-type="float" office:value="-0.17203">
                <text:p>-0.172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172292">
                <text:p>-0.172292</text:p>
              </table:table-cell>
              <table:table-cell office:value-type="float" office:value="-0.172292">
                <text:p>-0.1722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172685">
                <text:p>-0.172685</text:p>
              </table:table-cell>
              <table:table-cell office:value-type="float" office:value="-0.172685">
                <text:p>-0.1726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173078">
                <text:p>-0.173078</text:p>
              </table:table-cell>
              <table:table-cell office:value-type="float" office:value="-0.173078">
                <text:p>-0.1730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173865">
                <text:p>-0.173865</text:p>
              </table:table-cell>
              <table:table-cell office:value-type="float" office:value="-0.173865">
                <text:p>-0.17386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174651">
                <text:p>-0.174651</text:p>
              </table:table-cell>
              <table:table-cell office:value-type="float" office:value="-0.174651">
                <text:p>-0.1746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175568">
                <text:p>-0.175568</text:p>
              </table:table-cell>
              <table:table-cell office:value-type="float" office:value="-0.175568">
                <text:p>-0.1755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176617">
                <text:p>-0.176617</text:p>
              </table:table-cell>
              <table:table-cell office:value-type="float" office:value="-0.176617">
                <text:p>-0.1766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177534">
                <text:p>-0.177534</text:p>
              </table:table-cell>
              <table:table-cell office:value-type="float" office:value="-0.177534">
                <text:p>-0.1775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178452">
                <text:p>-0.178452</text:p>
              </table:table-cell>
              <table:table-cell office:value-type="float" office:value="-0.178452">
                <text:p>-0.17845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1795">
                <text:p>-0.1795</text:p>
              </table:table-cell>
              <table:table-cell office:value-type="float" office:value="-0.1795">
                <text:p>-0.17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18068">
                <text:p>-0.18068</text:p>
              </table:table-cell>
              <table:table-cell office:value-type="float" office:value="-0.18068">
                <text:p>-0.180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181466">
                <text:p>-0.181466</text:p>
              </table:table-cell>
              <table:table-cell office:value-type="float" office:value="-0.181466">
                <text:p>-0.18146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182121">
                <text:p>-0.182121</text:p>
              </table:table-cell>
              <table:table-cell office:value-type="float" office:value="-0.182121">
                <text:p>-0.18212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182384">
                <text:p>-0.182384</text:p>
              </table:table-cell>
              <table:table-cell office:value-type="float" office:value="-0.182384">
                <text:p>-0.1823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182515">
                <text:p>-0.182515</text:p>
              </table:table-cell>
              <table:table-cell office:value-type="float" office:value="-0.182515">
                <text:p>-0.1825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182515">
                <text:p>-0.182515</text:p>
              </table:table-cell>
              <table:table-cell office:value-type="float" office:value="-0.182515">
                <text:p>-0.1825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182253">
                <text:p>-0.182253</text:p>
              </table:table-cell>
              <table:table-cell office:value-type="float" office:value="-0.182253">
                <text:p>-0.1822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181728">
                <text:p>-0.181728</text:p>
              </table:table-cell>
              <table:table-cell office:value-type="float" office:value="-0.181728">
                <text:p>-0.18172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181204">
                <text:p>-0.181204</text:p>
              </table:table-cell>
              <table:table-cell office:value-type="float" office:value="-0.181204">
                <text:p>-0.1812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180811">
                <text:p>-0.180811</text:p>
              </table:table-cell>
              <table:table-cell office:value-type="float" office:value="-0.180811">
                <text:p>-0.1808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18068">
                <text:p>-0.18068</text:p>
              </table:table-cell>
              <table:table-cell office:value-type="float" office:value="-0.18068">
                <text:p>-0.180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180811">
                <text:p>-0.180811</text:p>
              </table:table-cell>
              <table:table-cell office:value-type="float" office:value="-0.180811">
                <text:p>-0.1808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181204">
                <text:p>-0.181204</text:p>
              </table:table-cell>
              <table:table-cell office:value-type="float" office:value="-0.181204">
                <text:p>-0.18120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181859">
                <text:p>-0.181859</text:p>
              </table:table-cell>
              <table:table-cell office:value-type="float" office:value="-0.181859">
                <text:p>-0.18185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182777">
                <text:p>-0.182777</text:p>
              </table:table-cell>
              <table:table-cell office:value-type="float" office:value="-0.182777">
                <text:p>-0.1827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183825">
                <text:p>-0.183825</text:p>
              </table:table-cell>
              <table:table-cell office:value-type="float" office:value="-0.183825">
                <text:p>-0.1838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185136">
                <text:p>-0.185136</text:p>
              </table:table-cell>
              <table:table-cell office:value-type="float" office:value="-0.185136">
                <text:p>-0.1851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186447">
                <text:p>-0.186447</text:p>
              </table:table-cell>
              <table:table-cell office:value-type="float" office:value="-0.186447">
                <text:p>-0.1864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188019">
                <text:p>-0.188019</text:p>
              </table:table-cell>
              <table:table-cell office:value-type="float" office:value="-0.188019">
                <text:p>-0.1880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189461">
                <text:p>-0.189461</text:p>
              </table:table-cell>
              <table:table-cell office:value-type="float" office:value="-0.189461">
                <text:p>-0.18946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190772">
                <text:p>-0.190772</text:p>
              </table:table-cell>
              <table:table-cell office:value-type="float" office:value="-0.190772">
                <text:p>-0.19077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191689">
                <text:p>-0.191689</text:p>
              </table:table-cell>
              <table:table-cell office:value-type="float" office:value="-0.191689">
                <text:p>-0.1916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192737">
                <text:p>-0.192737</text:p>
              </table:table-cell>
              <table:table-cell office:value-type="float" office:value="-0.192737">
                <text:p>-0.1927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193524">
                <text:p>-0.193524</text:p>
              </table:table-cell>
              <table:table-cell office:value-type="float" office:value="-0.193524">
                <text:p>-0.1935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193786">
                <text:p>-0.193786</text:p>
              </table:table-cell>
              <table:table-cell office:value-type="float" office:value="-0.193786">
                <text:p>-0.19378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193786">
                <text:p>-0.193786</text:p>
              </table:table-cell>
              <table:table-cell office:value-type="float" office:value="-0.193786">
                <text:p>-0.19378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193524">
                <text:p>-0.193524</text:p>
              </table:table-cell>
              <table:table-cell office:value-type="float" office:value="-0.193524">
                <text:p>-0.1935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192999">
                <text:p>-0.192999</text:p>
              </table:table-cell>
              <table:table-cell office:value-type="float" office:value="-0.192999">
                <text:p>-0.1929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192213">
                <text:p>-0.192213</text:p>
              </table:table-cell>
              <table:table-cell office:value-type="float" office:value="-0.192213">
                <text:p>-0.1922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191427">
                <text:p>-0.191427</text:p>
              </table:table-cell>
              <table:table-cell office:value-type="float" office:value="-0.191427">
                <text:p>-0.19142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190903">
                <text:p>-0.190903</text:p>
              </table:table-cell>
              <table:table-cell office:value-type="float" office:value="-0.190903">
                <text:p>-0.19090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19064">
                <text:p>-0.19064</text:p>
              </table:table-cell>
              <table:table-cell office:value-type="float" office:value="-0.19064">
                <text:p>-0.190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190903">
                <text:p>-0.190903</text:p>
              </table:table-cell>
              <table:table-cell office:value-type="float" office:value="-0.190903">
                <text:p>-0.1909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191427">
                <text:p>-0.191427</text:p>
              </table:table-cell>
              <table:table-cell office:value-type="float" office:value="-0.191427">
                <text:p>-0.19142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191951">
                <text:p>-0.191951</text:p>
              </table:table-cell>
              <table:table-cell office:value-type="float" office:value="-0.191951">
                <text:p>-0.1919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192475">
                <text:p>-0.192475</text:p>
              </table:table-cell>
              <table:table-cell office:value-type="float" office:value="-0.192475">
                <text:p>-0.1924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193">
                <text:p>-0.193</text:p>
              </table:table-cell>
              <table:table-cell office:value-type="float" office:value="-0.193">
                <text:p>-0.19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193524">
                <text:p>-0.193524</text:p>
              </table:table-cell>
              <table:table-cell office:value-type="float" office:value="-0.193524">
                <text:p>-0.1935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194048">
                <text:p>-0.194048</text:p>
              </table:table-cell>
              <table:table-cell office:value-type="float" office:value="-0.194048">
                <text:p>-0.19404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194572">
                <text:p>-0.194572</text:p>
              </table:table-cell>
              <table:table-cell office:value-type="float" office:value="-0.194572">
                <text:p>-0.19457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195096">
                <text:p>-0.195096</text:p>
              </table:table-cell>
              <table:table-cell office:value-type="float" office:value="-0.195096">
                <text:p>-0.19509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19562">
                <text:p>-0.19562</text:p>
              </table:table-cell>
              <table:table-cell office:value-type="float" office:value="-0.19562">
                <text:p>-0.195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196145">
                <text:p>-0.196145</text:p>
              </table:table-cell>
              <table:table-cell office:value-type="float" office:value="-0.196145">
                <text:p>-0.1961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196931">
                <text:p>-0.196931</text:p>
              </table:table-cell>
              <table:table-cell office:value-type="float" office:value="-0.196931">
                <text:p>-0.19693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197324">
                <text:p>-0.197324</text:p>
              </table:table-cell>
              <table:table-cell office:value-type="float" office:value="-0.197324">
                <text:p>-0.1973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197455">
                <text:p>-0.197455</text:p>
              </table:table-cell>
              <table:table-cell office:value-type="float" office:value="-0.197455">
                <text:p>-0.1974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197324">
                <text:p>-0.197324</text:p>
              </table:table-cell>
              <table:table-cell office:value-type="float" office:value="-0.197324">
                <text:p>-0.1973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196931">
                <text:p>-0.196931</text:p>
              </table:table-cell>
              <table:table-cell office:value-type="float" office:value="-0.196931">
                <text:p>-0.1969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196407">
                <text:p>-0.196407</text:p>
              </table:table-cell>
              <table:table-cell office:value-type="float" office:value="-0.196407">
                <text:p>-0.1964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195882">
                <text:p>-0.195882</text:p>
              </table:table-cell>
              <table:table-cell office:value-type="float" office:value="-0.195882">
                <text:p>-0.19588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195358">
                <text:p>-0.195358</text:p>
              </table:table-cell>
              <table:table-cell office:value-type="float" office:value="-0.195358">
                <text:p>-0.19535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195227">
                <text:p>-0.195227</text:p>
              </table:table-cell>
              <table:table-cell office:value-type="float" office:value="-0.195227">
                <text:p>-0.1952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195489">
                <text:p>-0.195489</text:p>
              </table:table-cell>
              <table:table-cell office:value-type="float" office:value="-0.195489">
                <text:p>-0.1954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196013">
                <text:p>-0.196013</text:p>
              </table:table-cell>
              <table:table-cell office:value-type="float" office:value="-0.196013">
                <text:p>-0.1960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1968">
                <text:p>-0.1968</text:p>
              </table:table-cell>
              <table:table-cell office:value-type="float" office:value="-0.1968">
                <text:p>-0.19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197979">
                <text:p>-0.197979</text:p>
              </table:table-cell>
              <table:table-cell office:value-type="float" office:value="-0.197979">
                <text:p>-0.19797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199421">
                <text:p>-0.199421</text:p>
              </table:table-cell>
              <table:table-cell office:value-type="float" office:value="-0.199421">
                <text:p>-0.1994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200994">
                <text:p>-0.200994</text:p>
              </table:table-cell>
              <table:table-cell office:value-type="float" office:value="-0.200994">
                <text:p>-0.2009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202698">
                <text:p>-0.202698</text:p>
              </table:table-cell>
              <table:table-cell office:value-type="float" office:value="-0.202698">
                <text:p>-0.2026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204139">
                <text:p>-0.204139</text:p>
              </table:table-cell>
              <table:table-cell office:value-type="float" office:value="-0.204139">
                <text:p>-0.2041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205319">
                <text:p>-0.205319</text:p>
              </table:table-cell>
              <table:table-cell office:value-type="float" office:value="-0.205319">
                <text:p>-0.2053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206367">
                <text:p>-0.206367</text:p>
              </table:table-cell>
              <table:table-cell office:value-type="float" office:value="-0.206367">
                <text:p>-0.2063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207285">
                <text:p>-0.207285</text:p>
              </table:table-cell>
              <table:table-cell office:value-type="float" office:value="-0.207285">
                <text:p>-0.2072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208202">
                <text:p>-0.208202</text:p>
              </table:table-cell>
              <table:table-cell office:value-type="float" office:value="-0.208202">
                <text:p>-0.20820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209119">
                <text:p>-0.209119</text:p>
              </table:table-cell>
              <table:table-cell office:value-type="float" office:value="-0.209119">
                <text:p>-0.2091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210037">
                <text:p>-0.210037</text:p>
              </table:table-cell>
              <table:table-cell office:value-type="float" office:value="-0.210037">
                <text:p>-0.21003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210954">
                <text:p>-0.210954</text:p>
              </table:table-cell>
              <table:table-cell office:value-type="float" office:value="-0.210954">
                <text:p>-0.21095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211872">
                <text:p>-0.211872</text:p>
              </table:table-cell>
              <table:table-cell office:value-type="float" office:value="-0.211872">
                <text:p>-0.21187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212789">
                <text:p>-0.212789</text:p>
              </table:table-cell>
              <table:table-cell office:value-type="float" office:value="-0.212789">
                <text:p>-0.2127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213707">
                <text:p>-0.213707</text:p>
              </table:table-cell>
              <table:table-cell office:value-type="float" office:value="-0.213707">
                <text:p>-0.21370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214624">
                <text:p>-0.214624</text:p>
              </table:table-cell>
              <table:table-cell office:value-type="float" office:value="-0.214624">
                <text:p>-0.2146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215541">
                <text:p>-0.215541</text:p>
              </table:table-cell>
              <table:table-cell office:value-type="float" office:value="-0.215541">
                <text:p>-0.2155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216459">
                <text:p>-0.216459</text:p>
              </table:table-cell>
              <table:table-cell office:value-type="float" office:value="-0.216459">
                <text:p>-0.2164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217245">
                <text:p>-0.217245</text:p>
              </table:table-cell>
              <table:table-cell office:value-type="float" office:value="-0.217245">
                <text:p>-0.2172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218556">
                <text:p>-0.218556</text:p>
              </table:table-cell>
              <table:table-cell office:value-type="float" office:value="-0.218556">
                <text:p>-0.2185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22026">
                <text:p>-0.22026</text:p>
              </table:table-cell>
              <table:table-cell office:value-type="float" office:value="-0.22026">
                <text:p>-0.220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222094">
                <text:p>-0.222094</text:p>
              </table:table-cell>
              <table:table-cell office:value-type="float" office:value="-0.222094">
                <text:p>-0.2220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22406">
                <text:p>-0.22406</text:p>
              </table:table-cell>
              <table:table-cell office:value-type="float" office:value="-0.22406">
                <text:p>-0.2240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225895">
                <text:p>-0.225895</text:p>
              </table:table-cell>
              <table:table-cell office:value-type="float" office:value="-0.225895">
                <text:p>-0.2258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227206">
                <text:p>-0.227206</text:p>
              </table:table-cell>
              <table:table-cell office:value-type="float" office:value="-0.227206">
                <text:p>-0.2272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228123">
                <text:p>-0.228123</text:p>
              </table:table-cell>
              <table:table-cell office:value-type="float" office:value="-0.228123">
                <text:p>-0.2281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228778">
                <text:p>-0.228778</text:p>
              </table:table-cell>
              <table:table-cell office:value-type="float" office:value="-0.228778">
                <text:p>-0.2287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229303">
                <text:p>-0.229303</text:p>
              </table:table-cell>
              <table:table-cell office:value-type="float" office:value="-0.229303">
                <text:p>-0.22930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229827">
                <text:p>-0.229827</text:p>
              </table:table-cell>
              <table:table-cell office:value-type="float" office:value="-0.229827">
                <text:p>-0.2298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230351">
                <text:p>-0.230351</text:p>
              </table:table-cell>
              <table:table-cell office:value-type="float" office:value="-0.230351">
                <text:p>-0.2303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230875">
                <text:p>-0.230875</text:p>
              </table:table-cell>
              <table:table-cell office:value-type="float" office:value="-0.230875">
                <text:p>-0.2308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2314">
                <text:p>-0.2314</text:p>
              </table:table-cell>
              <table:table-cell office:value-type="float" office:value="-0.2314">
                <text:p>-0.23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231924">
                <text:p>-0.231924</text:p>
              </table:table-cell>
              <table:table-cell office:value-type="float" office:value="-0.231924">
                <text:p>-0.2319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232448">
                <text:p>-0.232448</text:p>
              </table:table-cell>
              <table:table-cell office:value-type="float" office:value="-0.232448">
                <text:p>-0.2324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232972">
                <text:p>-0.232972</text:p>
              </table:table-cell>
              <table:table-cell office:value-type="float" office:value="-0.232972">
                <text:p>-0.23297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232972">
                <text:p>-0.232972</text:p>
              </table:table-cell>
              <table:table-cell office:value-type="float" office:value="-0.232972">
                <text:p>-0.23297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233103">
                <text:p>-0.233103</text:p>
              </table:table-cell>
              <table:table-cell office:value-type="float" office:value="-0.233103">
                <text:p>-0.2331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233758">
                <text:p>-0.233758</text:p>
              </table:table-cell>
              <table:table-cell office:value-type="float" office:value="-0.233758">
                <text:p>-0.2337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234938">
                <text:p>-0.234938</text:p>
              </table:table-cell>
              <table:table-cell office:value-type="float" office:value="-0.234938">
                <text:p>-0.2349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23638">
                <text:p>-0.23638</text:p>
              </table:table-cell>
              <table:table-cell office:value-type="float" office:value="-0.23638">
                <text:p>-0.2363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237952">
                <text:p>-0.237952</text:p>
              </table:table-cell>
              <table:table-cell office:value-type="float" office:value="-0.237952">
                <text:p>-0.2379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239656">
                <text:p>-0.239656</text:p>
              </table:table-cell>
              <table:table-cell office:value-type="float" office:value="-0.239656">
                <text:p>-0.2396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240966">
                <text:p>-0.240966</text:p>
              </table:table-cell>
              <table:table-cell office:value-type="float" office:value="-0.240966">
                <text:p>-0.24096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242014">
                <text:p>-0.242014</text:p>
              </table:table-cell>
              <table:table-cell office:value-type="float" office:value="-0.242014">
                <text:p>-0.2420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243063">
                <text:p>-0.243063</text:p>
              </table:table-cell>
              <table:table-cell office:value-type="float" office:value="-0.243063">
                <text:p>-0.2430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24398">
                <text:p>-0.24398</text:p>
              </table:table-cell>
              <table:table-cell office:value-type="float" office:value="-0.24398">
                <text:p>-0.2439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244897">
                <text:p>-0.244897</text:p>
              </table:table-cell>
              <table:table-cell office:value-type="float" office:value="-0.244897">
                <text:p>-0.24489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245815">
                <text:p>-0.245815</text:p>
              </table:table-cell>
              <table:table-cell office:value-type="float" office:value="-0.245815">
                <text:p>-0.2458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246732">
                <text:p>-0.246732</text:p>
              </table:table-cell>
              <table:table-cell office:value-type="float" office:value="-0.246732">
                <text:p>-0.2467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24765">
                <text:p>-0.24765</text:p>
              </table:table-cell>
              <table:table-cell office:value-type="float" office:value="-0.24765">
                <text:p>-0.247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248567">
                <text:p>-0.248567</text:p>
              </table:table-cell>
              <table:table-cell office:value-type="float" office:value="-0.248567">
                <text:p>-0.2485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249484">
                <text:p>-0.249484</text:p>
              </table:table-cell>
              <table:table-cell office:value-type="float" office:value="-0.249484">
                <text:p>-0.24948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250401">
                <text:p>-0.25040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251319">
                <text:p>-0.25131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252236">
                <text:p>-0.2522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253153">
                <text:p>-0.25315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25407">
                <text:p>-0.2540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254856">
                <text:p>-0.2548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256036">
                <text:p>-0.2560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257478">
                <text:p>-0.25747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25905">
                <text:p>-0.2590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260623">
                <text:p>-0.26062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261802">
                <text:p>-0.26180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262719">
                <text:p>-0.26271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263636">
                <text:p>-0.2636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26403">
                <text:p>-0.264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263898">
                <text:p>-0.26389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263374">
                <text:p>-0.26337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262326">
                <text:p>-0.2623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260884">
                <text:p>-0.26088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259443">
                <text:p>-0.25944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25787">
                <text:p>-0.2578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25669">
                <text:p>-0.256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256035">
                <text:p>-0.2560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25538">
                <text:p>-0.2553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254725">
                <text:p>-0.25472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254069">
                <text:p>-0.2540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253414">
                <text:p>-0.25341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252759">
                <text:p>-0.25275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252103">
                <text:p>-0.2521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251448">
                <text:p>-0.25144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250793">
                <text:p>-0.25079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250137">
                <text:p>-0.25013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249482">
                <text:p>-0.249482</text:p>
              </table:table-cell>
              <table:table-cell office:value-type="float" office:value="-0.249482">
                <text:p>-0.2494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248827">
                <text:p>-0.248827</text:p>
              </table:table-cell>
              <table:table-cell office:value-type="float" office:value="-0.248827">
                <text:p>-0.24882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248172">
                <text:p>-0.248172</text:p>
              </table:table-cell>
              <table:table-cell office:value-type="float" office:value="-0.248172">
                <text:p>-0.24817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247516">
                <text:p>-0.247516</text:p>
              </table:table-cell>
              <table:table-cell office:value-type="float" office:value="-0.247516">
                <text:p>-0.2475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247385">
                <text:p>-0.247385</text:p>
              </table:table-cell>
              <table:table-cell office:value-type="float" office:value="-0.247385">
                <text:p>-0.24738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24673">
                <text:p>-0.24673</text:p>
              </table:table-cell>
              <table:table-cell office:value-type="float" office:value="-0.24673">
                <text:p>-0.246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245813">
                <text:p>-0.245813</text:p>
              </table:table-cell>
              <table:table-cell office:value-type="float" office:value="-0.245813">
                <text:p>-0.2458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244764">
                <text:p>-0.244764</text:p>
              </table:table-cell>
              <table:table-cell office:value-type="float" office:value="-0.244764">
                <text:p>-0.2447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243716">
                <text:p>-0.243716</text:p>
              </table:table-cell>
              <table:table-cell office:value-type="float" office:value="-0.243716">
                <text:p>-0.2437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242536">
                <text:p>-0.242536</text:p>
              </table:table-cell>
              <table:table-cell office:value-type="float" office:value="-0.242536">
                <text:p>-0.2425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241881">
                <text:p>-0.241881</text:p>
              </table:table-cell>
              <table:table-cell office:value-type="float" office:value="-0.241881">
                <text:p>-0.24188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241619">
                <text:p>-0.241619</text:p>
              </table:table-cell>
              <table:table-cell office:value-type="float" office:value="-0.241619">
                <text:p>-0.2416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24175">
                <text:p>-0.24175</text:p>
              </table:table-cell>
              <table:table-cell office:value-type="float" office:value="-0.24175">
                <text:p>-0.241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242405">
                <text:p>-0.242405</text:p>
              </table:table-cell>
              <table:table-cell office:value-type="float" office:value="-0.242405">
                <text:p>-0.2424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243453">
                <text:p>-0.243453</text:p>
              </table:table-cell>
              <table:table-cell office:value-type="float" office:value="-0.243453">
                <text:p>-0.24345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244895">
                <text:p>-0.244895</text:p>
              </table:table-cell>
              <table:table-cell office:value-type="float" office:value="-0.244895">
                <text:p>-0.2448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246599">
                <text:p>-0.246599</text:p>
              </table:table-cell>
              <table:table-cell office:value-type="float" office:value="-0.246599">
                <text:p>-0.24659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248302">
                <text:p>-0.248302</text:p>
              </table:table-cell>
              <table:table-cell office:value-type="float" office:value="-0.248302">
                <text:p>-0.24830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249744">
                <text:p>-0.249744</text:p>
              </table:table-cell>
              <table:table-cell office:value-type="float" office:value="-0.249744">
                <text:p>-0.24974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251055">
                <text:p>-0.25105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252103">
                <text:p>-0.2521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253152">
                <text:p>-0.25315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2542">
                <text:p>-0.254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255248">
                <text:p>-0.25524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256297">
                <text:p>-0.25629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257345">
                <text:p>-0.25734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258394">
                <text:p>-0.25839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259442">
                <text:p>-0.25944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260491">
                <text:p>-0.26049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261539">
                <text:p>-0.26153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262588">
                <text:p>-0.26258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263636">
                <text:p>-0.2636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264684">
                <text:p>-0.26468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265602">
                <text:p>-0.26560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266519">
                <text:p>-0.26651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267437">
                <text:p>-0.26743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268354">
                <text:p>-0.26835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269272">
                <text:p>-0.26927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270189">
                <text:p>-0.27018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271106">
                <text:p>-0.27110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272155">
                <text:p>-0.27215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272941">
                <text:p>-0.27294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273203">
                <text:p>-0.2732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273466">
                <text:p>-0.27346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273728">
                <text:p>-0.27372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27399">
                <text:p>-0.2739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274252">
                <text:p>-0.27425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274514">
                <text:p>-0.27451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274776">
                <text:p>-0.27477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275038">
                <text:p>-0.27503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274907">
                <text:p>-0.27490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275301">
                <text:p>-0.27530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276218">
                <text:p>-0.27621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27766">
                <text:p>-0.2776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279363">
                <text:p>-0.27936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281198">
                <text:p>-0.28119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283164">
                <text:p>-0.28316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284868">
                <text:p>-0.28486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286309">
                <text:p>-0.28630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287226">
                <text:p>-0.2872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28775">
                <text:p>-0.287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288013">
                <text:p>-0.2880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28775">
                <text:p>-0.287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286964">
                <text:p>-0.28696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285916">
                <text:p>-0.28591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284605">
                <text:p>-0.28460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283295">
                <text:p>-0.28329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282246">
                <text:p>-0.28224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281722">
                <text:p>-0.28172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281722">
                <text:p>-0.28172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282246">
                <text:p>-0.28224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283295">
                <text:p>-0.28329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284343">
                <text:p>-0.28434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285391">
                <text:p>-0.28539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286964">
                <text:p>-0.28696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288798">
                <text:p>-0.28879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29037">
                <text:p>-0.2903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29168">
                <text:p>-0.2916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292859">
                <text:p>-0.29285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293907">
                <text:p>-0.29390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294562">
                <text:p>-0.29456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294824">
                <text:p>-0.29482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294824">
                <text:p>-0.29482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294562">
                <text:p>-0.29456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294038">
                <text:p>-0.29403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293514">
                <text:p>-0.29351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29312">
                <text:p>-0.293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29312">
                <text:p>-0.293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29312">
                <text:p>-0.293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29312">
                <text:p>-0.293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29312">
                <text:p>-0.293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29312">
                <text:p>-0.293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29312">
                <text:p>-0.293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29312">
                <text:p>-0.293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29312">
                <text:p>-0.293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29312">
                <text:p>-0.293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29312">
                <text:p>-0.293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29312">
                <text:p>-0.293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29312">
                <text:p>-0.293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29312">
                <text:p>-0.293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293645">
                <text:p>-0.29364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293907">
                <text:p>-0.29390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293907">
                <text:p>-0.29390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293645">
                <text:p>-0.29364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293252">
                <text:p>-0.29325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292989">
                <text:p>-0.29298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292989">
                <text:p>-0.29298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293252">
                <text:p>-0.29325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293776">
                <text:p>-0.29377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2943">
                <text:p>-0.294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295217">
                <text:p>-0.29521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296397">
                <text:p>-0.29639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297838">
                <text:p>-0.29783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29941">
                <text:p>-0.2994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301113">
                <text:p>-0.3011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302555">
                <text:p>-0.30255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303996">
                <text:p>-0.30399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305438">
                <text:p>-0.30543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306748">
                <text:p>-0.30674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307797">
                <text:p>-0.30779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308714">
                <text:p>-0.30871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309107">
                <text:p>-0.30910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309369">
                <text:p>-0.3093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309369">
                <text:p>-0.3093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309238">
                <text:p>-0.30923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308976">
                <text:p>-0.30897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308845">
                <text:p>-0.30884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308976">
                <text:p>-0.30897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309107">
                <text:p>-0.30910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309631">
                <text:p>-0.30963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31068">
                <text:p>-0.3106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31199">
                <text:p>-0.3119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313825">
                <text:p>-0.31382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315791">
                <text:p>-0.31579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317888">
                <text:p>-0.31788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319984">
                <text:p>-0.31998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321688">
                <text:p>-0.32168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32326">
                <text:p>-0.323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324701">
                <text:p>-0.32470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326011">
                <text:p>-0.32601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326797">
                <text:p>-0.32679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327059">
                <text:p>-0.32705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327059">
                <text:p>-0.32705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326666">
                <text:p>-0.32666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326011">
                <text:p>-0.32601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325355">
                <text:p>-0.32535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3247">
                <text:p>-0.324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324438">
                <text:p>-0.32443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324176">
                <text:p>-0.32417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323914">
                <text:p>-0.32391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323652">
                <text:p>-0.32365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32339">
                <text:p>-0.3233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323128">
                <text:p>-0.32312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322865">
                <text:p>-0.32286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322603">
                <text:p>-0.3226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322341">
                <text:p>-0.32234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322079">
                <text:p>-0.32207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321817">
                <text:p>-0.32181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321555">
                <text:p>-0.32155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321293">
                <text:p>-0.32129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32103">
                <text:p>-0.321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320768">
                <text:p>-0.32076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32103">
                <text:p>-0.321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320899">
                <text:p>-0.32089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320637">
                <text:p>-0.32063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320375">
                <text:p>-0.3203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320244">
                <text:p>-0.32024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320375">
                <text:p>-0.3203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32103">
                <text:p>-0.321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321948">
                <text:p>-0.32194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323127">
                <text:p>-0.32312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3247">
                <text:p>-0.324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326272">
                <text:p>-0.32627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327976">
                <text:p>-0.32797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329679">
                <text:p>-0.32967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331252">
                <text:p>-0.33125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332562">
                <text:p>-0.33256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334004">
                <text:p>-0.33400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335183">
                <text:p>-0.33518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335969">
                <text:p>-0.3359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336363">
                <text:p>-0.33636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336363">
                <text:p>-0.33636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336232">
                <text:p>-0.33623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33597">
                <text:p>-0.3359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335577">
                <text:p>-0.33557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335446">
                <text:p>-0.33544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335708">
                <text:p>-0.33570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336232">
                <text:p>-0.33623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336887">
                <text:p>-0.33688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337804">
                <text:p>-0.33780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339115">
                <text:p>-0.33911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340687">
                <text:p>-0.34068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342259">
                <text:p>-0.34225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343832">
                <text:p>-0.34383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345404">
                <text:p>-0.34540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346452">
                <text:p>-0.34645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3475">
                <text:p>-0.34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348417">
                <text:p>-0.34841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34881">
                <text:p>-0.3488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34881">
                <text:p>-0.3488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348548">
                <text:p>-0.34854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348024">
                <text:p>-0.34802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347501">
                <text:p>-0.34750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346977">
                <text:p>-0.34697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346846">
                <text:p>-0.34684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347108">
                <text:p>-0.34710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347632">
                <text:p>-0.34763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348286">
                <text:p>-0.34828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349204">
                <text:p>-0.34920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350383">
                <text:p>-0.35038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351694">
                <text:p>-0.35169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353135">
                <text:p>-0.3531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354575">
                <text:p>-0.3545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355623">
                <text:p>-0.35562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356671">
                <text:p>-0.35667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357719">
                <text:p>-0.35771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358636">
                <text:p>-0.3586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359029">
                <text:p>-0.35902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359423">
                <text:p>-0.35942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359554">
                <text:p>-0.35955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359423">
                <text:p>-0.35942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359029">
                <text:p>-0.35902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358767">
                <text:p>-0.3587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358374">
                <text:p>-0.35837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358112">
                <text:p>-0.3581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358112">
                <text:p>-0.3581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358505">
                <text:p>-0.35850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358898">
                <text:p>-0.35889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359423">
                <text:p>-0.35942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360209">
                <text:p>-0.36020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361257">
                <text:p>-0.36125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362568">
                <text:p>-0.36256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36414">
                <text:p>-0.3641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365451">
                <text:p>-0.36545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366499">
                <text:p>-0.36649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367286">
                <text:p>-0.36728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368072">
                <text:p>-0.36807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368727">
                <text:p>-0.36872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368858">
                <text:p>-0.36885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368727">
                <text:p>-0.36872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368334">
                <text:p>-0.36833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367548">
                <text:p>-0.36754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36663">
                <text:p>-0.3666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365582">
                <text:p>-0.36558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364665">
                <text:p>-0.36466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364009">
                <text:p>-0.36400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363616">
                <text:p>-0.36361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363223">
                <text:p>-0.36322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36283">
                <text:p>-0.3628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362437">
                <text:p>-0.36243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362044">
                <text:p>-0.36204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361651">
                <text:p>-0.36165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361257">
                <text:p>-0.36125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360864">
                <text:p>-0.36086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360471">
                <text:p>-0.36047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360078">
                <text:p>-0.36007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359685">
                <text:p>-0.3596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359292">
                <text:p>-0.35929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358899">
                <text:p>-0.35889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358768">
                <text:p>-0.35876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358113">
                <text:p>-0.3581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356934">
                <text:p>-0.35693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355362">
                <text:p>-0.35536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35379">
                <text:p>-0.3537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352218">
                <text:p>-0.35221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351039">
                <text:p>-0.35103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350384">
                <text:p>-0.35038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349729">
                <text:p>-0.34972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349074">
                <text:p>-0.34907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348418">
                <text:p>-0.34841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347763">
                <text:p>-0.34776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347109">
                <text:p>-0.34710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346454">
                <text:p>-0.34645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345799">
                <text:p>-0.34579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345144">
                <text:p>-0.34514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344489">
                <text:p>-0.34448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343834">
                <text:p>-0.34383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343178">
                <text:p>-0.34317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342523">
                <text:p>-0.34252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342392">
                <text:p>-0.34239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341868">
                <text:p>-0.34186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340951">
                <text:p>-0.34095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339903">
                <text:p>-0.3399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338723">
                <text:p>-0.33872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337544">
                <text:p>-0.33754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336758">
                <text:p>-0.33675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336496">
                <text:p>-0.33649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336758">
                <text:p>-0.33675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337413">
                <text:p>-0.3374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338592">
                <text:p>-0.33859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340164">
                <text:p>-0.34016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341866">
                <text:p>-0.34186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3437">
                <text:p>-0.343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345402">
                <text:p>-0.34540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346712">
                <text:p>-0.3467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347499">
                <text:p>-0.34749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348154">
                <text:p>-0.34815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348416">
                <text:p>-0.34841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348285">
                <text:p>-0.3482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348154">
                <text:p>-0.34815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348023">
                <text:p>-0.34802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347892">
                <text:p>-0.34789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347761">
                <text:p>-0.34776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34763">
                <text:p>-0.3476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347499">
                <text:p>-0.34749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347368">
                <text:p>-0.34736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347106">
                <text:p>-0.34710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347106">
                <text:p>-0.34710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347499">
                <text:p>-0.34749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347892">
                <text:p>-0.34789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348285">
                <text:p>-0.3482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348678">
                <text:p>-0.34867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349072">
                <text:p>-0.34907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349465">
                <text:p>-0.34946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350251">
                <text:p>-0.35025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350644">
                <text:p>-0.35064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350775">
                <text:p>-0.3507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350513">
                <text:p>-0.3505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349858">
                <text:p>-0.34985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349202">
                <text:p>-0.34920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348547">
                <text:p>-0.34854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347892">
                <text:p>-0.34789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347237">
                <text:p>-0.34723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346581">
                <text:p>-0.34658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345926">
                <text:p>-0.3459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345009">
                <text:p>-0.34500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344485">
                <text:p>-0.3444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344485">
                <text:p>-0.3444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344485">
                <text:p>-0.3444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344485">
                <text:p>-0.3444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344485">
                <text:p>-0.3444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344485">
                <text:p>-0.3444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344485">
                <text:p>-0.3444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344485">
                <text:p>-0.3444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344485">
                <text:p>-0.3444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344485">
                <text:p>-0.3444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344485">
                <text:p>-0.3444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0.344747">
                <text:p>-0.34474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344616">
                <text:p>-0.34461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344092">
                <text:p>-0.34409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343174">
                <text:p>-0.34317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341995">
                <text:p>-0.34199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0.340684">
                <text:p>-0.34068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339374">
                <text:p>-0.33937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338194">
                <text:p>-0.33819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0.337408">
                <text:p>-0.33740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336621">
                <text:p>-0.33662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335835">
                <text:p>-0.3358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335049">
                <text:p>-0.33504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0.334262">
                <text:p>-0.33426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0.333476">
                <text:p>-0.33347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0.33269">
                <text:p>-0.332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0.331904">
                <text:p>-0.33190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331117">
                <text:p>-0.33111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330331">
                <text:p>-0.33033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0.329545">
                <text:p>-0.32954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328758">
                <text:p>-0.32875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327972">
                <text:p>-0.32797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0.327186">
                <text:p>-0.32718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0.326924">
                <text:p>-0.32692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0.326137">
                <text:p>-0.32613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0.32522">
                <text:p>-0.3252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0.324171">
                <text:p>-0.32417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0.323123">
                <text:p>-0.32312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0.322206">
                <text:p>-0.32220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0.321681">
                <text:p>-0.32168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0.32155">
                <text:p>-0.3215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0.321812">
                <text:p>-0.3218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0.322599">
                <text:p>-0.32259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323909">
                <text:p>-0.32390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0.325482">
                <text:p>-0.32548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0.327055">
                <text:p>-0.32705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0.328627">
                <text:p>-0.32862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0.329938">
                <text:p>-0.32993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0.331118">
                <text:p>-0.33111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0.332166">
                <text:p>-0.33216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0.332952">
                <text:p>-0.33295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0.333739">
                <text:p>-0.33373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0.334525">
                <text:p>-0.33452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0.335311">
                <text:p>-0.33531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0.336098">
                <text:p>-0.33609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0.336884">
                <text:p>-0.33688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0.33767">
                <text:p>-0.337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0.338457">
                <text:p>-0.33845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0.339243">
                <text:p>-0.33924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0.340029">
                <text:p>-0.34002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0.340815">
                <text:p>-0.34081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0.341209">
                <text:p>-0.34120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0.341602">
                <text:p>-0.34160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0.341995">
                <text:p>-0.34199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0.342388">
                <text:p>-0.34238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0.342781">
                <text:p>-0.34278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0.343174">
                <text:p>-0.34317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0.343567">
                <text:p>-0.3435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0.343961">
                <text:p>-0.34396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0.344878">
                <text:p>-0.34487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0.345664">
                <text:p>-0.34566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0.346189">
                <text:p>-0.34618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0.346713">
                <text:p>-0.3467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0.347237">
                <text:p>-0.34723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0.347761">
                <text:p>-0.34776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0.348286">
                <text:p>-0.34828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0.34881">
                <text:p>-0.3488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0.349334">
                <text:p>-0.34933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0.349858">
                <text:p>-0.34985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0.350383">
                <text:p>-0.35038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0.350514">
                <text:p>-0.35051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0.351038">
                <text:p>-0.35103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0.352086">
                <text:p>-0.35208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0.353135">
                <text:p>-0.3531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0.354183">
                <text:p>-0.35418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0.355232">
                <text:p>-0.35523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0.35628">
                <text:p>-0.3562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0.357722">
                <text:p>-0.35772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0.35877">
                <text:p>-0.3587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0.359556">
                <text:p>-0.3595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0.360081">
                <text:p>-0.36008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0.360212">
                <text:p>-0.3602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0.360343">
                <text:p>-0.36034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0.360474">
                <text:p>-0.36047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0.360605">
                <text:p>-0.36060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0.360736">
                <text:p>-0.3607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0.360867">
                <text:p>-0.3608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0.360998">
                <text:p>-0.36099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0.360736">
                <text:p>-0.3607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0.360867">
                <text:p>-0.3608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0.36126">
                <text:p>-0.361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0.361653">
                <text:p>-0.36165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0.362046">
                <text:p>-0.36204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0.362439">
                <text:p>-0.36243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0.362832">
                <text:p>-0.36283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0.363225">
                <text:p>-0.36322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0.363619">
                <text:p>-0.36361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0.364012">
                <text:p>-0.3640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0.364405">
                <text:p>-0.36440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0.365322">
                <text:p>-0.36532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0.365978">
                <text:p>-0.36597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0.366371">
                <text:p>-0.36637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0.36624">
                <text:p>-0.3662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0.365978">
                <text:p>-0.36597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0.365453">
                <text:p>-0.36545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0.364536">
                <text:p>-0.3645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0.363881">
                <text:p>-0.36388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0.363357">
                <text:p>-0.36335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0.363095">
                <text:p>-0.36309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0.363226">
                <text:p>-0.3632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0.363619">
                <text:p>-0.36361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0.364274">
                <text:p>-0.36427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0.364929">
                <text:p>-0.36492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0.365585">
                <text:p>-0.3655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0.36624">
                <text:p>-0.3662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0.366895">
                <text:p>-0.36689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0.36755">
                <text:p>-0.3675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0.368599">
                <text:p>-0.36859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0.369516">
                <text:p>-0.36951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0.370303">
                <text:p>-0.3703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0.370696">
                <text:p>-0.37069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0.370696">
                <text:p>-0.37069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0.370434">
                <text:p>-0.37043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0.369778">
                <text:p>-0.36977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0.368861">
                <text:p>-0.36886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0.367944">
                <text:p>-0.36794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0.367157">
                <text:p>-0.36715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0.366633">
                <text:p>-0.3666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0.366502">
                <text:p>-0.36650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0.366764">
                <text:p>-0.36676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0.367419">
                <text:p>-0.36741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0.368599">
                <text:p>-0.36859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0.370172">
                <text:p>-0.37017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0.371875">
                <text:p>-0.3718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0.37371">
                <text:p>-0.3737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0.375414">
                <text:p>-0.37541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0.376856">
                <text:p>-0.3768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0.378035">
                <text:p>-0.3780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0.379215">
                <text:p>-0.37921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0.380001">
                <text:p>-0.38000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0.380394">
                <text:p>-0.38039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0.380263">
                <text:p>-0.38026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0.379739">
                <text:p>-0.37973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0.378953">
                <text:p>-0.37895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0.377904">
                <text:p>-0.37790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0.376856">
                <text:p>-0.3768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0.375938">
                <text:p>-0.37593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0.375545">
                <text:p>-0.37554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0.375676">
                <text:p>-0.37567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0.376069">
                <text:p>-0.3760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0.376463">
                <text:p>-0.37646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0.376856">
                <text:p>-0.3768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0.377249">
                <text:p>-0.37724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0.377642">
                <text:p>-0.37764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0.378035">
                <text:p>-0.3780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0.378428">
                <text:p>-0.37842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0.378821">
                <text:p>-0.37882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0.379215">
                <text:p>-0.37921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0.380001">
                <text:p>-0.38000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0.380656">
                <text:p>-0.3806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0.380787">
                <text:p>-0.38078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0.380525">
                <text:p>-0.38052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0.37987">
                <text:p>-0.3798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0.379084">
                <text:p>-0.37908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0.378035">
                <text:p>-0.3780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0.376987">
                <text:p>-0.37698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0.3762">
                <text:p>-0.376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0.375938">
                <text:p>-0.37593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0.376069">
                <text:p>-0.3760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0.376593">
                <text:p>-0.37659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0.37738">
                <text:p>-0.3773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0.378166">
                <text:p>-0.37816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0.378952">
                <text:p>-0.37895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0.379739">
                <text:p>-0.37973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0.380525">
                <text:p>-0.38052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0.381311">
                <text:p>-0.38131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0.38236">
                <text:p>-0.382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0.383408">
                <text:p>-0.38340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0.384326">
                <text:p>-0.3843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0.385243">
                <text:p>-0.38524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0.38616">
                <text:p>-0.3861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0.387078">
                <text:p>-0.38707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0.387995">
                <text:p>-0.38799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0.388913">
                <text:p>-0.3889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0.38983">
                <text:p>-0.3898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0.390748">
                <text:p>-0.39074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0.391665">
                <text:p>-0.39166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0.392582">
                <text:p>-0.39258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0.3935">
                <text:p>-0.39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0.394417">
                <text:p>-0.39441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0.395858">
                <text:p>-0.39585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0.397431">
                <text:p>-0.39743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0.399265">
                <text:p>-0.39926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0.40123">
                <text:p>-0.4012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0.403064">
                <text:p>-0.40306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0.404767">
                <text:p>-0.4047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0.406077">
                <text:p>-0.40607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0.407125">
                <text:p>-0.40712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408043">
                <text:p>-0.40804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0.408567">
                <text:p>-0.4085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0.408567">
                <text:p>-0.4085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0.408174">
                <text:p>-0.40817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0.407518">
                <text:p>-0.40751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0.406601">
                <text:p>-0.40660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0.405553">
                <text:p>-0.40555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0.404635">
                <text:p>-0.4046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0.404111">
                <text:p>-0.40411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0.404111">
                <text:p>-0.40411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0.404504">
                <text:p>-0.40450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0.40529">
                <text:p>-0.4052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0.406077">
                <text:p>-0.40607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0.406863">
                <text:p>-0.40686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0.407649">
                <text:p>-0.40764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0.408435">
                <text:p>-0.4084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0.409222">
                <text:p>-0.40922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0.410008">
                <text:p>-0.41000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0.411318">
                <text:p>-0.41131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0.412367">
                <text:p>-0.4123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0.413284">
                <text:p>-0.41328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0.413677">
                <text:p>-0.41367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0.413808">
                <text:p>-0.41380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0.413677">
                <text:p>-0.41367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0.413153">
                <text:p>-0.41315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0.412367">
                <text:p>-0.4123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0.411449">
                <text:p>-0.41144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0.410532">
                <text:p>-0.41053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0.409746">
                <text:p>-0.40974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0.409483">
                <text:p>-0.40948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0.409746">
                <text:p>-0.40974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0.410401">
                <text:p>-0.41040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0.411056">
                <text:p>-0.4110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0.411711">
                <text:p>-0.41171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0.412367">
                <text:p>-0.4123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0.413022">
                <text:p>-0.41302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0.413677">
                <text:p>-0.41367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0.414333">
                <text:p>-0.4143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0.415512">
                <text:p>-0.4155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0.416692">
                <text:p>-0.41669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0.417478">
                <text:p>-0.41747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0.417871">
                <text:p>-0.41787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0.417871">
                <text:p>-0.41787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0.417609">
                <text:p>-0.41760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0.416954">
                <text:p>-0.41695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0.416167">
                <text:p>-0.4161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0.415381">
                <text:p>-0.41538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0.414726">
                <text:p>-0.4147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0.414333">
                <text:p>-0.4143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0.414333">
                <text:p>-0.4143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0.414595">
                <text:p>-0.41459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0.415119">
                <text:p>-0.41511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0.415905">
                <text:p>-0.41590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0.417085">
                <text:p>-0.4170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0.418395">
                <text:p>-0.41839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0.419706">
                <text:p>-0.41970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0.421147">
                <text:p>-0.42114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0.422065">
                <text:p>-0.42206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0.422851">
                <text:p>-0.42285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0.423769">
                <text:p>-0.4237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0.424686">
                <text:p>-0.42468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0.425603">
                <text:p>-0.4256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0.426521">
                <text:p>-0.42652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0.427438">
                <text:p>-0.42743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0.428355">
                <text:p>-0.42835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0.429273">
                <text:p>-0.42927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0.43019">
                <text:p>-0.4301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0.431107">
                <text:p>-0.43110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0.432025">
                <text:p>-0.43202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0.432942">
                <text:p>-0.43294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0.433859">
                <text:p>-0.43385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0.434515">
                <text:p>-0.43451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0.435563">
                <text:p>-0.43556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0.437005">
                <text:p>-0.43700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0.438578">
                <text:p>-0.43857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0.440281">
                <text:p>-0.44028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0.441461">
                <text:p>-0.44146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0.442509">
                <text:p>-0.44250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0.443426">
                <text:p>-0.4434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-0.444213">
                <text:p>-0.4442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0.444999">
                <text:p>-0.44499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0.445785">
                <text:p>-0.4457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0.446572">
                <text:p>-0.44657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0.447358">
                <text:p>-0.44735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0.448144">
                <text:p>-0.44814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0.448931">
                <text:p>-0.44893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0.449717">
                <text:p>-0.44971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0.450503">
                <text:p>-0.4505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0.451289">
                <text:p>-0.45128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0.452075">
                <text:p>-0.4520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0.452338">
                <text:p>-0.45233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0.453124">
                <text:p>-0.45312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0.454172">
                <text:p>-0.45417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0.455745">
                <text:p>-0.45574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0.457449">
                <text:p>-0.45744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0.459152">
                <text:p>-0.45915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0.460594">
                <text:p>-0.46059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0.461511">
                <text:p>-0.46151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0.462167">
                <text:p>-0.4621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0.46256">
                <text:p>-0.462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0.46256">
                <text:p>-0.462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0.462036">
                <text:p>-0.4620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0.461118">
                <text:p>-0.46111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0.459939">
                <text:p>-0.45993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0.458497">
                <text:p>-0.45849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0.457056">
                <text:p>-0.4570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0.455745">
                <text:p>-0.45574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0.454959">
                <text:p>-0.45495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0.454173">
                <text:p>-0.45417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0.453386">
                <text:p>-0.45338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0.4526">
                <text:p>-0.45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0.451814">
                <text:p>-0.45181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0.451027">
                <text:p>-0.45102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0.450241">
                <text:p>-0.45024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0.449455">
                <text:p>-0.44945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0.448668">
                <text:p>-0.44866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0.447882">
                <text:p>-0.44788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0.447096">
                <text:p>-0.44709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0.44631">
                <text:p>-0.4463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0.445523">
                <text:p>-0.44552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0.444737">
                <text:p>-0.44473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0.444344">
                <text:p>-0.44434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0.443689">
                <text:p>-0.44368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0.44264">
                <text:p>-0.4426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0.441329">
                <text:p>-0.44132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0.440019">
                <text:p>-0.44001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0.438839">
                <text:p>-0.43883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-0.437922">
                <text:p>-0.43792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-0.437005">
                <text:p>-0.43700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-0.436087">
                <text:p>-0.43608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-0.43517">
                <text:p>-0.4351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0.434253">
                <text:p>-0.43425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0.433335">
                <text:p>-0.4333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0.432418">
                <text:p>-0.43241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0.4315">
                <text:p>-0.431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0.430583">
                <text:p>-0.43058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-0.429666">
                <text:p>-0.42966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-0.428748">
                <text:p>-0.42874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0.427831">
                <text:p>-0.42783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-0.426914">
                <text:p>-0.42691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0.425996">
                <text:p>-0.42599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-0.425079">
                <text:p>-0.42507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-0.424555">
                <text:p>-0.42455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0.423637">
                <text:p>-0.42363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0.422458">
                <text:p>-0.42245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-0.421147">
                <text:p>-0.42114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-0.419968">
                <text:p>-0.41996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-0.41905">
                <text:p>-0.4190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-0.418657">
                <text:p>-0.41865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0.418657">
                <text:p>-0.41865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0.419181">
                <text:p>-0.41918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0.419705">
                <text:p>-0.41970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-0.42023">
                <text:p>-0.4202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-0.420754">
                <text:p>-0.42075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-0.421278">
                <text:p>-0.42127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-0.421802">
                <text:p>-0.42180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-0.422326">
                <text:p>-0.4223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0.42285">
                <text:p>-0.422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-0.423768">
                <text:p>-0.42376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-0.424554">
                <text:p>-0.42455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0.425078">
                <text:p>-0.42507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0.425603">
                <text:p>-0.4256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-0.426127">
                <text:p>-0.42612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0.426651">
                <text:p>-0.42665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0.427175">
                <text:p>-0.4271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-0.427699">
                <text:p>-0.42769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-0.428223">
                <text:p>-0.42822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0.428748">
                <text:p>-0.42874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-0.429272">
                <text:p>-0.42927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0.429796">
                <text:p>-0.42979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-0.429927">
                <text:p>-0.42992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0.430058">
                <text:p>-0.43005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0.430189">
                <text:p>-0.43018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-0.43032">
                <text:p>-0.4303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-0.430451">
                <text:p>-0.43045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-0.430582">
                <text:p>-0.43058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0.430713">
                <text:p>-0.4307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-0.430844">
                <text:p>-0.43084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0.4315">
                <text:p>-0.431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-0.432024">
                <text:p>-0.43202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0.432155">
                <text:p>-0.43215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-0.431893">
                <text:p>-0.43189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-0.431107">
                <text:p>-0.43110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0.430058">
                <text:p>-0.43005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0.428748">
                <text:p>-0.42874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-0.427438">
                <text:p>-0.42743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-0.426127">
                <text:p>-0.42612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0.425079">
                <text:p>-0.42507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-0.42403">
                <text:p>-0.424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0.422982">
                <text:p>-0.42298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-0.421933">
                <text:p>-0.4219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0.420885">
                <text:p>-0.4208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-0.419837">
                <text:p>-0.41983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0.418788">
                <text:p>-0.41878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-0.41774">
                <text:p>-0.4177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0.416691">
                <text:p>-0.41669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0.415643">
                <text:p>-0.41564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0.414594">
                <text:p>-0.41459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0.413546">
                <text:p>-0.41354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0.412498">
                <text:p>-0.41249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0.411449">
                <text:p>-0.41144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0.410401">
                <text:p>-0.41040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0.409614">
                <text:p>-0.40961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0.408566">
                <text:p>-0.40856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0.407518">
                <text:p>-0.40751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0.406207">
                <text:p>-0.40620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0.40529">
                <text:p>-0.4052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0.404765">
                <text:p>-0.40476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0.404634">
                <text:p>-0.40463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0.404765">
                <text:p>-0.40476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-0.405421">
                <text:p>-0.40542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0.406469">
                <text:p>-0.4064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0.408042">
                <text:p>-0.40804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0.409614">
                <text:p>-0.40961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0.411318">
                <text:p>-0.41131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0.413153">
                <text:p>-0.41315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-0.414594">
                <text:p>-0.41459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0.415774">
                <text:p>-0.41577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0.416822">
                <text:p>-0.41682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-0.417871">
                <text:p>-0.41787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-0.418526">
                <text:p>-0.4185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0.418657">
                <text:p>-0.41865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0.418264">
                <text:p>-0.41826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-0.41774">
                <text:p>-0.4177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0.416822">
                <text:p>-0.41682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0.415643">
                <text:p>-0.41564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0.414594">
                <text:p>-0.41459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0.413808">
                <text:p>-0.41380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0.413284">
                <text:p>-0.41328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0.413153">
                <text:p>-0.41315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0.413546">
                <text:p>-0.41354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-0.414463">
                <text:p>-0.41446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0.415381">
                <text:p>-0.41538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0.416298">
                <text:p>-0.41629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0.417215">
                <text:p>-0.41721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0.418133">
                <text:p>-0.4181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-0.41905">
                <text:p>-0.4190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0.419967">
                <text:p>-0.4199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-0.421278">
                <text:p>-0.42127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0.422457">
                <text:p>-0.42245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-0.423506">
                <text:p>-0.42350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-0.42403">
                <text:p>-0.424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-0.42403">
                <text:p>-0.424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-0.423506">
                <text:p>-0.42350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-0.422719">
                <text:p>-0.42271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-0.42154">
                <text:p>-0.4215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0.42036">
                <text:p>-0.420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-0.419312">
                <text:p>-0.41931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0.418526">
                <text:p>-0.4185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0.418264">
                <text:p>-0.41826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0.418526">
                <text:p>-0.4185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0.419181">
                <text:p>-0.41918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-0.42036">
                <text:p>-0.420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0.422062">
                <text:p>-0.42206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0.423764">
                <text:p>-0.42376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0.425598">
                <text:p>-0.42559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-0.427431">
                <text:p>-0.42743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0.428872">
                <text:p>-0.42887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0.42992">
                <text:p>-0.4299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0.430706">
                <text:p>-0.43070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0.43123">
                <text:p>-0.4312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0.431754">
                <text:p>-0.43175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0.432279">
                <text:p>-0.43227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0.432803">
                <text:p>-0.4328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0.433327">
                <text:p>-0.43332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0.433851">
                <text:p>-0.43385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0.434376">
                <text:p>-0.43437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0.4349">
                <text:p>-0.434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0.435424">
                <text:p>-0.43542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0.435555">
                <text:p>-0.43555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-0.435948">
                <text:p>-0.43594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0.436342">
                <text:p>-0.43634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0.436735">
                <text:p>-0.4367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0.437127">
                <text:p>-0.43712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0.43752">
                <text:p>-0.4375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0.437913">
                <text:p>-0.4379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0.438306">
                <text:p>-0.43830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0.438699">
                <text:p>-0.43869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0.439485">
                <text:p>-0.4394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0.44001">
                <text:p>-0.4400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0.440141">
                <text:p>-0.44014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0.44001">
                <text:p>-0.4400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0.439354">
                <text:p>-0.43935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0.438306">
                <text:p>-0.43830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0.437126">
                <text:p>-0.4371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0.435816">
                <text:p>-0.43581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0.434505">
                <text:p>-0.43450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0.433457">
                <text:p>-0.43345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0.432408">
                <text:p>-0.43240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0.43136">
                <text:p>-0.431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0.430311">
                <text:p>-0.43031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0.429263">
                <text:p>-0.42926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0.428215">
                <text:p>-0.42821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0.427167">
                <text:p>-0.42716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0.426118">
                <text:p>-0.42611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0.42507">
                <text:p>-0.4250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0.424021">
                <text:p>-0.42402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0.422973">
                <text:p>-0.42297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0.421924">
                <text:p>-0.42192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0.420876">
                <text:p>-0.42087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0.419828">
                <text:p>-0.41982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0.419173">
                <text:p>-0.41917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0.417993">
                <text:p>-0.41799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0.416551">
                <text:p>-0.41655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0.415241">
                <text:p>-0.41524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0.41393">
                <text:p>-0.4139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0.412882">
                <text:p>-0.41288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0.411833">
                <text:p>-0.4118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0.410785">
                <text:p>-0.4107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0.409737">
                <text:p>-0.40973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0.408688">
                <text:p>-0.40868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0.40764">
                <text:p>-0.4076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0.406591">
                <text:p>-0.40659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0.405543">
                <text:p>-0.40554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0.404494">
                <text:p>-0.40449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0.403446">
                <text:p>-0.40344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0.402397">
                <text:p>-0.40239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0.401349">
                <text:p>-0.40134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0.400301">
                <text:p>-0.40030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0.399252">
                <text:p>-0.39925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0.398204">
                <text:p>-0.39820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0.397155">
                <text:p>-0.39715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0.396107">
                <text:p>-0.39610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0.395058">
                <text:p>-0.39505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0.39401">
                <text:p>-0.3940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0.392961">
                <text:p>-0.39296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0.391913">
                <text:p>-0.39191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0.390864">
                <text:p>-0.39086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0.389816">
                <text:p>-0.38981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0.388768">
                <text:p>-0.38876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0.387719">
                <text:p>-0.38771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0.386671">
                <text:p>-0.38667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-0.385622">
                <text:p>-0.38562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0.384574">
                <text:p>-0.38457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0.383525">
                <text:p>-0.38352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0.382477">
                <text:p>-0.38247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0.381428">
                <text:p>-0.38142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-0.38038">
                <text:p>-0.3803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-0.379332">
                <text:p>-0.37933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0.378283">
                <text:p>-0.37828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0.377235">
                <text:p>-0.37723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0.376186">
                <text:p>-0.37618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0.375531">
                <text:p>-0.37553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0.374483">
                <text:p>-0.37448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0.373303">
                <text:p>-0.37330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-0.372123">
                <text:p>-0.37212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0.371075">
                <text:p>-0.37107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0.370027">
                <text:p>-0.37002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-0.368978">
                <text:p>-0.36897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-0.36793">
                <text:p>-0.3679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0.366881">
                <text:p>-0.36688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0.365833">
                <text:p>-0.36583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-0.364784">
                <text:p>-0.36478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0.363736">
                <text:p>-0.3637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0.362687">
                <text:p>-0.36268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-0.361639">
                <text:p>-0.36163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0.360591">
                <text:p>-0.36059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-0.359542">
                <text:p>-0.35954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0.358494">
                <text:p>-0.35849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-0.357445">
                <text:p>-0.35744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-0.356397">
                <text:p>-0.35639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0.355348">
                <text:p>-0.35534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-0.354693">
                <text:p>-0.354693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0.353776">
                <text:p>-0.35377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0.352858">
                <text:p>-0.352858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-0.351941">
                <text:p>-0.35194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0.351285">
                <text:p>-0.35128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-0.351154">
                <text:p>-0.35115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0.351417">
                <text:p>-0.35141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-0.352072">
                <text:p>-0.35207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0.352727">
                <text:p>-0.35272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0.353382">
                <text:p>-0.353382</text:p>
              </table:table-cell>
              <table:table-cell office:value-type="float" office:value="-0.25">
                <text:p>-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